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9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Materials t1_vibe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StandardDeviation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Posi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Position</text:p>
          </table:table-cell>
          <table:table-cell office:value-type="string" calcext:value-type="string">
            <text:p>#Voxel</text:p>
          </table:table-cell>
          <table:table-cell office:value-type="string" calcext:value-type="string">
            <text:p>Volume [mm^3]</text:p>
          </table:table-cell>
          <table:table-cell office:value-type="string" calcext:value-type="string">
            <text:p>Skewness</text:p>
          </table:table-cell>
          <table:table-cell office:value-type="string" calcext:value-type="string">
            <text:p>Kurtosis</text:p>
          </table:table-cell>
          <table:table-cell office:value-type="string" calcext:value-type="string">
            <text:p>Uniformity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UPP</text:p>
          </table:table-cell>
          <table:table-cell office:value-type="string" calcext:value-type="string">
            <text:p>Variance</text:p>
          </table:table-cell>
        </table:table-row>
        <table:table-row table:style-name="ro1">
          <table:table-cell office:value-type="string" calcext:value-type="string">
            <text:p>CuSO4_1.5g/l</text:p>
          </table:table-cell>
          <table:table-cell/>
          <table:table-cell office:value-type="float" office:value="370.926829" calcext:value-type="float">
            <text:p>370.926829</text:p>
          </table:table-cell>
          <table:table-cell office:value-type="float" office:value="370.05" calcext:value-type="float">
            <text:p>370.05</text:p>
          </table:table-cell>
          <table:table-cell office:value-type="float" office:value="7.289059" calcext:value-type="float">
            <text:p>7.289059</text:p>
          </table:table-cell>
          <table:table-cell office:value-type="float" office:value="370.998441" calcext:value-type="float">
            <text:p>370.998441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131 55 4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132 48 4</text:p>
          </table:table-cell>
          <table:table-cell office:value-type="float" office:value="82" calcext:value-type="float">
            <text:p>82</text:p>
          </table:table-cell>
          <table:table-cell office:value-type="float" office:value="154.151642" calcext:value-type="float">
            <text:p>154.151642</text:p>
          </table:table-cell>
          <table:table-cell office:value-type="float" office:value="0.378057" calcext:value-type="float">
            <text:p>0.378057</text:p>
          </table:table-cell>
          <table:table-cell office:value-type="float" office:value="2.137769" calcext:value-type="float">
            <text:p>2.137769</text:p>
          </table:table-cell>
          <table:table-cell office:value-type="float" office:value="0.051457" calcext:value-type="float">
            <text:p>0.051457</text:p>
          </table:table-cell>
          <table:table-cell office:value-type="float" office:value="4.40354" calcext:value-type="float">
            <text:p>4.40354</text:p>
          </table:table-cell>
          <table:table-cell office:value-type="float" office:value="370.926829" calcext:value-type="float">
            <text:p>370.926829</text:p>
          </table:table-cell>
          <table:table-cell office:value-type="float" office:value="0.051457" calcext:value-type="float">
            <text:p>0.051457</text:p>
          </table:table-cell>
          <table:table-cell office:value-type="float" office:value="53.130382" calcext:value-type="float">
            <text:p>53.130382</text:p>
          </table:table-cell>
        </table:table-row>
        <table:table-row table:style-name="ro1">
          <table:table-cell office:value-type="string" calcext:value-type="string">
            <text:p>destilled_water</text:p>
          </table:table-cell>
          <table:table-cell/>
          <table:table-cell office:value-type="float" office:value="78.597561" calcext:value-type="float">
            <text:p>78.597561</text:p>
          </table:table-cell>
          <table:table-cell office:value-type="float" office:value="78" calcext:value-type="float">
            <text:p>78</text:p>
          </table:table-cell>
          <table:table-cell office:value-type="float" office:value="1.654472" calcext:value-type="float">
            <text:p>1.654472</text:p>
          </table:table-cell>
          <table:table-cell office:value-type="float" office:value="78.614972" calcext:value-type="float">
            <text:p>78.61497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06 53 2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2 46 27</text:p>
          </table:table-cell>
          <table:table-cell office:value-type="float" office:value="82" calcext:value-type="float">
            <text:p>82</text:p>
          </table:table-cell>
          <table:table-cell office:value-type="float" office:value="154.151642" calcext:value-type="float">
            <text:p>154.151642</text:p>
          </table:table-cell>
          <table:table-cell office:value-type="float" office:value="0.395053" calcext:value-type="float">
            <text:p>0.395053</text:p>
          </table:table-cell>
          <table:table-cell office:value-type="float" office:value="2.657599" calcext:value-type="float">
            <text:p>2.657599</text:p>
          </table:table-cell>
          <table:table-cell office:value-type="float" office:value="0.178168" calcext:value-type="float">
            <text:p>0.178168</text:p>
          </table:table-cell>
          <table:table-cell office:value-type="float" office:value="2.704726" calcext:value-type="float">
            <text:p>2.704726</text:p>
          </table:table-cell>
          <table:table-cell office:value-type="float" office:value="78.597561" calcext:value-type="float">
            <text:p>78.597561</text:p>
          </table:table-cell>
          <table:table-cell office:value-type="float" office:value="0.178168" calcext:value-type="float">
            <text:p>0.178168</text:p>
          </table:table-cell>
          <table:table-cell office:value-type="float" office:value="2.737278" calcext:value-type="float">
            <text:p>2.737278</text:p>
          </table:table-cell>
        </table:table-row>
        <table:table-row table:style-name="ro1">
          <table:table-cell office:value-type="string" calcext:value-type="string">
            <text:p>Sodium9g/l</text:p>
          </table:table-cell>
          <table:table-cell/>
          <table:table-cell office:value-type="float" office:value="71.858824" calcext:value-type="float">
            <text:p>71.858824</text:p>
          </table:table-cell>
          <table:table-cell office:value-type="float" office:value="71.975" calcext:value-type="float">
            <text:p>71.975</text:p>
          </table:table-cell>
          <table:table-cell office:value-type="float" office:value="1.726219" calcext:value-type="float">
            <text:p>1.726219</text:p>
          </table:table-cell>
          <table:table-cell office:value-type="float" office:value="71.879554" calcext:value-type="float">
            <text:p>71.87955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62 54 2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63 44 20</text:p>
          </table:table-cell>
          <table:table-cell office:value-type="float" office:value="85" calcext:value-type="float">
            <text:p>85</text:p>
          </table:table-cell>
          <table:table-cell office:value-type="float" office:value="159.791336" calcext:value-type="float">
            <text:p>159.791336</text:p>
          </table:table-cell>
          <table:table-cell office:value-type="float" office:value="0.233395" calcext:value-type="float">
            <text:p>0.233395</text:p>
          </table:table-cell>
          <table:table-cell office:value-type="float" office:value="2.575851" calcext:value-type="float">
            <text:p>2.575851</text:p>
          </table:table-cell>
          <table:table-cell office:value-type="float" office:value="0.178962" calcext:value-type="float">
            <text:p>0.178962</text:p>
          </table:table-cell>
          <table:table-cell office:value-type="float" office:value="2.67683" calcext:value-type="float">
            <text:p>2.67683</text:p>
          </table:table-cell>
          <table:table-cell office:value-type="float" office:value="71.858824" calcext:value-type="float">
            <text:p>71.858824</text:p>
          </table:table-cell>
          <table:table-cell office:value-type="float" office:value="0.178962" calcext:value-type="float">
            <text:p>0.178962</text:p>
          </table:table-cell>
          <table:table-cell office:value-type="float" office:value="2.979832" calcext:value-type="float">
            <text:p>2.979832</text:p>
          </table:table-cell>
        </table:table-row>
        <table:table-row table:style-name="ro1">
          <table:table-cell office:value-type="string" calcext:value-type="string">
            <text:p>NiCl</text:p>
          </table:table-cell>
          <table:table-cell/>
          <table:table-cell office:value-type="float" office:value="399.378049" calcext:value-type="float">
            <text:p>399.378049</text:p>
          </table:table-cell>
          <table:table-cell office:value-type="float" office:value="399.15" calcext:value-type="float">
            <text:p>399.15</text:p>
          </table:table-cell>
          <table:table-cell office:value-type="float" office:value="8.287489" calcext:value-type="float">
            <text:p>8.287489</text:p>
          </table:table-cell>
          <table:table-cell office:value-type="float" office:value="399.464026" calcext:value-type="float">
            <text:p>399.46402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119 51 13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111 45 13</text:p>
          </table:table-cell>
          <table:table-cell office:value-type="float" office:value="82" calcext:value-type="float">
            <text:p>82</text:p>
          </table:table-cell>
          <table:table-cell office:value-type="float" office:value="154.151642" calcext:value-type="float">
            <text:p>154.151642</text:p>
          </table:table-cell>
          <table:table-cell office:value-type="float" office:value="0.216286" calcext:value-type="float">
            <text:p>0.216286</text:p>
          </table:table-cell>
          <table:table-cell office:value-type="float" office:value="2.15643" calcext:value-type="float">
            <text:p>2.15643</text:p>
          </table:table-cell>
          <table:table-cell office:value-type="float" office:value="0.045509" calcext:value-type="float">
            <text:p>0.045509</text:p>
          </table:table-cell>
          <table:table-cell office:value-type="float" office:value="4.607586" calcext:value-type="float">
            <text:p>4.607586</text:p>
          </table:table-cell>
          <table:table-cell office:value-type="float" office:value="399.378049" calcext:value-type="float">
            <text:p>399.378049</text:p>
          </table:table-cell>
          <table:table-cell office:value-type="float" office:value="0.045509" calcext:value-type="float">
            <text:p>0.045509</text:p>
          </table:table-cell>
          <table:table-cell office:value-type="float" office:value="68.682475" calcext:value-type="float">
            <text:p>68.682475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/>
          <table:table-cell office:value-type="float" office:value="4.571429" calcext:value-type="float">
            <text:p>4.571429</text:p>
          </table:table-cell>
          <table:table-cell office:value-type="float" office:value="4.015" calcext:value-type="float">
            <text:p>4.015</text:p>
          </table:table-cell>
          <table:table-cell office:value-type="float" office:value="2.206896" calcext:value-type="float">
            <text:p>2.206896</text:p>
          </table:table-cell>
          <table:table-cell office:value-type="float" office:value="5.076254" calcext:value-type="float">
            <text:p>5.0762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6 47 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7 29 14</text:p>
          </table:table-cell>
          <table:table-cell office:value-type="float" office:value="497" calcext:value-type="float">
            <text:p>497</text:p>
          </table:table-cell>
          <table:table-cell office:value-type="float" office:value="934.309341" calcext:value-type="float">
            <text:p>934.309341</text:p>
          </table:table-cell>
          <table:table-cell office:value-type="float" office:value="0.674452" calcext:value-type="float">
            <text:p>0.674452</text:p>
          </table:table-cell>
          <table:table-cell office:value-type="float" office:value="2.862406" calcext:value-type="float">
            <text:p>2.862406</text:p>
          </table:table-cell>
          <table:table-cell office:value-type="float" office:value="0.142485" calcext:value-type="float">
            <text:p>0.142485</text:p>
          </table:table-cell>
          <table:table-cell office:value-type="float" office:value="3.060012" calcext:value-type="float">
            <text:p>3.060012</text:p>
          </table:table-cell>
          <table:table-cell office:value-type="float" office:value="4.580645" calcext:value-type="float">
            <text:p>4.580645</text:p>
          </table:table-cell>
          <table:table-cell office:value-type="float" office:value="0.142485" calcext:value-type="float">
            <text:p>0.142485</text:p>
          </table:table-cell>
          <table:table-cell office:value-type="float" office:value="4.870392" calcext:value-type="float">
            <text:p>4.870392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aterials t2_haste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StandardDeviation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Posi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Position</text:p>
          </table:table-cell>
          <table:table-cell office:value-type="string" calcext:value-type="string">
            <text:p>#Voxel</text:p>
          </table:table-cell>
          <table:table-cell office:value-type="string" calcext:value-type="string">
            <text:p>Volume [mm^3]</text:p>
          </table:table-cell>
          <table:table-cell office:value-type="string" calcext:value-type="string">
            <text:p>Skewness</text:p>
          </table:table-cell>
          <table:table-cell office:value-type="string" calcext:value-type="string">
            <text:p>Kurtosis</text:p>
          </table:table-cell>
          <table:table-cell office:value-type="string" calcext:value-type="string">
            <text:p>Uniformity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UPP</text:p>
          </table:table-cell>
          <table:table-cell office:value-type="string" calcext:value-type="string">
            <text:p>Variance</text:p>
          </table:table-cell>
        </table:table-row>
        <table:table-row table:style-name="ro1">
          <table:table-cell office:value-type="string" calcext:value-type="string">
            <text:p>CuSO4_1.5g/l</text:p>
          </table:table-cell>
          <table:table-cell/>
          <table:table-cell table:style-name="ce1" office:value-type="float" office:value="1262.731343" calcext:value-type="float">
            <text:p>1263</text:p>
          </table:table-cell>
          <table:table-cell table:style-name="ce1" office:value-type="float" office:value="1261.125" calcext:value-type="float">
            <text:p>1261</text:p>
          </table:table-cell>
          <table:table-cell table:style-name="ce1" office:value-type="float" office:value="75.508294" calcext:value-type="float">
            <text:p>76</text:p>
          </table:table-cell>
          <table:table-cell office:value-type="float" office:value="1264.986936" calcext:value-type="float">
            <text:p>1264.986936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129 63 18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130 60 18</text:p>
          </table:table-cell>
          <table:table-cell office:value-type="float" office:value="67" calcext:value-type="float">
            <text:p>67</text:p>
          </table:table-cell>
          <table:table-cell office:value-type="float" office:value="153.11467" calcext:value-type="float">
            <text:p>153.11467</text:p>
          </table:table-cell>
          <table:table-cell office:value-type="float" office:value="-0.059389" calcext:value-type="float">
            <text:p>-0.059389</text:p>
          </table:table-cell>
          <table:table-cell office:value-type="float" office:value="2.499388" calcext:value-type="float">
            <text:p>2.499388</text:p>
          </table:table-cell>
          <table:table-cell office:value-type="float" office:value="0.03141" calcext:value-type="float">
            <text:p>0.03141</text:p>
          </table:table-cell>
          <table:table-cell office:value-type="float" office:value="5.202294" calcext:value-type="float">
            <text:p>5.202294</text:p>
          </table:table-cell>
          <table:table-cell office:value-type="float" office:value="1262.731343" calcext:value-type="float">
            <text:p>1262.731343</text:p>
          </table:table-cell>
          <table:table-cell office:value-type="float" office:value="0.03141" calcext:value-type="float">
            <text:p>0.03141</text:p>
          </table:table-cell>
          <table:table-cell office:value-type="float" office:value="5701.502488" calcext:value-type="float">
            <text:p>5701.502488</text:p>
          </table:table-cell>
        </table:table-row>
        <table:table-row table:style-name="ro1">
          <table:table-cell office:value-type="string" calcext:value-type="string">
            <text:p>destilled_water</text:p>
          </table:table-cell>
          <table:table-cell/>
          <table:table-cell table:style-name="ce1" office:value-type="float" office:value="1762.117647" calcext:value-type="float">
            <text:p>1762</text:p>
          </table:table-cell>
          <table:table-cell table:style-name="ce1" office:value-type="float" office:value="1766.224998" calcext:value-type="float">
            <text:p>1766</text:p>
          </table:table-cell>
          <table:table-cell table:style-name="ce1" office:value-type="float" office:value="67.07793" calcext:value-type="float">
            <text:p>67</text:p>
          </table:table-cell>
          <table:table-cell office:value-type="float" office:value="1763.393901" calcext:value-type="float">
            <text:p>1763.393901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98 61 89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96 56 89</text:p>
          </table:table-cell>
          <table:table-cell office:value-type="float" office:value="68" calcext:value-type="float">
            <text:p>68</text:p>
          </table:table-cell>
          <table:table-cell office:value-type="float" office:value="155.399963" calcext:value-type="float">
            <text:p>155.399963</text:p>
          </table:table-cell>
          <table:table-cell office:value-type="float" office:value="-0.165124" calcext:value-type="float">
            <text:p>-0.165124</text:p>
          </table:table-cell>
          <table:table-cell office:value-type="float" office:value="2.510838" calcext:value-type="float">
            <text:p>2.510838</text:p>
          </table:table-cell>
          <table:table-cell office:value-type="float" office:value="0.022924" calcext:value-type="float">
            <text:p>0.022924</text:p>
          </table:table-cell>
          <table:table-cell office:value-type="float" office:value="5.605773" calcext:value-type="float">
            <text:p>5.605773</text:p>
          </table:table-cell>
          <table:table-cell office:value-type="float" office:value="1762.117647" calcext:value-type="float">
            <text:p>1762.117647</text:p>
          </table:table-cell>
          <table:table-cell office:value-type="float" office:value="0.022924" calcext:value-type="float">
            <text:p>0.022924</text:p>
          </table:table-cell>
          <table:table-cell office:value-type="float" office:value="4499.448639" calcext:value-type="float">
            <text:p>4499.448639</text:p>
          </table:table-cell>
        </table:table-row>
        <table:table-row table:style-name="ro1">
          <table:table-cell office:value-type="string" calcext:value-type="string">
            <text:p>Sodium9g/l</text:p>
          </table:table-cell>
          <table:table-cell/>
          <table:table-cell table:style-name="ce1" office:value-type="float" office:value="2399.268657" calcext:value-type="float">
            <text:p>2399</text:p>
          </table:table-cell>
          <table:table-cell table:style-name="ce1" office:value-type="float" office:value="2392.014999" calcext:value-type="float">
            <text:p>2392</text:p>
          </table:table-cell>
          <table:table-cell table:style-name="ce1" office:value-type="float" office:value="63.042694" calcext:value-type="float">
            <text:p>63</text:p>
          </table:table-cell>
          <table:table-cell office:value-type="float" office:value="2400.096762" calcext:value-type="float">
            <text:p>2400.096762</text:p>
          </table:table-cell>
          <table:table-cell office:value-type="float" office:value="2546" calcext:value-type="float">
            <text:p>2546</text:p>
          </table:table-cell>
          <table:table-cell office:value-type="string" calcext:value-type="string">
            <text:p>153 61 67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152 55 67</text:p>
          </table:table-cell>
          <table:table-cell office:value-type="float" office:value="67" calcext:value-type="float">
            <text:p>67</text:p>
          </table:table-cell>
          <table:table-cell office:value-type="float" office:value="153.11467" calcext:value-type="float">
            <text:p>153.11467</text:p>
          </table:table-cell>
          <table:table-cell office:value-type="float" office:value="0.102804" calcext:value-type="float">
            <text:p>0.102804</text:p>
          </table:table-cell>
          <table:table-cell office:value-type="float" office:value="2.523893" calcext:value-type="float">
            <text:p>2.523893</text:p>
          </table:table-cell>
          <table:table-cell office:value-type="float" office:value="0.026955" calcext:value-type="float">
            <text:p>0.026955</text:p>
          </table:table-cell>
          <table:table-cell office:value-type="float" office:value="5.353038" calcext:value-type="float">
            <text:p>5.353038</text:p>
          </table:table-cell>
          <table:table-cell office:value-type="float" office:value="2399.268657" calcext:value-type="float">
            <text:p>2399.268657</text:p>
          </table:table-cell>
          <table:table-cell office:value-type="float" office:value="0.026955" calcext:value-type="float">
            <text:p>0.026955</text:p>
          </table:table-cell>
          <table:table-cell office:value-type="float" office:value="3974.381275" calcext:value-type="float">
            <text:p>3974.381275</text:p>
          </table:table-cell>
        </table:table-row>
        <table:table-row table:style-name="ro1">
          <table:table-cell office:value-type="string" calcext:value-type="string">
            <text:p>NiCl</text:p>
          </table:table-cell>
          <table:table-cell/>
          <table:table-cell table:style-name="ce1" office:value-type="float" office:value="2086.393939" calcext:value-type="float">
            <text:p>2086</text:p>
          </table:table-cell>
          <table:table-cell table:style-name="ce1" office:value-type="float" office:value="2080.915001" calcext:value-type="float">
            <text:p>2081</text:p>
          </table:table-cell>
          <table:table-cell table:style-name="ce1" office:value-type="float" office:value="129.985902" calcext:value-type="float">
            <text:p>130</text:p>
          </table:table-cell>
          <table:table-cell office:value-type="float" office:value="2090.43919" calcext:value-type="float">
            <text:p>2090.43919</text:p>
          </table:table-cell>
          <table:table-cell office:value-type="float" office:value="2507" calcext:value-type="float">
            <text:p>2507</text:p>
          </table:table-cell>
          <table:table-cell office:value-type="string" calcext:value-type="string">
            <text:p>107 59 46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113 55 46</text:p>
          </table:table-cell>
          <table:table-cell office:value-type="float" office:value="66" calcext:value-type="float">
            <text:p>66</text:p>
          </table:table-cell>
          <table:table-cell office:value-type="float" office:value="150.829376" calcext:value-type="float">
            <text:p>150.829376</text:p>
          </table:table-cell>
          <table:table-cell office:value-type="float" office:value="0.60733" calcext:value-type="float">
            <text:p>0.60733</text:p>
          </table:table-cell>
          <table:table-cell office:value-type="float" office:value="3.844366" calcext:value-type="float">
            <text:p>3.844366</text:p>
          </table:table-cell>
          <table:table-cell office:value-type="float" office:value="0.028466" calcext:value-type="float">
            <text:p>0.028466</text:p>
          </table:table-cell>
          <table:table-cell office:value-type="float" office:value="5.301674" calcext:value-type="float">
            <text:p>5.301674</text:p>
          </table:table-cell>
          <table:table-cell office:value-type="float" office:value="2086.393939" calcext:value-type="float">
            <text:p>2086.393939</text:p>
          </table:table-cell>
          <table:table-cell office:value-type="float" office:value="0.028466" calcext:value-type="float">
            <text:p>0.028466</text:p>
          </table:table-cell>
          <table:table-cell office:value-type="float" office:value="16896.334732" calcext:value-type="float">
            <text:p>16896.334732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/>
          <table:table-cell office:value-type="float" office:value="168.211679" calcext:value-type="float">
            <text:p>168.211679</text:p>
          </table:table-cell>
          <table:table-cell office:value-type="float" office:value="160.019997" calcext:value-type="float">
            <text:p>160.019997</text:p>
          </table:table-cell>
          <table:table-cell office:value-type="float" office:value="78.4222" calcext:value-type="float">
            <text:p>78.4222</text:p>
          </table:table-cell>
          <table:table-cell office:value-type="float" office:value="185.594209" calcext:value-type="float">
            <text:p>185.594209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154 41 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2 43 49</text:p>
          </table:table-cell>
          <table:table-cell office:value-type="float" office:value="685" calcext:value-type="float">
            <text:p>685</text:p>
          </table:table-cell>
          <table:table-cell office:value-type="float" office:value="1565.426102" calcext:value-type="float">
            <text:p>1565.426102</text:p>
          </table:table-cell>
          <table:table-cell office:value-type="float" office:value="0.500209" calcext:value-type="float">
            <text:p>0.500209</text:p>
          </table:table-cell>
          <table:table-cell office:value-type="float" office:value="3.322961" calcext:value-type="float">
            <text:p>3.322961</text:p>
          </table:table-cell>
          <table:table-cell office:value-type="float" office:value="0.020005" calcext:value-type="float">
            <text:p>0.020005</text:p>
          </table:table-cell>
          <table:table-cell office:value-type="float" office:value="5.854876" calcext:value-type="float">
            <text:p>5.854876</text:p>
          </table:table-cell>
          <table:table-cell office:value-type="float" office:value="168.951613" calcext:value-type="float">
            <text:p>168.951613</text:p>
          </table:table-cell>
          <table:table-cell office:value-type="float" office:value="0.020005" calcext:value-type="float">
            <text:p>0.020005</text:p>
          </table:table-cell>
          <table:table-cell office:value-type="float" office:value="6150.041384" calcext:value-type="float">
            <text:p>6150.041384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aterials BEAT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StandardDeviation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Posi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Position</text:p>
          </table:table-cell>
          <table:table-cell office:value-type="string" calcext:value-type="string">
            <text:p>#Voxel</text:p>
          </table:table-cell>
          <table:table-cell office:value-type="string" calcext:value-type="string">
            <text:p>Volume [mm^3]</text:p>
          </table:table-cell>
          <table:table-cell office:value-type="string" calcext:value-type="string">
            <text:p>Skewness</text:p>
          </table:table-cell>
          <table:table-cell office:value-type="string" calcext:value-type="string">
            <text:p>Kurtosis</text:p>
          </table:table-cell>
          <table:table-cell office:value-type="string" calcext:value-type="string">
            <text:p>Uniformity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UPP</text:p>
          </table:table-cell>
          <table:table-cell office:value-type="string" calcext:value-type="string">
            <text:p>Variance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/>
          <table:table-cell table:style-name="ce1" table:formula="of:=[.C46]" office:value-type="float" office:value="540.532307666667" calcext:value-type="float">
            <text:p>541</text:p>
          </table:table-cell>
          <table:table-cell table:style-name="ce1" table:formula="of:=[.D46]" office:value-type="float" office:value="543.4953342" calcext:value-type="float">
            <text:p>543</text:p>
          </table:table-cell>
          <table:table-cell table:style-name="ce1" table:formula="of:=[.E46]" office:value-type="float" office:value="45.0680270666667" calcext:value-type="float">
            <text:p>45</text:p>
          </table:table-cell>
          <table:table-cell table:style-name="ce1" table:formula="of:=[.F46]" office:value-type="float" office:value="542.408267466667" calcext:value-type="float">
            <text:p>542</text:p>
          </table:table-cell>
          <table:table-cell table:style-name="ce1" table:formula="of:=[.G46]" office:value-type="float" office:value="624.533333333333" calcext:value-type="float">
            <text:p>625</text:p>
          </table:table-cell>
          <table:table-cell table:style-name="ce1" table:formula="of:=[.H46]" office:value-type="string" office:string-value="" calcext:value-type="error">
            <text:p>#DIV/0!</text:p>
          </table:table-cell>
          <table:table-cell table:style-name="ce1" table:formula="of:=[.I46]" office:value-type="float" office:value="448.933333333333" calcext:value-type="float">
            <text:p>449</text:p>
          </table:table-cell>
          <table:table-cell table:style-name="ce1" table:formula="of:=[.J46]" office:value-type="string" office:string-value="" calcext:value-type="error">
            <text:p>#DIV/0!</text:p>
          </table:table-cell>
          <table:table-cell table:style-name="ce1" table:formula="of:=[.K46]" office:value-type="float" office:value="65" calcext:value-type="float">
            <text:p>65</text:p>
          </table:table-cell>
          <table:table-cell table:style-name="ce1" table:formula="of:=[.L46]" office:value-type="float" office:value="158.691406" calcext:value-type="float">
            <text:p>159</text:p>
          </table:table-cell>
          <table:table-cell table:style-name="ce1" table:formula="of:=[.M46]" office:value-type="float" office:value="-0.227580133333333" calcext:value-type="float">
            <text:p>0</text:p>
          </table:table-cell>
          <table:table-cell table:style-name="ce1" table:formula="of:=[.N46]" office:value-type="float" office:value="2.13924553333333" calcext:value-type="float">
            <text:p>2</text:p>
          </table:table-cell>
          <table:table-cell table:style-name="ce1" table:formula="of:=[.O46]" office:value-type="float" office:value="0.0279764" calcext:value-type="float">
            <text:p>0</text:p>
          </table:table-cell>
          <table:table-cell table:style-name="ce1" table:formula="of:=[.P46]" office:value-type="float" office:value="5.33514313333333" calcext:value-type="float">
            <text:p>5</text:p>
          </table:table-cell>
          <table:table-cell table:style-name="ce1" table:formula="of:=[.Q46]" office:value-type="float" office:value="540.532307666667" calcext:value-type="float">
            <text:p>541</text:p>
          </table:table-cell>
          <table:table-cell table:style-name="ce1" table:formula="of:=[.R46]" office:value-type="float" office:value="0.0279764" calcext:value-type="float">
            <text:p>0</text:p>
          </table:table-cell>
          <table:table-cell table:style-name="ce1" table:formula="of:=[.S46]" office:value-type="float" office:value="2033.6423398" calcext:value-type="float">
            <text:p>2034</text:p>
          </table:table-cell>
        </table:table-row>
        <table:table-row table:style-name="ro1">
          <table:table-cell office:value-type="string" calcext:value-type="string">
            <text:p>Background Sodium</text:p>
          </table:table-cell>
          <table:table-cell/>
          <table:table-cell table:style-name="ce2" table:formula="of:=[.B206]" office:value-type="float" office:value="4.7277669375" calcext:value-type="float">
            <text:p>4.73</text:p>
          </table:table-cell>
          <table:table-cell table:style-name="ce2" table:formula="of:=[.C206]" office:value-type="float" office:value="4.3703125" calcext:value-type="float">
            <text:p>4.37</text:p>
          </table:table-cell>
          <table:table-cell table:style-name="ce2" table:formula="of:=[.D206]" office:value-type="float" office:value="2.69050075" calcext:value-type="float">
            <text:p>2.69</text:p>
          </table:table-cell>
          <table:table-cell table:style-name="ce2" table:formula="of:=[.E206]" office:value-type="float" office:value="5.4405735" calcext:value-type="float">
            <text:p>5.44</text:p>
          </table:table-cell>
          <table:table-cell table:style-name="ce2" table:formula="of:=[.F206]" office:value-type="float" office:value="14.9375" calcext:value-type="float">
            <text:p>14.94</text:p>
          </table:table-cell>
          <table:table-cell table:style-name="ce2" table:formula="of:=[.G206]" office:value-type="string" office:string-value="" calcext:value-type="error">
            <text:p>#DIV/0!</text:p>
          </table:table-cell>
          <table:table-cell table:style-name="ce2" table:formula="of:=[.H206]" office:value-type="float" office:value="0" calcext:value-type="float">
            <text:p>0.00</text:p>
          </table:table-cell>
          <table:table-cell table:style-name="ce2" table:formula="of:=[.I206]" office:value-type="string" office:string-value="" calcext:value-type="error">
            <text:p>#DIV/0!</text:p>
          </table:table-cell>
          <table:table-cell table:style-name="ce2" table:formula="of:=[.J206]" office:value-type="float" office:value="506" calcext:value-type="float">
            <text:p>506.00</text:p>
          </table:table-cell>
          <table:table-cell table:style-name="ce2" table:formula="of:=[.K206]" office:value-type="float" office:value="1235.351563" calcext:value-type="float">
            <text:p>1235.35</text:p>
          </table:table-cell>
          <table:table-cell table:style-name="ce2" table:formula="of:=[.L206]" office:value-type="float" office:value="0.5595583125" calcext:value-type="float">
            <text:p>0.56</text:p>
          </table:table-cell>
          <table:table-cell table:style-name="ce2" table:formula="of:=[.M206]" office:value-type="float" office:value="3.2182126875" calcext:value-type="float">
            <text:p>3.22</text:p>
          </table:table-cell>
          <table:table-cell table:style-name="ce2" table:formula="of:=[.N206]" office:value-type="float" office:value="0.10825475" calcext:value-type="float">
            <text:p>0.11</text:p>
          </table:table-cell>
          <table:table-cell table:style-name="ce2" table:formula="of:=[.O206]" office:value-type="float" office:value="3.389680375" calcext:value-type="float">
            <text:p>3.39</text:p>
          </table:table-cell>
          <table:table-cell table:style-name="ce2" table:formula="of:=[.P206]" office:value-type="float" office:value="4.8788363125" calcext:value-type="float">
            <text:p>4.88</text:p>
          </table:table-cell>
          <table:table-cell table:style-name="ce2" table:formula="of:=[.Q206]" office:value-type="float" office:value="0.10825475" calcext:value-type="float">
            <text:p>0.11</text:p>
          </table:table-cell>
          <table:table-cell table:style-name="ce2" table:formula="of:=[.R206]" office:value-type="float" office:value="7.247882875" calcext:value-type="float">
            <text:p>7.25</text:p>
          </table:table-cell>
        </table:table-row>
        <table:table-row table:style-name="ro1">
          <table:table-cell office:value-type="string" calcext:value-type="string">
            <text:p>CuSO4_1.5g/l</text:p>
          </table:table-cell>
          <table:table-cell/>
          <table:table-cell table:style-name="ce1" table:formula="of:=[.C67]" office:value-type="float" office:value="667.908333333333" calcext:value-type="float">
            <text:p>668</text:p>
          </table:table-cell>
          <table:table-cell table:style-name="ce1" table:formula="of:=[.D67]" office:value-type="float" office:value="678.3446672" calcext:value-type="float">
            <text:p>678</text:p>
          </table:table-cell>
          <table:table-cell table:style-name="ce1" table:formula="of:=[.E67]" office:value-type="float" office:value="33.0808187333333" calcext:value-type="float">
            <text:p>33</text:p>
          </table:table-cell>
          <table:table-cell table:style-name="ce1" table:formula="of:=[.F67]" office:value-type="float" office:value="668.727436533333" calcext:value-type="float">
            <text:p>669</text:p>
          </table:table-cell>
          <table:table-cell table:style-name="ce1" table:formula="of:=[.G67]" office:value-type="float" office:value="708.333333333333" calcext:value-type="float">
            <text:p>708</text:p>
          </table:table-cell>
          <table:table-cell table:style-name="ce1" table:formula="of:=[.H67]" office:value-type="string" office:string-value="" calcext:value-type="error">
            <text:p>#DIV/0!</text:p>
          </table:table-cell>
          <table:table-cell table:style-name="ce1" table:formula="of:=[.I67]" office:value-type="float" office:value="585" calcext:value-type="float">
            <text:p>585</text:p>
          </table:table-cell>
          <table:table-cell table:style-name="ce1" table:formula="of:=[.J67]" office:value-type="string" office:string-value="" calcext:value-type="error">
            <text:p>#DIV/0!</text:p>
          </table:table-cell>
          <table:table-cell table:style-name="ce1" table:formula="of:=[.K67]" office:value-type="float" office:value="64" calcext:value-type="float">
            <text:p>64</text:p>
          </table:table-cell>
          <table:table-cell table:style-name="ce1" table:formula="of:=[.L67]" office:value-type="float" office:value="156.25" calcext:value-type="float">
            <text:p>156</text:p>
          </table:table-cell>
          <table:table-cell table:style-name="ce1" table:formula="of:=[.M67]" office:value-type="float" office:value="-0.8844302" calcext:value-type="float">
            <text:p>-1</text:p>
          </table:table-cell>
          <table:table-cell table:style-name="ce1" table:formula="of:=[.N67]" office:value-type="float" office:value="2.68154173333333" calcext:value-type="float">
            <text:p>3</text:p>
          </table:table-cell>
          <table:table-cell table:style-name="ce1" table:formula="of:=[.O67]" office:value-type="float" office:value="0.0315104666666667" calcext:value-type="float">
            <text:p>0</text:p>
          </table:table-cell>
          <table:table-cell table:style-name="ce1" table:formula="of:=[.P67]" office:value-type="float" office:value="5.22664126666667" calcext:value-type="float">
            <text:p>5</text:p>
          </table:table-cell>
          <table:table-cell table:style-name="ce1" table:formula="of:=[.Q67]" office:value-type="float" office:value="667.908333333333" calcext:value-type="float">
            <text:p>668</text:p>
          </table:table-cell>
          <table:table-cell table:style-name="ce1" table:formula="of:=[.R67]" office:value-type="float" office:value="0.0315104666666667" calcext:value-type="float">
            <text:p>0</text:p>
          </table:table-cell>
          <table:table-cell table:style-name="ce1" table:formula="of:=[.S67]" office:value-type="float" office:value="1094.82086633333" calcext:value-type="float">
            <text:p>1095</text:p>
          </table:table-cell>
        </table:table-row>
        <table:table-row table:style-name="ro1">
          <table:table-cell office:value-type="string" calcext:value-type="string">
            <text:p>Background CuSO4</text:p>
          </table:table-cell>
          <table:table-cell/>
          <table:table-cell table:style-name="ce2" table:formula="of:=[.B135]" office:value-type="float" office:value="5.359262625" calcext:value-type="float">
            <text:p>5.36</text:p>
          </table:table-cell>
          <table:table-cell table:style-name="ce2" table:formula="of:=[.C135]" office:value-type="float" office:value="5.0075" calcext:value-type="float">
            <text:p>5.01</text:p>
          </table:table-cell>
          <table:table-cell table:style-name="ce2" table:formula="of:=[.D135]" office:value-type="float" office:value="2.9803663125" calcext:value-type="float">
            <text:p>2.98</text:p>
          </table:table-cell>
          <table:table-cell table:style-name="ce2" table:formula="of:=[.E135]" office:value-type="float" office:value="6.1341189375" calcext:value-type="float">
            <text:p>6.13</text:p>
          </table:table-cell>
          <table:table-cell table:style-name="ce2" table:formula="of:=[.F135]" office:value-type="float" office:value="14.125" calcext:value-type="float">
            <text:p>14.13</text:p>
          </table:table-cell>
          <table:table-cell table:style-name="ce2" table:formula="of:=[.G135]" office:value-type="string" office:string-value="" calcext:value-type="error">
            <text:p>#DIV/0!</text:p>
          </table:table-cell>
          <table:table-cell table:style-name="ce2" table:formula="of:=[.H135]" office:value-type="float" office:value="0" calcext:value-type="float">
            <text:p>0.00</text:p>
          </table:table-cell>
          <table:table-cell table:style-name="ce2" table:formula="of:=[.I135]" office:value-type="string" office:string-value="" calcext:value-type="error">
            <text:p>#DIV/0!</text:p>
          </table:table-cell>
          <table:table-cell table:style-name="ce2" table:formula="of:=[.J135]" office:value-type="float" office:value="139" calcext:value-type="float">
            <text:p>139.00</text:p>
          </table:table-cell>
          <table:table-cell table:style-name="ce2" table:formula="of:=[.K135]" office:value-type="float" office:value="339.355469" calcext:value-type="float">
            <text:p>339.36</text:p>
          </table:table-cell>
          <table:table-cell table:style-name="ce2" table:formula="of:=[.L135]" office:value-type="float" office:value="0.5225265" calcext:value-type="float">
            <text:p>0.52</text:p>
          </table:table-cell>
          <table:table-cell table:style-name="ce2" table:formula="of:=[.M135]" office:value-type="float" office:value="2.89993225" calcext:value-type="float">
            <text:p>2.90</text:p>
          </table:table-cell>
          <table:table-cell table:style-name="ce2" table:formula="of:=[.N135]" office:value-type="float" office:value="0.102867375" calcext:value-type="float">
            <text:p>0.10</text:p>
          </table:table-cell>
          <table:table-cell table:style-name="ce2" table:formula="of:=[.O135]" office:value-type="float" office:value="3.4688165" calcext:value-type="float">
            <text:p>3.47</text:p>
          </table:table-cell>
          <table:table-cell table:style-name="ce2" table:formula="of:=[.P135]" office:value-type="float" office:value="5.459786375" calcext:value-type="float">
            <text:p>5.46</text:p>
          </table:table-cell>
          <table:table-cell table:style-name="ce2" table:formula="of:=[.Q135]" office:value-type="float" office:value="0.102867375" calcext:value-type="float">
            <text:p>0.10</text:p>
          </table:table-cell>
          <table:table-cell table:style-name="ce2" table:formula="of:=[.R135]" office:value-type="float" office:value="8.9083711875" calcext:value-type="float">
            <text:p>8.91</text:p>
          </table:table-cell>
        </table:table-row>
        <table:table-row table:style-name="ro1">
          <table:table-cell office:value-type="string" calcext:value-type="string">
            <text:p>NiCl</text:p>
          </table:table-cell>
          <table:table-cell/>
          <table:table-cell table:style-name="ce1" table:formula="of:=[.C89]" office:value-type="float" office:value="672.625641066667" calcext:value-type="float">
            <text:p>673</text:p>
          </table:table-cell>
          <table:table-cell table:style-name="ce1" table:formula="of:=[.D89]" office:value-type="float" office:value="678.340665333333" calcext:value-type="float">
            <text:p>678</text:p>
          </table:table-cell>
          <table:table-cell table:style-name="ce1" table:formula="of:=[.E89]" office:value-type="float" office:value="49.9857032666667" calcext:value-type="float">
            <text:p>50</text:p>
          </table:table-cell>
          <table:table-cell table:style-name="ce1" table:formula="of:=[.F89]" office:value-type="float" office:value="674.486709133333" calcext:value-type="float">
            <text:p>674</text:p>
          </table:table-cell>
          <table:table-cell table:style-name="ce1" table:formula="of:=[.G89]" office:value-type="float" office:value="750.666666666667" calcext:value-type="float">
            <text:p>751</text:p>
          </table:table-cell>
          <table:table-cell table:style-name="ce1" table:formula="of:=[.H89]" office:value-type="string" office:string-value="" calcext:value-type="error">
            <text:p>#DIV/0!</text:p>
          </table:table-cell>
          <table:table-cell table:style-name="ce1" table:formula="of:=[.I89]" office:value-type="float" office:value="566" calcext:value-type="float">
            <text:p>566</text:p>
          </table:table-cell>
          <table:table-cell table:style-name="ce1" table:formula="of:=[.J89]" office:value-type="string" office:string-value="" calcext:value-type="error">
            <text:p>#DIV/0!</text:p>
          </table:table-cell>
          <table:table-cell table:style-name="ce1" table:formula="of:=[.K89]" office:value-type="float" office:value="65" calcext:value-type="float">
            <text:p>65</text:p>
          </table:table-cell>
          <table:table-cell table:style-name="ce1" table:formula="of:=[.L89]" office:value-type="float" office:value="158.691406" calcext:value-type="float">
            <text:p>159</text:p>
          </table:table-cell>
          <table:table-cell table:style-name="ce1" table:formula="of:=[.M89]" office:value-type="float" office:value="-0.462454466666667" calcext:value-type="float">
            <text:p>0</text:p>
          </table:table-cell>
          <table:table-cell table:style-name="ce1" table:formula="of:=[.N89]" office:value-type="float" office:value="2.22195666666667" calcext:value-type="float">
            <text:p>2</text:p>
          </table:table-cell>
          <table:table-cell table:style-name="ce1" table:formula="of:=[.O89]" office:value-type="float" office:value="0.0273766" calcext:value-type="float">
            <text:p>0</text:p>
          </table:table-cell>
          <table:table-cell table:style-name="ce1" table:formula="of:=[.P89]" office:value-type="float" office:value="5.3484302" calcext:value-type="float">
            <text:p>5</text:p>
          </table:table-cell>
          <table:table-cell table:style-name="ce1" table:formula="of:=[.Q89]" office:value-type="float" office:value="672.625641066667" calcext:value-type="float">
            <text:p>673</text:p>
          </table:table-cell>
          <table:table-cell table:style-name="ce1" table:formula="of:=[.R89]" office:value-type="float" office:value="0.0273766" calcext:value-type="float">
            <text:p>0</text:p>
          </table:table-cell>
          <table:table-cell table:style-name="ce1" table:formula="of:=[.S89]" office:value-type="float" office:value="2509.99073733333" calcext:value-type="float">
            <text:p>2510</text:p>
          </table:table-cell>
        </table:table-row>
        <table:table-row table:style-name="ro1">
          <table:table-cell office:value-type="string" calcext:value-type="string">
            <text:p>Background NiCl</text:p>
          </table:table-cell>
          <table:table-cell/>
          <table:table-cell table:style-name="ce2" table:formula="of:=[.B158]" office:value-type="float" office:value="5.080191125" calcext:value-type="float">
            <text:p>5.08</text:p>
          </table:table-cell>
          <table:table-cell table:style-name="ce2" table:formula="of:=[.C158]" office:value-type="float" office:value="4.88375" calcext:value-type="float">
            <text:p>4.88</text:p>
          </table:table-cell>
          <table:table-cell table:style-name="ce2" table:formula="of:=[.D158]" office:value-type="float" office:value="2.8897115" calcext:value-type="float">
            <text:p>2.89</text:p>
          </table:table-cell>
          <table:table-cell table:style-name="ce2" table:formula="of:=[.E158]" office:value-type="float" office:value="5.845191" calcext:value-type="float">
            <text:p>5.85</text:p>
          </table:table-cell>
          <table:table-cell table:style-name="ce2" table:formula="of:=[.F158]" office:value-type="float" office:value="15.625" calcext:value-type="float">
            <text:p>15.63</text:p>
          </table:table-cell>
          <table:table-cell table:style-name="ce2" table:formula="of:=[.G158]" office:value-type="string" office:string-value="" calcext:value-type="error">
            <text:p>#DIV/0!</text:p>
          </table:table-cell>
          <table:table-cell table:style-name="ce2" table:formula="of:=[.H158]" office:value-type="float" office:value="0" calcext:value-type="float">
            <text:p>0.00</text:p>
          </table:table-cell>
          <table:table-cell table:style-name="ce2" table:formula="of:=[.I158]" office:value-type="string" office:string-value="" calcext:value-type="error">
            <text:p>#DIV/0!</text:p>
          </table:table-cell>
          <table:table-cell table:style-name="ce2" table:formula="of:=[.J158]" office:value-type="float" office:value="484" calcext:value-type="float">
            <text:p>484.00</text:p>
          </table:table-cell>
          <table:table-cell table:style-name="ce2" table:formula="of:=[.K158]" office:value-type="float" office:value="1181.640625" calcext:value-type="float">
            <text:p>1181.64</text:p>
          </table:table-cell>
          <table:table-cell table:style-name="ce2" table:formula="of:=[.L158]" office:value-type="float" office:value="0.595300375" calcext:value-type="float">
            <text:p>0.60</text:p>
          </table:table-cell>
          <table:table-cell table:style-name="ce2" table:formula="of:=[.M158]" office:value-type="float" office:value="3.1675573125" calcext:value-type="float">
            <text:p>3.17</text:p>
          </table:table-cell>
          <table:table-cell table:style-name="ce2" table:formula="of:=[.N158]" office:value-type="float" office:value="0.102039" calcext:value-type="float">
            <text:p>0.10</text:p>
          </table:table-cell>
          <table:table-cell table:style-name="ce2" table:formula="of:=[.O158]" office:value-type="float" office:value="3.4791505" calcext:value-type="float">
            <text:p>3.48</text:p>
          </table:table-cell>
          <table:table-cell table:style-name="ce2" table:formula="of:=[.P158]" office:value-type="float" office:value="5.1939166875" calcext:value-type="float">
            <text:p>5.19</text:p>
          </table:table-cell>
          <table:table-cell table:style-name="ce2" table:formula="of:=[.Q158]" office:value-type="float" office:value="0.102039" calcext:value-type="float">
            <text:p>0.10</text:p>
          </table:table-cell>
          <table:table-cell table:style-name="ce2" table:formula="of:=[.R158]" office:value-type="float" office:value="8.356116" calcext:value-type="float">
            <text:p>8.36</text:p>
          </table:table-cell>
        </table:table-row>
        <table:table-row table:style-name="ro1">
          <table:table-cell office:value-type="string" calcext:value-type="string">
            <text:p>Distilled Water</text:p>
          </table:table-cell>
          <table:table-cell table:style-name="ce1"/>
          <table:table-cell table:style-name="ce1" table:formula="of:=[.C114]" office:value-type="float" office:value="681.888541666667" calcext:value-type="float">
            <text:p>682</text:p>
          </table:table-cell>
          <table:table-cell table:style-name="ce1" table:formula="of:=[.D114]" office:value-type="float" office:value="690.000333933333" calcext:value-type="float">
            <text:p>690</text:p>
          </table:table-cell>
          <table:table-cell table:style-name="ce1" table:formula="of:=[.E114]" office:value-type="float" office:value="49.5177073333333" calcext:value-type="float">
            <text:p>50</text:p>
          </table:table-cell>
          <table:table-cell table:style-name="ce1" table:formula="of:=[.F114]" office:value-type="float" office:value="683.684242533333" calcext:value-type="float">
            <text:p>684</text:p>
          </table:table-cell>
          <table:table-cell table:style-name="ce1" table:formula="of:=[.G114]" office:value-type="float" office:value="764.2" calcext:value-type="float">
            <text:p>764</text:p>
          </table:table-cell>
          <table:table-cell table:style-name="ce1" table:formula="of:=[.H114]" office:value-type="string" office:string-value="" calcext:value-type="error">
            <text:p>#DIV/0!</text:p>
          </table:table-cell>
          <table:table-cell table:style-name="ce1" table:formula="of:=[.I114]" office:value-type="float" office:value="578.266666666667" calcext:value-type="float">
            <text:p>578</text:p>
          </table:table-cell>
          <table:table-cell table:style-name="ce1" table:formula="of:=[.J114]" office:value-type="string" office:string-value="" calcext:value-type="error">
            <text:p>#DIV/0!</text:p>
          </table:table-cell>
          <table:table-cell table:style-name="ce1" table:formula="of:=[.K114]" office:value-type="float" office:value="64" calcext:value-type="float">
            <text:p>64</text:p>
          </table:table-cell>
          <table:table-cell table:style-name="ce1" table:formula="of:=[.L114]" office:value-type="float" office:value="156.25" calcext:value-type="float">
            <text:p>156</text:p>
          </table:table-cell>
          <table:table-cell table:style-name="ce1" table:formula="of:=[.M114]" office:value-type="float" office:value="-0.373966733333333" calcext:value-type="float">
            <text:p>0</text:p>
          </table:table-cell>
          <table:table-cell table:style-name="ce1" table:formula="of:=[.N114]" office:value-type="float" office:value="2.2112636" calcext:value-type="float">
            <text:p>2</text:p>
          </table:table-cell>
          <table:table-cell table:style-name="ce1" table:formula="of:=[.O114]" office:value-type="float" office:value="0.027474" calcext:value-type="float">
            <text:p>0</text:p>
          </table:table-cell>
          <table:table-cell table:style-name="ce1" table:formula="of:=[.P114]" office:value-type="float" office:value="5.33725566666667" calcext:value-type="float">
            <text:p>5</text:p>
          </table:table-cell>
          <table:table-cell table:style-name="ce1" table:formula="of:=[.Q114]" office:value-type="float" office:value="681.888541666667" calcext:value-type="float">
            <text:p>682</text:p>
          </table:table-cell>
          <table:table-cell table:style-name="ce1" table:formula="of:=[.R114]" office:value-type="float" office:value="0.027474" calcext:value-type="float">
            <text:p>0</text:p>
          </table:table-cell>
          <table:table-cell table:style-name="ce1" table:formula="of:=[.S114]" office:value-type="float" office:value="2452.77514873333" calcext:value-type="float">
            <text:p>2453</text:p>
          </table:table-cell>
        </table:table-row>
        <table:table-row table:style-name="ro1">
          <table:table-cell office:value-type="string" calcext:value-type="string">
            <text:p>Background distilled Water</text:p>
          </table:table-cell>
          <table:table-cell table:style-name="ce1"/>
          <table:table-cell table:style-name="ce2" table:formula="of:=[.B183]" office:value-type="float" office:value="4.83907625" calcext:value-type="float">
            <text:p>4.84</text:p>
          </table:table-cell>
          <table:table-cell table:style-name="ce2" table:formula="of:=[.C183]" office:value-type="float" office:value="4.5728125" calcext:value-type="float">
            <text:p>4.57</text:p>
          </table:table-cell>
          <table:table-cell table:style-name="ce2" table:formula="of:=[.D183]" office:value-type="float" office:value="2.887041375" calcext:value-type="float">
            <text:p>2.89</text:p>
          </table:table-cell>
          <table:table-cell table:style-name="ce2" table:formula="of:=[.E183]" office:value-type="float" office:value="5.6355871875" calcext:value-type="float">
            <text:p>5.64</text:p>
          </table:table-cell>
          <table:table-cell table:style-name="ce2" table:formula="of:=[.F183]" office:value-type="float" office:value="17.4375" calcext:value-type="float">
            <text:p>17.44</text:p>
          </table:table-cell>
          <table:table-cell table:style-name="ce2" table:formula="of:=[.G183]" office:value-type="string" office:string-value="" calcext:value-type="error">
            <text:p>#DIV/0!</text:p>
          </table:table-cell>
          <table:table-cell table:style-name="ce2" table:formula="of:=[.H183]" office:value-type="float" office:value="0" calcext:value-type="float">
            <text:p>0.00</text:p>
          </table:table-cell>
          <table:table-cell table:style-name="ce2" table:formula="of:=[.I183]" office:value-type="string" office:string-value="" calcext:value-type="error">
            <text:p>#DIV/0!</text:p>
          </table:table-cell>
          <table:table-cell table:style-name="ce2" table:formula="of:=[.J183]" office:value-type="float" office:value="341" calcext:value-type="float">
            <text:p>341.00</text:p>
          </table:table-cell>
          <table:table-cell table:style-name="ce2" table:formula="of:=[.K183]" office:value-type="float" office:value="832.519531" calcext:value-type="float">
            <text:p>832.52</text:p>
          </table:table-cell>
          <table:table-cell table:style-name="ce2" table:formula="of:=[.L183]" office:value-type="float" office:value="0.7820611875" calcext:value-type="float">
            <text:p>0.78</text:p>
          </table:table-cell>
          <table:table-cell table:style-name="ce2" table:formula="of:=[.M183]" office:value-type="float" office:value="4.0374429375" calcext:value-type="float">
            <text:p>4.04</text:p>
          </table:table-cell>
          <table:table-cell table:style-name="ce2" table:formula="of:=[.N183]" office:value-type="float" office:value="0.104915125" calcext:value-type="float">
            <text:p>0.10</text:p>
          </table:table-cell>
          <table:table-cell table:style-name="ce2" table:formula="of:=[.O183]" office:value-type="float" office:value="3.446694375" calcext:value-type="float">
            <text:p>3.45</text:p>
          </table:table-cell>
          <table:table-cell table:style-name="ce2" table:formula="of:=[.P183]" office:value-type="float" office:value="4.9803705625" calcext:value-type="float">
            <text:p>4.98</text:p>
          </table:table-cell>
          <table:table-cell table:style-name="ce2" table:formula="of:=[.Q183]" office:value-type="float" office:value="0.104915125" calcext:value-type="float">
            <text:p>0.10</text:p>
          </table:table-cell>
          <table:table-cell table:style-name="ce2" table:formula="of:=[.R183]" office:value-type="float" office:value="8.3434686875" calcext:value-type="float">
            <text:p>8.34</text:p>
          </table:table-cell>
        </table:table-row>
        <table:table-row table:style-name="ro1" table:number-rows-repeated="4">
          <table:table-cell/>
          <table:table-cell table:style-name="ce1"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BEAT_Sodium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StandardDeviation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Posi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Position</text:p>
          </table:table-cell>
          <table:table-cell office:value-type="string" calcext:value-type="string">
            <text:p>#Voxel</text:p>
          </table:table-cell>
          <table:table-cell office:value-type="string" calcext:value-type="string">
            <text:p>Volume [mm^3]</text:p>
          </table:table-cell>
          <table:table-cell office:value-type="string" calcext:value-type="string">
            <text:p>Skewness</text:p>
          </table:table-cell>
          <table:table-cell office:value-type="string" calcext:value-type="string">
            <text:p>Kurtosis</text:p>
          </table:table-cell>
          <table:table-cell office:value-type="string" calcext:value-type="string">
            <text:p>Uniformity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UPP</text:p>
          </table:table-cell>
          <table:table-cell office:value-type="string" calcext:value-type="string">
            <text:p>Variance</text:p>
          </table:table-cell>
        </table:table-row>
        <table:table-row table:style-name="ro1">
          <table:table-cell office:value-type="string" calcext:value-type="string">
            <text:p><text:s/>Sodium 1.5g/l</text:p>
          </table:table-cell>
          <table:table-cell office:value-type="float" office:value="1" calcext:value-type="float">
            <text:p>1</text:p>
          </table:table-cell>
          <table:table-cell office:value-type="float" office:value="564.292308" calcext:value-type="float">
            <text:p>564.292308</text:p>
          </table:table-cell>
          <table:table-cell office:value-type="float" office:value="564.224998" calcext:value-type="float">
            <text:p>564.224998</text:p>
          </table:table-cell>
          <table:table-cell office:value-type="float" office:value="48.422207" calcext:value-type="float">
            <text:p>48.422207</text:p>
          </table:table-cell>
          <table:table-cell office:value-type="float" office:value="566.366064" calcext:value-type="float">
            <text:p>566.366064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91 23 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94 16 0</text:p>
          </table:table-cell>
          <table:table-cell office:value-type="float" office:value="65" calcext:value-type="float">
            <text:p>65</text:p>
          </table:table-cell>
          <table:table-cell office:value-type="float" office:value="158.691406" calcext:value-type="float">
            <text:p>158.691406</text:p>
          </table:table-cell>
          <table:table-cell office:value-type="float" office:value="-0.256193" calcext:value-type="float">
            <text:p>-0.256193</text:p>
          </table:table-cell>
          <table:table-cell office:value-type="float" office:value="2.145236" calcext:value-type="float">
            <text:p>2.145236</text:p>
          </table:table-cell>
          <table:table-cell office:value-type="float" office:value="0.030533" calcext:value-type="float">
            <text:p>0.030533</text:p>
          </table:table-cell>
          <table:table-cell office:value-type="float" office:value="5.237452" calcext:value-type="float">
            <text:p>5.237452</text:p>
          </table:table-cell>
          <table:table-cell office:value-type="float" office:value="564.292308" calcext:value-type="float">
            <text:p>564.292308</text:p>
          </table:table-cell>
          <table:table-cell office:value-type="float" office:value="0.030533" calcext:value-type="float">
            <text:p>0.030533</text:p>
          </table:table-cell>
          <table:table-cell office:value-type="float" office:value="2344.710096" calcext:value-type="float">
            <text:p>2344.710096</text:p>
          </table:table-cell>
        </table:table-row>
        <table:table-row table:style-name="ro1">
          <table:table-cell office:value-type="string" calcext:value-type="string">
            <text:p><text:s/>Sodium 1.5g/l</text:p>
          </table:table-cell>
          <table:table-cell office:value-type="float" office:value="2" calcext:value-type="float">
            <text:p>2</text:p>
          </table:table-cell>
          <table:table-cell office:value-type="float" office:value="560.261538" calcext:value-type="float">
            <text:p>560.261538</text:p>
          </table:table-cell>
          <table:table-cell office:value-type="float" office:value="563.735001" calcext:value-type="float">
            <text:p>563.735001</text:p>
          </table:table-cell>
          <table:table-cell office:value-type="float" office:value="47.556636" calcext:value-type="float">
            <text:p>47.556636</text:p>
          </table:table-cell>
          <table:table-cell office:value-type="float" office:value="562.276289" calcext:value-type="float">
            <text:p>562.276289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90 23 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93 16 0</text:p>
          </table:table-cell>
          <table:table-cell office:value-type="float" office:value="65" calcext:value-type="float">
            <text:p>65</text:p>
          </table:table-cell>
          <table:table-cell office:value-type="float" office:value="158.691406" calcext:value-type="float">
            <text:p>158.691406</text:p>
          </table:table-cell>
          <table:table-cell office:value-type="float" office:value="-0.283557" calcext:value-type="float">
            <text:p>-0.283557</text:p>
          </table:table-cell>
          <table:table-cell office:value-type="float" office:value="2.118219" calcext:value-type="float">
            <text:p>2.118219</text:p>
          </table:table-cell>
          <table:table-cell office:value-type="float" office:value="0.028166" calcext:value-type="float">
            <text:p>0.028166</text:p>
          </table:table-cell>
          <table:table-cell office:value-type="float" office:value="5.310604" calcext:value-type="float">
            <text:p>5.310604</text:p>
          </table:table-cell>
          <table:table-cell office:value-type="float" office:value="560.261538" calcext:value-type="float">
            <text:p>560.261538</text:p>
          </table:table-cell>
          <table:table-cell office:value-type="float" office:value="0.028166" calcext:value-type="float">
            <text:p>0.028166</text:p>
          </table:table-cell>
          <table:table-cell office:value-type="float" office:value="2261.633654" calcext:value-type="float">
            <text:p>2261.633654</text:p>
          </table:table-cell>
        </table:table-row>
        <table:table-row table:style-name="ro1">
          <table:table-cell office:value-type="string" calcext:value-type="string">
            <text:p><text:s/>Sodium 1.5g/l</text:p>
          </table:table-cell>
          <table:table-cell office:value-type="float" office:value="3" calcext:value-type="float">
            <text:p>3</text:p>
          </table:table-cell>
          <table:table-cell office:value-type="float" office:value="554.846154" calcext:value-type="float">
            <text:p>554.846154</text:p>
          </table:table-cell>
          <table:table-cell office:value-type="float" office:value="554.975002" calcext:value-type="float">
            <text:p>554.975002</text:p>
          </table:table-cell>
          <table:table-cell office:value-type="float" office:value="46.802855" calcext:value-type="float">
            <text:p>46.802855</text:p>
          </table:table-cell>
          <table:table-cell office:value-type="float" office:value="556.816632" calcext:value-type="float">
            <text:p>556.816632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90 23 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93 16 0</text:p>
          </table:table-cell>
          <table:table-cell office:value-type="float" office:value="65" calcext:value-type="float">
            <text:p>65</text:p>
          </table:table-cell>
          <table:table-cell office:value-type="float" office:value="158.691406" calcext:value-type="float">
            <text:p>158.691406</text:p>
          </table:table-cell>
          <table:table-cell office:value-type="float" office:value="-0.241049" calcext:value-type="float">
            <text:p>-0.241049</text:p>
          </table:table-cell>
          <table:table-cell office:value-type="float" office:value="2.184158" calcext:value-type="float">
            <text:p>2.184158</text:p>
          </table:table-cell>
          <table:table-cell office:value-type="float" office:value="0.028166" calcext:value-type="float">
            <text:p>0.028166</text:p>
          </table:table-cell>
          <table:table-cell office:value-type="float" office:value="5.287376" calcext:value-type="float">
            <text:p>5.287376</text:p>
          </table:table-cell>
          <table:table-cell office:value-type="float" office:value="554.846154" calcext:value-type="float">
            <text:p>554.846154</text:p>
          </table:table-cell>
          <table:table-cell office:value-type="float" office:value="0.028166" calcext:value-type="float">
            <text:p>0.028166</text:p>
          </table:table-cell>
          <table:table-cell office:value-type="float" office:value="2190.507212" calcext:value-type="float">
            <text:p>2190.507212</text:p>
          </table:table-cell>
        </table:table-row>
        <table:table-row table:style-name="ro1">
          <table:table-cell office:value-type="string" calcext:value-type="string">
            <text:p><text:s/>Sodium 1.5g/l</text:p>
          </table:table-cell>
          <table:table-cell office:value-type="float" office:value="4" calcext:value-type="float">
            <text:p>4</text:p>
          </table:table-cell>
          <table:table-cell office:value-type="float" office:value="551.753846" calcext:value-type="float">
            <text:p>551.753846</text:p>
          </table:table-cell>
          <table:table-cell office:value-type="float" office:value="555.650005" calcext:value-type="float">
            <text:p>555.650005</text:p>
          </table:table-cell>
          <table:table-cell office:value-type="float" office:value="45.838381" calcext:value-type="float">
            <text:p>45.838381</text:p>
          </table:table-cell>
          <table:table-cell office:value-type="float" office:value="553.654643" calcext:value-type="float">
            <text:p>553.654643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91 23 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94 16 0</text:p>
          </table:table-cell>
          <table:table-cell office:value-type="float" office:value="65" calcext:value-type="float">
            <text:p>65</text:p>
          </table:table-cell>
          <table:table-cell office:value-type="float" office:value="158.691406" calcext:value-type="float">
            <text:p>158.691406</text:p>
          </table:table-cell>
          <table:table-cell office:value-type="float" office:value="-0.296569" calcext:value-type="float">
            <text:p>-0.296569</text:p>
          </table:table-cell>
          <table:table-cell office:value-type="float" office:value="2.149276" calcext:value-type="float">
            <text:p>2.149276</text:p>
          </table:table-cell>
          <table:table-cell office:value-type="float" office:value="0.028639" calcext:value-type="float">
            <text:p>0.028639</text:p>
          </table:table-cell>
          <table:table-cell office:value-type="float" office:value="5.322217" calcext:value-type="float">
            <text:p>5.322217</text:p>
          </table:table-cell>
          <table:table-cell office:value-type="float" office:value="551.753846" calcext:value-type="float">
            <text:p>551.753846</text:p>
          </table:table-cell>
          <table:table-cell office:value-type="float" office:value="0.028639" calcext:value-type="float">
            <text:p>0.028639</text:p>
          </table:table-cell>
          <table:table-cell office:value-type="float" office:value="2101.157212" calcext:value-type="float">
            <text:p>2101.157212</text:p>
          </table:table-cell>
        </table:table-row>
        <table:table-row table:style-name="ro1">
          <table:table-cell office:value-type="string" calcext:value-type="string">
            <text:p><text:s/>Sodium 1.5g/l</text:p>
          </table:table-cell>
          <table:table-cell office:value-type="float" office:value="5" calcext:value-type="float">
            <text:p>5</text:p>
          </table:table-cell>
          <table:table-cell office:value-type="float" office:value="547.738462" calcext:value-type="float">
            <text:p>547.738462</text:p>
          </table:table-cell>
          <table:table-cell office:value-type="float" office:value="548.185001" calcext:value-type="float">
            <text:p>548.185001</text:p>
          </table:table-cell>
          <table:table-cell office:value-type="float" office:value="46.076457" calcext:value-type="float">
            <text:p>46.076457</text:p>
          </table:table-cell>
          <table:table-cell office:value-type="float" office:value="549.67305" calcext:value-type="float">
            <text:p>549.67305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90 23 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94 16 0</text:p>
          </table:table-cell>
          <table:table-cell office:value-type="float" office:value="65" calcext:value-type="float">
            <text:p>65</text:p>
          </table:table-cell>
          <table:table-cell office:value-type="float" office:value="158.691406" calcext:value-type="float">
            <text:p>158.691406</text:p>
          </table:table-cell>
          <table:table-cell office:value-type="float" office:value="-0.203608" calcext:value-type="float">
            <text:p>-0.203608</text:p>
          </table:table-cell>
          <table:table-cell office:value-type="float" office:value="2.15284" calcext:value-type="float">
            <text:p>2.15284</text:p>
          </table:table-cell>
          <table:table-cell office:value-type="float" office:value="0.028639" calcext:value-type="float">
            <text:p>0.028639</text:p>
          </table:table-cell>
          <table:table-cell office:value-type="float" office:value="5.29899" calcext:value-type="float">
            <text:p>5.29899</text:p>
          </table:table-cell>
          <table:table-cell office:value-type="float" office:value="547.738462" calcext:value-type="float">
            <text:p>547.738462</text:p>
          </table:table-cell>
          <table:table-cell office:value-type="float" office:value="0.028639" calcext:value-type="float">
            <text:p>0.028639</text:p>
          </table:table-cell>
          <table:table-cell office:value-type="float" office:value="2123.039904" calcext:value-type="float">
            <text:p>2123.039904</text:p>
          </table:table-cell>
        </table:table-row>
        <table:table-row table:style-name="ro1">
          <table:table-cell office:value-type="string" calcext:value-type="string">
            <text:p><text:s/>Sodium 1.5g/l</text:p>
          </table:table-cell>
          <table:table-cell office:value-type="float" office:value="6" calcext:value-type="float">
            <text:p>6</text:p>
          </table:table-cell>
          <table:table-cell office:value-type="float" office:value="545.430769" calcext:value-type="float">
            <text:p>545.430769</text:p>
          </table:table-cell>
          <table:table-cell office:value-type="float" office:value="546.300003" calcext:value-type="float">
            <text:p>546.300003</text:p>
          </table:table-cell>
          <table:table-cell office:value-type="float" office:value="44.609405" calcext:value-type="float">
            <text:p>44.609405</text:p>
          </table:table-cell>
          <table:table-cell office:value-type="float" office:value="547.251974" calcext:value-type="float">
            <text:p>547.251974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90 23 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94 16 0</text:p>
          </table:table-cell>
          <table:table-cell office:value-type="float" office:value="65" calcext:value-type="float">
            <text:p>65</text:p>
          </table:table-cell>
          <table:table-cell office:value-type="float" office:value="158.691406" calcext:value-type="float">
            <text:p>158.691406</text:p>
          </table:table-cell>
          <table:table-cell office:value-type="float" office:value="-0.251411" calcext:value-type="float">
            <text:p>-0.251411</text:p>
          </table:table-cell>
          <table:table-cell office:value-type="float" office:value="2.058061" calcext:value-type="float">
            <text:p>2.058061</text:p>
          </table:table-cell>
          <table:table-cell office:value-type="float" office:value="0.03432" calcext:value-type="float">
            <text:p>0.03432</text:p>
          </table:table-cell>
          <table:table-cell office:value-type="float" office:value="5.10723" calcext:value-type="float">
            <text:p>5.10723</text:p>
          </table:table-cell>
          <table:table-cell office:value-type="float" office:value="545.430769" calcext:value-type="float">
            <text:p>545.430769</text:p>
          </table:table-cell>
          <table:table-cell office:value-type="float" office:value="0.03432" calcext:value-type="float">
            <text:p>0.03432</text:p>
          </table:table-cell>
          <table:table-cell office:value-type="float" office:value="1989.999038" calcext:value-type="float">
            <text:p>1989.999038</text:p>
          </table:table-cell>
        </table:table-row>
        <table:table-row table:style-name="ro1">
          <table:table-cell office:value-type="string" calcext:value-type="string">
            <text:p><text:s/>Sodium 1.5g/l</text:p>
          </table:table-cell>
          <table:table-cell office:value-type="float" office:value="7" calcext:value-type="float">
            <text:p>7</text:p>
          </table:table-cell>
          <table:table-cell office:value-type="float" office:value="540.646154" calcext:value-type="float">
            <text:p>540.646154</text:p>
          </table:table-cell>
          <table:table-cell office:value-type="float" office:value="542.16" calcext:value-type="float">
            <text:p>542.16</text:p>
          </table:table-cell>
          <table:table-cell office:value-type="float" office:value="45.030001" calcext:value-type="float">
            <text:p>45.030001</text:p>
          </table:table-cell>
          <table:table-cell office:value-type="float" office:value="542.51817" calcext:value-type="float">
            <text:p>542.51817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90 23 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94 16 0</text:p>
          </table:table-cell>
          <table:table-cell office:value-type="float" office:value="65" calcext:value-type="float">
            <text:p>65</text:p>
          </table:table-cell>
          <table:table-cell office:value-type="float" office:value="158.691406" calcext:value-type="float">
            <text:p>158.691406</text:p>
          </table:table-cell>
          <table:table-cell office:value-type="float" office:value="-0.245589" calcext:value-type="float">
            <text:p>-0.245589</text:p>
          </table:table-cell>
          <table:table-cell office:value-type="float" office:value="2.135895" calcext:value-type="float">
            <text:p>2.135895</text:p>
          </table:table-cell>
          <table:table-cell office:value-type="float" office:value="0.027692" calcext:value-type="float">
            <text:p>0.027692</text:p>
          </table:table-cell>
          <table:table-cell office:value-type="float" office:value="5.408917" calcext:value-type="float">
            <text:p>5.408917</text:p>
          </table:table-cell>
          <table:table-cell office:value-type="float" office:value="540.646154" calcext:value-type="float">
            <text:p>540.646154</text:p>
          </table:table-cell>
          <table:table-cell office:value-type="float" office:value="0.027692" calcext:value-type="float">
            <text:p>0.027692</text:p>
          </table:table-cell>
          <table:table-cell office:value-type="float" office:value="2027.700962" calcext:value-type="float">
            <text:p>2027.700962</text:p>
          </table:table-cell>
        </table:table-row>
        <table:table-row table:style-name="ro1">
          <table:table-cell office:value-type="string" calcext:value-type="string">
            <text:p><text:s/>Sodium 1.5g/l</text:p>
          </table:table-cell>
          <table:table-cell office:value-type="float" office:value="8" calcext:value-type="float">
            <text:p>8</text:p>
          </table:table-cell>
          <table:table-cell office:value-type="float" office:value="539.753846" calcext:value-type="float">
            <text:p>539.753846</text:p>
          </table:table-cell>
          <table:table-cell office:value-type="float" office:value="544.745003" calcext:value-type="float">
            <text:p>544.745003</text:p>
          </table:table-cell>
          <table:table-cell office:value-type="float" office:value="44.759786" calcext:value-type="float">
            <text:p>44.759786</text:p>
          </table:table-cell>
          <table:table-cell office:value-type="float" office:value="541.606548" calcext:value-type="float">
            <text:p>541.606548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90 23 0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94 16 0</text:p>
          </table:table-cell>
          <table:table-cell office:value-type="float" office:value="65" calcext:value-type="float">
            <text:p>65</text:p>
          </table:table-cell>
          <table:table-cell office:value-type="float" office:value="158.691406" calcext:value-type="float">
            <text:p>158.691406</text:p>
          </table:table-cell>
          <table:table-cell office:value-type="float" office:value="-0.257193" calcext:value-type="float">
            <text:p>-0.257193</text:p>
          </table:table-cell>
          <table:table-cell office:value-type="float" office:value="2.146672" calcext:value-type="float">
            <text:p>2.146672</text:p>
          </table:table-cell>
          <table:table-cell office:value-type="float" office:value="0.030059" calcext:value-type="float">
            <text:p>0.030059</text:p>
          </table:table-cell>
          <table:table-cell office:value-type="float" office:value="5.183455" calcext:value-type="float">
            <text:p>5.183455</text:p>
          </table:table-cell>
          <table:table-cell office:value-type="float" office:value="539.753846" calcext:value-type="float">
            <text:p>539.753846</text:p>
          </table:table-cell>
          <table:table-cell office:value-type="float" office:value="0.030059" calcext:value-type="float">
            <text:p>0.030059</text:p>
          </table:table-cell>
          <table:table-cell office:value-type="float" office:value="2003.438462" calcext:value-type="float">
            <text:p>2003.438462</text:p>
          </table:table-cell>
        </table:table-row>
        <table:table-row table:style-name="ro1">
          <table:table-cell office:value-type="string" calcext:value-type="string">
            <text:p><text:s/>Sodium 1.5g/l</text:p>
          </table:table-cell>
          <table:table-cell office:value-type="float" office:value="9" calcext:value-type="float">
            <text:p>9</text:p>
          </table:table-cell>
          <table:table-cell office:value-type="float" office:value="537.369231" calcext:value-type="float">
            <text:p>537.369231</text:p>
          </table:table-cell>
          <table:table-cell office:value-type="float" office:value="540.920002" calcext:value-type="float">
            <text:p>540.920002</text:p>
          </table:table-cell>
          <table:table-cell office:value-type="float" office:value="45.285059" calcext:value-type="float">
            <text:p>45.285059</text:p>
          </table:table-cell>
          <table:table-cell office:value-type="float" office:value="539.273981" calcext:value-type="float">
            <text:p>539.273981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91 23 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93 16 0</text:p>
          </table:table-cell>
          <table:table-cell office:value-type="float" office:value="65" calcext:value-type="float">
            <text:p>65</text:p>
          </table:table-cell>
          <table:table-cell office:value-type="float" office:value="158.691406" calcext:value-type="float">
            <text:p>158.691406</text:p>
          </table:table-cell>
          <table:table-cell office:value-type="float" office:value="-0.257854" calcext:value-type="float">
            <text:p>-0.257854</text:p>
          </table:table-cell>
          <table:table-cell office:value-type="float" office:value="2.181491" calcext:value-type="float">
            <text:p>2.181491</text:p>
          </table:table-cell>
          <table:table-cell office:value-type="float" office:value="0.028166" calcext:value-type="float">
            <text:p>0.028166</text:p>
          </table:table-cell>
          <table:table-cell office:value-type="float" office:value="5.291448" calcext:value-type="float">
            <text:p>5.291448</text:p>
          </table:table-cell>
          <table:table-cell office:value-type="float" office:value="537.369231" calcext:value-type="float">
            <text:p>537.369231</text:p>
          </table:table-cell>
          <table:table-cell office:value-type="float" office:value="0.028166" calcext:value-type="float">
            <text:p>0.028166</text:p>
          </table:table-cell>
          <table:table-cell office:value-type="float" office:value="2050.736538" calcext:value-type="float">
            <text:p>2050.736538</text:p>
          </table:table-cell>
        </table:table-row>
        <table:table-row table:style-name="ro1">
          <table:table-cell office:value-type="string" calcext:value-type="string">
            <text:p><text:s/>Sodium 1.5g/l</text:p>
          </table:table-cell>
          <table:table-cell office:value-type="float" office:value="10" calcext:value-type="float">
            <text:p>10</text:p>
          </table:table-cell>
          <table:table-cell office:value-type="float" office:value="533.861538" calcext:value-type="float">
            <text:p>533.861538</text:p>
          </table:table-cell>
          <table:table-cell office:value-type="float" office:value="538.229996" calcext:value-type="float">
            <text:p>538.229996</text:p>
          </table:table-cell>
          <table:table-cell office:value-type="float" office:value="44.498201" calcext:value-type="float">
            <text:p>44.498201</text:p>
          </table:table-cell>
          <table:table-cell office:value-type="float" office:value="535.712826" calcext:value-type="float">
            <text:p>535.712826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91 23 0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94 16 0</text:p>
          </table:table-cell>
          <table:table-cell office:value-type="float" office:value="65" calcext:value-type="float">
            <text:p>65</text:p>
          </table:table-cell>
          <table:table-cell office:value-type="float" office:value="158.691406" calcext:value-type="float">
            <text:p>158.691406</text:p>
          </table:table-cell>
          <table:table-cell office:value-type="float" office:value="-0.22183" calcext:value-type="float">
            <text:p>-0.22183</text:p>
          </table:table-cell>
          <table:table-cell office:value-type="float" office:value="2.172209" calcext:value-type="float">
            <text:p>2.172209</text:p>
          </table:table-cell>
          <table:table-cell office:value-type="float" office:value="0.023432" calcext:value-type="float">
            <text:p>0.023432</text:p>
          </table:table-cell>
          <table:table-cell office:value-type="float" office:value="5.499291" calcext:value-type="float">
            <text:p>5.499291</text:p>
          </table:table-cell>
          <table:table-cell office:value-type="float" office:value="533.861538" calcext:value-type="float">
            <text:p>533.861538</text:p>
          </table:table-cell>
          <table:table-cell office:value-type="float" office:value="0.023432" calcext:value-type="float">
            <text:p>0.023432</text:p>
          </table:table-cell>
          <table:table-cell office:value-type="float" office:value="1980.089904" calcext:value-type="float">
            <text:p>1980.089904</text:p>
          </table:table-cell>
        </table:table-row>
        <table:table-row table:style-name="ro1">
          <table:table-cell office:value-type="string" calcext:value-type="string">
            <text:p><text:s/>Sodium 1.5g/l</text:p>
          </table:table-cell>
          <table:table-cell office:value-type="float" office:value="11" calcext:value-type="float">
            <text:p>11</text:p>
          </table:table-cell>
          <table:table-cell office:value-type="float" office:value="531.076923" calcext:value-type="float">
            <text:p>531.076923</text:p>
          </table:table-cell>
          <table:table-cell office:value-type="float" office:value="534.775002" calcext:value-type="float">
            <text:p>534.775002</text:p>
          </table:table-cell>
          <table:table-cell office:value-type="float" office:value="43.565435" calcext:value-type="float">
            <text:p>43.565435</text:p>
          </table:table-cell>
          <table:table-cell office:value-type="float" office:value="532.860812" calcext:value-type="float">
            <text:p>532.860812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90 23 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94 16 0</text:p>
          </table:table-cell>
          <table:table-cell office:value-type="float" office:value="65" calcext:value-type="float">
            <text:p>65</text:p>
          </table:table-cell>
          <table:table-cell office:value-type="float" office:value="158.691406" calcext:value-type="float">
            <text:p>158.691406</text:p>
          </table:table-cell>
          <table:table-cell office:value-type="float" office:value="-0.146847" calcext:value-type="float">
            <text:p>-0.146847</text:p>
          </table:table-cell>
          <table:table-cell office:value-type="float" office:value="2.148833" calcext:value-type="float">
            <text:p>2.148833</text:p>
          </table:table-cell>
          <table:table-cell office:value-type="float" office:value="0.027219" calcext:value-type="float">
            <text:p>0.027219</text:p>
          </table:table-cell>
          <table:table-cell office:value-type="float" office:value="5.376214" calcext:value-type="float">
            <text:p>5.376214</text:p>
          </table:table-cell>
          <table:table-cell office:value-type="float" office:value="531.076923" calcext:value-type="float">
            <text:p>531.076923</text:p>
          </table:table-cell>
          <table:table-cell office:value-type="float" office:value="0.027219" calcext:value-type="float">
            <text:p>0.027219</text:p>
          </table:table-cell>
          <table:table-cell office:value-type="float" office:value="1897.947115" calcext:value-type="float">
            <text:p>1897.947115</text:p>
          </table:table-cell>
        </table:table-row>
        <table:table-row table:style-name="ro1">
          <table:table-cell office:value-type="string" calcext:value-type="string">
            <text:p><text:s/>Sodium 1.5g/l</text:p>
          </table:table-cell>
          <table:table-cell office:value-type="float" office:value="12" calcext:value-type="float">
            <text:p>12</text:p>
          </table:table-cell>
          <table:table-cell office:value-type="float" office:value="527.615385" calcext:value-type="float">
            <text:p>527.615385</text:p>
          </table:table-cell>
          <table:table-cell office:value-type="float" office:value="532.234997" calcext:value-type="float">
            <text:p>532.234997</text:p>
          </table:table-cell>
          <table:table-cell office:value-type="float" office:value="44.049933" calcext:value-type="float">
            <text:p>44.049933</text:p>
          </table:table-cell>
          <table:table-cell office:value-type="float" office:value="529.451028" calcext:value-type="float">
            <text:p>529.451028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91 23 0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93 16 0</text:p>
          </table:table-cell>
          <table:table-cell office:value-type="float" office:value="65" calcext:value-type="float">
            <text:p>65</text:p>
          </table:table-cell>
          <table:table-cell office:value-type="float" office:value="158.691406" calcext:value-type="float">
            <text:p>158.691406</text:p>
          </table:table-cell>
          <table:table-cell office:value-type="float" office:value="-0.253138" calcext:value-type="float">
            <text:p>-0.253138</text:p>
          </table:table-cell>
          <table:table-cell office:value-type="float" office:value="2.216407" calcext:value-type="float">
            <text:p>2.216407</text:p>
          </table:table-cell>
          <table:table-cell office:value-type="float" office:value="0.026272" calcext:value-type="float">
            <text:p>0.026272</text:p>
          </table:table-cell>
          <table:table-cell office:value-type="float" office:value="5.414525" calcext:value-type="float">
            <text:p>5.414525</text:p>
          </table:table-cell>
          <table:table-cell office:value-type="float" office:value="527.615385" calcext:value-type="float">
            <text:p>527.615385</text:p>
          </table:table-cell>
          <table:table-cell office:value-type="float" office:value="0.026272" calcext:value-type="float">
            <text:p>0.026272</text:p>
          </table:table-cell>
          <table:table-cell office:value-type="float" office:value="1940.396635" calcext:value-type="float">
            <text:p>1940.396635</text:p>
          </table:table-cell>
        </table:table-row>
        <table:table-row table:style-name="ro1">
          <table:table-cell office:value-type="string" calcext:value-type="string">
            <text:p><text:s/>Sodium 1.5g/l</text:p>
          </table:table-cell>
          <table:table-cell office:value-type="float" office:value="13" calcext:value-type="float">
            <text:p>13</text:p>
          </table:table-cell>
          <table:table-cell office:value-type="float" office:value="526.076923" calcext:value-type="float">
            <text:p>526.076923</text:p>
          </table:table-cell>
          <table:table-cell office:value-type="float" office:value="529.650002" calcext:value-type="float">
            <text:p>529.650002</text:p>
          </table:table-cell>
          <table:table-cell office:value-type="float" office:value="43.757609" calcext:value-type="float">
            <text:p>43.757609</text:p>
          </table:table-cell>
          <table:table-cell office:value-type="float" office:value="527.893604" calcext:value-type="float">
            <text:p>527.893604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90 23 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94 16 0</text:p>
          </table:table-cell>
          <table:table-cell office:value-type="float" office:value="65" calcext:value-type="float">
            <text:p>65</text:p>
          </table:table-cell>
          <table:table-cell office:value-type="float" office:value="158.691406" calcext:value-type="float">
            <text:p>158.691406</text:p>
          </table:table-cell>
          <table:table-cell office:value-type="float" office:value="-0.200393" calcext:value-type="float">
            <text:p>-0.200393</text:p>
          </table:table-cell>
          <table:table-cell office:value-type="float" office:value="2.11959" calcext:value-type="float">
            <text:p>2.11959</text:p>
          </table:table-cell>
          <table:table-cell office:value-type="float" office:value="0.025799" calcext:value-type="float">
            <text:p>0.025799</text:p>
          </table:table-cell>
          <table:table-cell office:value-type="float" office:value="5.445294" calcext:value-type="float">
            <text:p>5.445294</text:p>
          </table:table-cell>
          <table:table-cell office:value-type="float" office:value="526.076923" calcext:value-type="float">
            <text:p>526.076923</text:p>
          </table:table-cell>
          <table:table-cell office:value-type="float" office:value="0.025799" calcext:value-type="float">
            <text:p>0.025799</text:p>
          </table:table-cell>
          <table:table-cell office:value-type="float" office:value="1914.728365" calcext:value-type="float">
            <text:p>1914.728365</text:p>
          </table:table-cell>
        </table:table-row>
        <table:table-row table:style-name="ro1">
          <table:table-cell office:value-type="string" calcext:value-type="string">
            <text:p><text:s/>Sodium 1.5g/l</text:p>
          </table:table-cell>
          <table:table-cell office:value-type="float" office:value="14" calcext:value-type="float">
            <text:p>14</text:p>
          </table:table-cell>
          <table:table-cell office:value-type="float" office:value="524.784615" calcext:value-type="float">
            <text:p>524.784615</text:p>
          </table:table-cell>
          <table:table-cell office:value-type="float" office:value="527.370003" calcext:value-type="float">
            <text:p>527.370003</text:p>
          </table:table-cell>
          <table:table-cell office:value-type="float" office:value="42.416643" calcext:value-type="float">
            <text:p>42.416643</text:p>
          </table:table-cell>
          <table:table-cell office:value-type="float" office:value="526.496025" calcext:value-type="float">
            <text:p>526.496025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90 23 0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94 16 0</text:p>
          </table:table-cell>
          <table:table-cell office:value-type="float" office:value="65" calcext:value-type="float">
            <text:p>65</text:p>
          </table:table-cell>
          <table:table-cell office:value-type="float" office:value="158.691406" calcext:value-type="float">
            <text:p>158.691406</text:p>
          </table:table-cell>
          <table:table-cell office:value-type="float" office:value="-0.137248" calcext:value-type="float">
            <text:p>-0.137248</text:p>
          </table:table-cell>
          <table:table-cell office:value-type="float" office:value="2.093979" calcext:value-type="float">
            <text:p>2.093979</text:p>
          </table:table-cell>
          <table:table-cell office:value-type="float" office:value="0.023905" calcext:value-type="float">
            <text:p>0.023905</text:p>
          </table:table-cell>
          <table:table-cell office:value-type="float" office:value="5.525988" calcext:value-type="float">
            <text:p>5.525988</text:p>
          </table:table-cell>
          <table:table-cell office:value-type="float" office:value="524.784615" calcext:value-type="float">
            <text:p>524.784615</text:p>
          </table:table-cell>
          <table:table-cell office:value-type="float" office:value="0.023905" calcext:value-type="float">
            <text:p>0.023905</text:p>
          </table:table-cell>
          <table:table-cell office:value-type="float" office:value="1799.171635" calcext:value-type="float">
            <text:p>1799.171635</text:p>
          </table:table-cell>
        </table:table-row>
        <table:table-row table:style-name="ro1">
          <table:table-cell office:value-type="string" calcext:value-type="string">
            <text:p><text:s/>Sodium 1.5g/l</text:p>
          </table:table-cell>
          <table:table-cell office:value-type="float" office:value="15" calcext:value-type="float">
            <text:p>15</text:p>
          </table:table-cell>
          <table:table-cell office:value-type="float" office:value="522.476923" calcext:value-type="float">
            <text:p>522.476923</text:p>
          </table:table-cell>
          <table:table-cell office:value-type="float" office:value="529.274998" calcext:value-type="float">
            <text:p>529.274998</text:p>
          </table:table-cell>
          <table:table-cell office:value-type="float" office:value="43.351798" calcext:value-type="float">
            <text:p>43.351798</text:p>
          </table:table-cell>
          <table:table-cell office:value-type="float" office:value="524.272366" calcext:value-type="float">
            <text:p>524.272366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90 23 0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93 16 0</text:p>
          </table:table-cell>
          <table:table-cell office:value-type="float" office:value="65" calcext:value-type="float">
            <text:p>65</text:p>
          </table:table-cell>
          <table:table-cell office:value-type="float" office:value="158.691406" calcext:value-type="float">
            <text:p>158.691406</text:p>
          </table:table-cell>
          <table:table-cell office:value-type="float" office:value="-0.161223" calcext:value-type="float">
            <text:p>-0.161223</text:p>
          </table:table-cell>
          <table:table-cell office:value-type="float" office:value="2.065817" calcext:value-type="float">
            <text:p>2.065817</text:p>
          </table:table-cell>
          <table:table-cell office:value-type="float" office:value="0.028639" calcext:value-type="float">
            <text:p>0.028639</text:p>
          </table:table-cell>
          <table:table-cell office:value-type="float" office:value="5.318146" calcext:value-type="float">
            <text:p>5.318146</text:p>
          </table:table-cell>
          <table:table-cell office:value-type="float" office:value="522.476923" calcext:value-type="float">
            <text:p>522.476923</text:p>
          </table:table-cell>
          <table:table-cell office:value-type="float" office:value="0.028639" calcext:value-type="float">
            <text:p>0.028639</text:p>
          </table:table-cell>
          <table:table-cell office:value-type="float" office:value="1879.378365" calcext:value-type="float">
            <text:p>1879.378365</text:p>
          </table:table-cell>
        </table:table-row>
        <table:table-row table:style-name="ro1">
          <table:table-cell office:value-type="string" calcext:value-type="string">
            <text:p>Sodium Average</text:p>
          </table:table-cell>
          <table:table-cell office:value-type="string" calcext:value-type="string">
            <text:p>Average</text:p>
          </table:table-cell>
          <table:table-cell table:formula="of:=AVERAGE([.C31:.C45])" office:value-type="float" office:value="540.532307666667" calcext:value-type="float">
            <text:p>540.532307666667</text:p>
          </table:table-cell>
          <table:table-cell table:formula="of:=AVERAGE([.D31:.D45])" office:value-type="float" office:value="543.4953342" calcext:value-type="float">
            <text:p>543.4953342</text:p>
          </table:table-cell>
          <table:table-cell table:formula="of:=AVERAGE([.E31:.E45])" office:value-type="float" office:value="45.0680270666667" calcext:value-type="float">
            <text:p>45.0680270666667</text:p>
          </table:table-cell>
          <table:table-cell table:formula="of:=AVERAGE([.F31:.F45])" office:value-type="float" office:value="542.408267466667" calcext:value-type="float">
            <text:p>542.408267466667</text:p>
          </table:table-cell>
          <table:table-cell table:formula="of:=AVERAGE([.G31:.G45])" office:value-type="float" office:value="624.533333333333" calcext:value-type="float">
            <text:p>624.533333333333</text:p>
          </table:table-cell>
          <table:table-cell table:formula="of:=AVERAGE([.H31:.H45])" office:value-type="string" office:string-value="" calcext:value-type="error">
            <text:p>#DIV/0!</text:p>
          </table:table-cell>
          <table:table-cell table:formula="of:=AVERAGE([.I31:.I45])" office:value-type="float" office:value="448.933333333333" calcext:value-type="float">
            <text:p>448.933333333333</text:p>
          </table:table-cell>
          <table:table-cell table:formula="of:=AVERAGE([.J31:.J45])" office:value-type="string" office:string-value="" calcext:value-type="error">
            <text:p>#DIV/0!</text:p>
          </table:table-cell>
          <table:table-cell table:formula="of:=AVERAGE([.K31:.K45])" office:value-type="float" office:value="65" calcext:value-type="float">
            <text:p>65</text:p>
          </table:table-cell>
          <table:table-cell table:formula="of:=AVERAGE([.L31:.L45])" office:value-type="float" office:value="158.691406" calcext:value-type="float">
            <text:p>158.691406</text:p>
          </table:table-cell>
          <table:table-cell table:formula="of:=AVERAGE([.M31:.M45])" office:value-type="float" office:value="-0.227580133333333" calcext:value-type="float">
            <text:p>-0.227580133333333</text:p>
          </table:table-cell>
          <table:table-cell table:formula="of:=AVERAGE([.N31:.N45])" office:value-type="float" office:value="2.13924553333333" calcext:value-type="float">
            <text:p>2.13924553333333</text:p>
          </table:table-cell>
          <table:table-cell table:formula="of:=AVERAGE([.O31:.O45])" office:value-type="float" office:value="0.0279764" calcext:value-type="float">
            <text:p>0.0279764</text:p>
          </table:table-cell>
          <table:table-cell table:formula="of:=AVERAGE([.P31:.P45])" office:value-type="float" office:value="5.33514313333333" calcext:value-type="float">
            <text:p>5.33514313333333</text:p>
          </table:table-cell>
          <table:table-cell table:formula="of:=AVERAGE([.Q31:.Q45])" office:value-type="float" office:value="540.532307666667" calcext:value-type="float">
            <text:p>540.532307666667</text:p>
          </table:table-cell>
          <table:table-cell table:formula="of:=AVERAGE([.R31:.R45])" office:value-type="float" office:value="0.0279764" calcext:value-type="float">
            <text:p>0.0279764</text:p>
          </table:table-cell>
          <table:table-cell table:formula="of:=AVERAGE([.S31:.S45])" office:value-type="float" office:value="2033.6423398" calcext:value-type="float">
            <text:p>2033.6423398</text:p>
          </table:table-cell>
        </table:table-row>
        <table:table-row table:style-name="ro1">
          <table:table-cell office:value-type="string" calcext:value-type="string">
            <text:p>Background Average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BEAT_CUSO4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StandardDeviation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Posi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Position</text:p>
          </table:table-cell>
          <table:table-cell office:value-type="string" calcext:value-type="string">
            <text:p>#Voxel</text:p>
          </table:table-cell>
          <table:table-cell office:value-type="string" calcext:value-type="string">
            <text:p>Volume [mm^3]</text:p>
          </table:table-cell>
          <table:table-cell office:value-type="string" calcext:value-type="string">
            <text:p>Skewness</text:p>
          </table:table-cell>
          <table:table-cell office:value-type="string" calcext:value-type="string">
            <text:p>Kurtosis</text:p>
          </table:table-cell>
          <table:table-cell office:value-type="string" calcext:value-type="string">
            <text:p>Uniformity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UPP</text:p>
          </table:table-cell>
          <table:table-cell office:value-type="string" calcext:value-type="string">
            <text:p>Variance</text:p>
          </table:table-cell>
        </table:table-row>
        <table:table-row table:style-name="ro1">
          <table:table-cell office:value-type="string" calcext:value-type="string">
            <text:p><text:s/>CuSO4 <text:s/>1.5g/l</text:p>
          </table:table-cell>
          <table:table-cell office:value-type="float" office:value="1" calcext:value-type="float">
            <text:p>1</text:p>
          </table:table-cell>
          <table:table-cell office:value-type="float" office:value="668.671875" calcext:value-type="float">
            <text:p>668.671875</text:p>
          </table:table-cell>
          <table:table-cell office:value-type="float" office:value="680.770004" calcext:value-type="float">
            <text:p>680.770004</text:p>
          </table:table-cell>
          <table:table-cell office:value-type="float" office:value="32.477125" calcext:value-type="float">
            <text:p>32.477125</text:p>
          </table:table-cell>
          <table:table-cell office:value-type="float" office:value="669.460111" calcext:value-type="float">
            <text:p>669.460111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69 21 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73 15 0</text:p>
          </table:table-cell>
          <table:table-cell office:value-type="float" office:value="64" calcext:value-type="float">
            <text:p>64</text:p>
          </table:table-cell>
          <table:table-cell office:value-type="float" office:value="156.25" calcext:value-type="float">
            <text:p>156.25</text:p>
          </table:table-cell>
          <table:table-cell office:value-type="float" office:value="-0.940015" calcext:value-type="float">
            <text:p>-0.940015</text:p>
          </table:table-cell>
          <table:table-cell office:value-type="float" office:value="2.782225" calcext:value-type="float">
            <text:p>2.782225</text:p>
          </table:table-cell>
          <table:table-cell office:value-type="float" office:value="0.032227" calcext:value-type="float">
            <text:p>0.032227</text:p>
          </table:table-cell>
          <table:table-cell office:value-type="float" office:value="5.208919" calcext:value-type="float">
            <text:p>5.208919</text:p>
          </table:table-cell>
          <table:table-cell office:value-type="float" office:value="668.671875" calcext:value-type="float">
            <text:p>668.671875</text:p>
          </table:table-cell>
          <table:table-cell office:value-type="float" office:value="0.032227" calcext:value-type="float">
            <text:p>0.032227</text:p>
          </table:table-cell>
          <table:table-cell office:value-type="float" office:value="1054.763641" calcext:value-type="float">
            <text:p>1054.763641</text:p>
          </table:table-cell>
        </table:table-row>
        <table:table-row table:style-name="ro1">
          <table:table-cell office:value-type="string" calcext:value-type="string">
            <text:p><text:s/>CuSO4 <text:s/>1.5g/l</text:p>
          </table:table-cell>
          <table:table-cell office:value-type="float" office:value="2" calcext:value-type="float">
            <text:p>2</text:p>
          </table:table-cell>
          <table:table-cell office:value-type="float" office:value="667.671875" calcext:value-type="float">
            <text:p>667.671875</text:p>
          </table:table-cell>
          <table:table-cell office:value-type="float" office:value="676.900002" calcext:value-type="float">
            <text:p>676.900002</text:p>
          </table:table-cell>
          <table:table-cell office:value-type="float" office:value="33.427037" calcext:value-type="float">
            <text:p>33.427037</text:p>
          </table:table-cell>
          <table:table-cell office:value-type="float" office:value="668.508115" calcext:value-type="float">
            <text:p>668.508115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76 21 0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73 15 0</text:p>
          </table:table-cell>
          <table:table-cell office:value-type="float" office:value="64" calcext:value-type="float">
            <text:p>64</text:p>
          </table:table-cell>
          <table:table-cell office:value-type="float" office:value="156.25" calcext:value-type="float">
            <text:p>156.25</text:p>
          </table:table-cell>
          <table:table-cell office:value-type="float" office:value="-0.851117" calcext:value-type="float">
            <text:p>-0.851117</text:p>
          </table:table-cell>
          <table:table-cell office:value-type="float" office:value="2.587217" calcext:value-type="float">
            <text:p>2.587217</text:p>
          </table:table-cell>
          <table:table-cell office:value-type="float" office:value="0.026367" calcext:value-type="float">
            <text:p>0.026367</text:p>
          </table:table-cell>
          <table:table-cell office:value-type="float" office:value="5.39032" calcext:value-type="float">
            <text:p>5.39032</text:p>
          </table:table-cell>
          <table:table-cell office:value-type="float" office:value="667.671875" calcext:value-type="float">
            <text:p>667.671875</text:p>
          </table:table-cell>
          <table:table-cell office:value-type="float" office:value="0.026367" calcext:value-type="float">
            <text:p>0.026367</text:p>
          </table:table-cell>
          <table:table-cell office:value-type="float" office:value="1117.366815" calcext:value-type="float">
            <text:p>1117.366815</text:p>
          </table:table-cell>
        </table:table-row>
        <table:table-row table:style-name="ro1">
          <table:table-cell office:value-type="string" calcext:value-type="string">
            <text:p><text:s/>CuSO4 <text:s/>1.5g/l</text:p>
          </table:table-cell>
          <table:table-cell office:value-type="float" office:value="3" calcext:value-type="float">
            <text:p>3</text:p>
          </table:table-cell>
          <table:table-cell office:value-type="float" office:value="667.609375" calcext:value-type="float">
            <text:p>667.609375</text:p>
          </table:table-cell>
          <table:table-cell office:value-type="float" office:value="677.935001" calcext:value-type="float">
            <text:p>677.935001</text:p>
          </table:table-cell>
          <table:table-cell office:value-type="float" office:value="32.386857" calcext:value-type="float">
            <text:p>32.386857</text:p>
          </table:table-cell>
          <table:table-cell office:value-type="float" office:value="668.394484" calcext:value-type="float">
            <text:p>668.394484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69 21 0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73 15 0</text:p>
          </table:table-cell>
          <table:table-cell office:value-type="float" office:value="64" calcext:value-type="float">
            <text:p>64</text:p>
          </table:table-cell>
          <table:table-cell office:value-type="float" office:value="156.25" calcext:value-type="float">
            <text:p>156.25</text:p>
          </table:table-cell>
          <table:table-cell office:value-type="float" office:value="-0.864022" calcext:value-type="float">
            <text:p>-0.864022</text:p>
          </table:table-cell>
          <table:table-cell office:value-type="float" office:value="2.536987" calcext:value-type="float">
            <text:p>2.536987</text:p>
          </table:table-cell>
          <table:table-cell office:value-type="float" office:value="0.032715" calcext:value-type="float">
            <text:p>0.032715</text:p>
          </table:table-cell>
          <table:table-cell office:value-type="float" office:value="5.230949" calcext:value-type="float">
            <text:p>5.230949</text:p>
          </table:table-cell>
          <table:table-cell office:value-type="float" office:value="667.609375" calcext:value-type="float">
            <text:p>667.609375</text:p>
          </table:table-cell>
          <table:table-cell office:value-type="float" office:value="0.032715" calcext:value-type="float">
            <text:p>0.032715</text:p>
          </table:table-cell>
          <table:table-cell office:value-type="float" office:value="1048.908482" calcext:value-type="float">
            <text:p>1048.908482</text:p>
          </table:table-cell>
        </table:table-row>
        <table:table-row table:style-name="ro1">
          <table:table-cell office:value-type="string" calcext:value-type="string">
            <text:p><text:s/>CuSO4 <text:s/>1.5g/l</text:p>
          </table:table-cell>
          <table:table-cell office:value-type="float" office:value="4" calcext:value-type="float">
            <text:p>4</text:p>
          </table:table-cell>
          <table:table-cell office:value-type="float" office:value="667.25" calcext:value-type="float">
            <text:p>667.25</text:p>
          </table:table-cell>
          <table:table-cell office:value-type="float" office:value="679.100002" calcext:value-type="float">
            <text:p>679.100002</text:p>
          </table:table-cell>
          <table:table-cell office:value-type="float" office:value="34.426826" calcext:value-type="float">
            <text:p>34.426826</text:p>
          </table:table-cell>
          <table:table-cell office:value-type="float" office:value="668.137537" calcext:value-type="float">
            <text:p>668.137537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76 21 0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71 15 0</text:p>
          </table:table-cell>
          <table:table-cell office:value-type="float" office:value="64" calcext:value-type="float">
            <text:p>64</text:p>
          </table:table-cell>
          <table:table-cell office:value-type="float" office:value="156.25" calcext:value-type="float">
            <text:p>156.25</text:p>
          </table:table-cell>
          <table:table-cell office:value-type="float" office:value="-0.884998" calcext:value-type="float">
            <text:p>-0.884998</text:p>
          </table:table-cell>
          <table:table-cell office:value-type="float" office:value="2.656854" calcext:value-type="float">
            <text:p>2.65685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5.183365" calcext:value-type="float">
            <text:p>5.183365</text:p>
          </table:table-cell>
          <table:table-cell office:value-type="float" office:value="667.25" calcext:value-type="float">
            <text:p>667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185.206349" calcext:value-type="float">
            <text:p>1185.206349</text:p>
          </table:table-cell>
        </table:table-row>
        <table:table-row table:style-name="ro1">
          <table:table-cell office:value-type="string" calcext:value-type="string">
            <text:p><text:s/>CuSO4 <text:s/>1.5g/l</text:p>
          </table:table-cell>
          <table:table-cell office:value-type="float" office:value="5" calcext:value-type="float">
            <text:p>5</text:p>
          </table:table-cell>
          <table:table-cell office:value-type="float" office:value="666.71875" calcext:value-type="float">
            <text:p>666.71875</text:p>
          </table:table-cell>
          <table:table-cell office:value-type="float" office:value="674.664993" calcext:value-type="float">
            <text:p>674.664993</text:p>
          </table:table-cell>
          <table:table-cell office:value-type="float" office:value="33.791362" calcext:value-type="float">
            <text:p>33.791362</text:p>
          </table:table-cell>
          <table:table-cell office:value-type="float" office:value="667.574526" calcext:value-type="float">
            <text:p>667.574526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76 21 0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73 15 0</text:p>
          </table:table-cell>
          <table:table-cell office:value-type="float" office:value="64" calcext:value-type="float">
            <text:p>64</text:p>
          </table:table-cell>
          <table:table-cell office:value-type="float" office:value="156.25" calcext:value-type="float">
            <text:p>156.25</text:p>
          </table:table-cell>
          <table:table-cell office:value-type="float" office:value="-0.894195" calcext:value-type="float">
            <text:p>-0.894195</text:p>
          </table:table-cell>
          <table:table-cell office:value-type="float" office:value="2.705812" calcext:value-type="float">
            <text:p>2.705812</text:p>
          </table:table-cell>
          <table:table-cell office:value-type="float" office:value="0.029297" calcext:value-type="float">
            <text:p>0.029297</text:p>
          </table:table-cell>
          <table:table-cell office:value-type="float" office:value="5.241729" calcext:value-type="float">
            <text:p>5.241729</text:p>
          </table:table-cell>
          <table:table-cell office:value-type="float" office:value="666.71875" calcext:value-type="float">
            <text:p>666.71875</text:p>
          </table:table-cell>
          <table:table-cell office:value-type="float" office:value="0.029297" calcext:value-type="float">
            <text:p>0.029297</text:p>
          </table:table-cell>
          <table:table-cell office:value-type="float" office:value="1141.856151" calcext:value-type="float">
            <text:p>1141.856151</text:p>
          </table:table-cell>
        </table:table-row>
        <table:table-row table:style-name="ro1">
          <table:table-cell office:value-type="string" calcext:value-type="string">
            <text:p><text:s/>CuSO4 <text:s/>1.5g/l</text:p>
          </table:table-cell>
          <table:table-cell office:value-type="float" office:value="6" calcext:value-type="float">
            <text:p>6</text:p>
          </table:table-cell>
          <table:table-cell office:value-type="float" office:value="669.53125" calcext:value-type="float">
            <text:p>669.53125</text:p>
          </table:table-cell>
          <table:table-cell office:value-type="float" office:value="679.389999" calcext:value-type="float">
            <text:p>679.389999</text:p>
          </table:table-cell>
          <table:table-cell office:value-type="float" office:value="33.549286" calcext:value-type="float">
            <text:p>33.549286</text:p>
          </table:table-cell>
          <table:table-cell office:value-type="float" office:value="670.371277" calcext:value-type="float">
            <text:p>670.371277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69 22 0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73 15 0</text:p>
          </table:table-cell>
          <table:table-cell office:value-type="float" office:value="64" calcext:value-type="float">
            <text:p>64</text:p>
          </table:table-cell>
          <table:table-cell office:value-type="float" office:value="156.25" calcext:value-type="float">
            <text:p>156.25</text:p>
          </table:table-cell>
          <table:table-cell office:value-type="float" office:value="-0.909137" calcext:value-type="float">
            <text:p>-0.909137</text:p>
          </table:table-cell>
          <table:table-cell office:value-type="float" office:value="2.774696" calcext:value-type="float">
            <text:p>2.774696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5.284774" calcext:value-type="float">
            <text:p>5.284774</text:p>
          </table:table-cell>
          <table:table-cell office:value-type="float" office:value="669.53125" calcext:value-type="float">
            <text:p>669.53125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1125.554563" calcext:value-type="float">
            <text:p>1125.554563</text:p>
          </table:table-cell>
        </table:table-row>
        <table:table-row table:style-name="ro1">
          <table:table-cell office:value-type="string" calcext:value-type="string">
            <text:p><text:s/>CuSO4 <text:s/>1.5g/l</text:p>
          </table:table-cell>
          <table:table-cell office:value-type="float" office:value="7" calcext:value-type="float">
            <text:p>7</text:p>
          </table:table-cell>
          <table:table-cell office:value-type="float" office:value="668.640625" calcext:value-type="float">
            <text:p>668.640625</text:p>
          </table:table-cell>
          <table:table-cell office:value-type="float" office:value="680.674995" calcext:value-type="float">
            <text:p>680.674995</text:p>
          </table:table-cell>
          <table:table-cell office:value-type="float" office:value="32.607997" calcext:value-type="float">
            <text:p>32.607997</text:p>
          </table:table-cell>
          <table:table-cell office:value-type="float" office:value="669.43526" calcext:value-type="float">
            <text:p>669.43526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76 21 0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73 15 0</text:p>
          </table:table-cell>
          <table:table-cell office:value-type="float" office:value="64" calcext:value-type="float">
            <text:p>64</text:p>
          </table:table-cell>
          <table:table-cell office:value-type="float" office:value="156.25" calcext:value-type="float">
            <text:p>156.25</text:p>
          </table:table-cell>
          <table:table-cell office:value-type="float" office:value="-0.876951" calcext:value-type="float">
            <text:p>-0.876951</text:p>
          </table:table-cell>
          <table:table-cell office:value-type="float" office:value="2.63087" calcext:value-type="float">
            <text:p>2.63087</text:p>
          </table:table-cell>
          <table:table-cell office:value-type="float" office:value="0.03418" calcext:value-type="float">
            <text:p>0.03418</text:p>
          </table:table-cell>
          <table:table-cell office:value-type="float" office:value="5.189464" calcext:value-type="float">
            <text:p>5.189464</text:p>
          </table:table-cell>
          <table:table-cell office:value-type="float" office:value="668.640625" calcext:value-type="float">
            <text:p>668.640625</text:p>
          </table:table-cell>
          <table:table-cell office:value-type="float" office:value="0.03418" calcext:value-type="float">
            <text:p>0.03418</text:p>
          </table:table-cell>
          <table:table-cell office:value-type="float" office:value="1063.281498" calcext:value-type="float">
            <text:p>1063.281498</text:p>
          </table:table-cell>
        </table:table-row>
        <table:table-row table:style-name="ro1">
          <table:table-cell office:value-type="string" calcext:value-type="string">
            <text:p><text:s/>CuSO4 <text:s/>1.5g/l</text:p>
          </table:table-cell>
          <table:table-cell office:value-type="float" office:value="8" calcext:value-type="float">
            <text:p>8</text:p>
          </table:table-cell>
          <table:table-cell office:value-type="float" office:value="668.015625" calcext:value-type="float">
            <text:p>668.015625</text:p>
          </table:table-cell>
          <table:table-cell office:value-type="float" office:value="680.865002" calcext:value-type="float">
            <text:p>680.865002</text:p>
          </table:table-cell>
          <table:table-cell office:value-type="float" office:value="32.679537" calcext:value-type="float">
            <text:p>32.679537</text:p>
          </table:table-cell>
          <table:table-cell office:value-type="float" office:value="668.814494" calcext:value-type="float">
            <text:p>668.814494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76 21 0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73 15 0</text:p>
          </table:table-cell>
          <table:table-cell office:value-type="float" office:value="64" calcext:value-type="float">
            <text:p>64</text:p>
          </table:table-cell>
          <table:table-cell office:value-type="float" office:value="156.25" calcext:value-type="float">
            <text:p>156.25</text:p>
          </table:table-cell>
          <table:table-cell office:value-type="float" office:value="-0.853373" calcext:value-type="float">
            <text:p>-0.853373</text:p>
          </table:table-cell>
          <table:table-cell office:value-type="float" office:value="2.621737" calcext:value-type="float">
            <text:p>2.621737</text:p>
          </table:table-cell>
          <table:table-cell office:value-type="float" office:value="0.033203" calcext:value-type="float">
            <text:p>0.033203</text:p>
          </table:table-cell>
          <table:table-cell office:value-type="float" office:value="5.1875" calcext:value-type="float">
            <text:p>5.1875</text:p>
          </table:table-cell>
          <table:table-cell office:value-type="float" office:value="668.015625" calcext:value-type="float">
            <text:p>668.015625</text:p>
          </table:table-cell>
          <table:table-cell office:value-type="float" office:value="0.033203" calcext:value-type="float">
            <text:p>0.033203</text:p>
          </table:table-cell>
          <table:table-cell office:value-type="float" office:value="1067.952133" calcext:value-type="float">
            <text:p>1067.952133</text:p>
          </table:table-cell>
        </table:table-row>
        <table:table-row table:style-name="ro1">
          <table:table-cell office:value-type="string" calcext:value-type="string">
            <text:p><text:s/>CuSO4 <text:s/>1.5g/l</text:p>
          </table:table-cell>
          <table:table-cell office:value-type="float" office:value="9" calcext:value-type="float">
            <text:p>9</text:p>
          </table:table-cell>
          <table:table-cell office:value-type="float" office:value="667.65625" calcext:value-type="float">
            <text:p>667.65625</text:p>
          </table:table-cell>
          <table:table-cell office:value-type="float" office:value="677.375" calcext:value-type="float">
            <text:p>677.375</text:p>
          </table:table-cell>
          <table:table-cell office:value-type="float" office:value="33.529053" calcext:value-type="float">
            <text:p>33.529053</text:p>
          </table:table-cell>
          <table:table-cell office:value-type="float" office:value="668.497618" calcext:value-type="float">
            <text:p>668.497618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69 22 0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73 15 0</text:p>
          </table:table-cell>
          <table:table-cell office:value-type="float" office:value="64" calcext:value-type="float">
            <text:p>64</text:p>
          </table:table-cell>
          <table:table-cell office:value-type="float" office:value="156.25" calcext:value-type="float">
            <text:p>156.25</text:p>
          </table:table-cell>
          <table:table-cell office:value-type="float" office:value="-0.81335" calcext:value-type="float">
            <text:p>-0.81335</text:p>
          </table:table-cell>
          <table:table-cell office:value-type="float" office:value="2.486184" calcext:value-type="float">
            <text:p>2.486184</text:p>
          </table:table-cell>
          <table:table-cell office:value-type="float" office:value="0.032227" calcext:value-type="float">
            <text:p>0.032227</text:p>
          </table:table-cell>
          <table:table-cell office:value-type="float" office:value="5.208919" calcext:value-type="float">
            <text:p>5.208919</text:p>
          </table:table-cell>
          <table:table-cell office:value-type="float" office:value="667.65625" calcext:value-type="float">
            <text:p>667.65625</text:p>
          </table:table-cell>
          <table:table-cell office:value-type="float" office:value="0.032227" calcext:value-type="float">
            <text:p>0.032227</text:p>
          </table:table-cell>
          <table:table-cell office:value-type="float" office:value="1124.197421" calcext:value-type="float">
            <text:p>1124.197421</text:p>
          </table:table-cell>
        </table:table-row>
        <table:table-row table:style-name="ro1">
          <table:table-cell office:value-type="string" calcext:value-type="string">
            <text:p><text:s/>CuSO4 <text:s/>1.5g/l</text:p>
          </table:table-cell>
          <table:table-cell office:value-type="float" office:value="10" calcext:value-type="float">
            <text:p>10</text:p>
          </table:table-cell>
          <table:table-cell office:value-type="float" office:value="668.578125" calcext:value-type="float">
            <text:p>668.578125</text:p>
          </table:table-cell>
          <table:table-cell office:value-type="float" office:value="677.465004" calcext:value-type="float">
            <text:p>677.465004</text:p>
          </table:table-cell>
          <table:table-cell office:value-type="float" office:value="32.179953" calcext:value-type="float">
            <text:p>32.179953</text:p>
          </table:table-cell>
          <table:table-cell office:value-type="float" office:value="669.352119" calcext:value-type="float">
            <text:p>669.352119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69 22 0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73 15 0</text:p>
          </table:table-cell>
          <table:table-cell office:value-type="float" office:value="64" calcext:value-type="float">
            <text:p>64</text:p>
          </table:table-cell>
          <table:table-cell office:value-type="float" office:value="156.25" calcext:value-type="float">
            <text:p>156.25</text:p>
          </table:table-cell>
          <table:table-cell office:value-type="float" office:value="-0.84792" calcext:value-type="float">
            <text:p>-0.84792</text:p>
          </table:table-cell>
          <table:table-cell office:value-type="float" office:value="2.678703" calcext:value-type="float">
            <text:p>2.678703</text:p>
          </table:table-cell>
          <table:table-cell office:value-type="float" office:value="0.029297" calcext:value-type="float">
            <text:p>0.029297</text:p>
          </table:table-cell>
          <table:table-cell office:value-type="float" office:value="5.308365" calcext:value-type="float">
            <text:p>5.308365</text:p>
          </table:table-cell>
          <table:table-cell office:value-type="float" office:value="668.578125" calcext:value-type="float">
            <text:p>668.578125</text:p>
          </table:table-cell>
          <table:table-cell office:value-type="float" office:value="0.029297" calcext:value-type="float">
            <text:p>0.029297</text:p>
          </table:table-cell>
          <table:table-cell office:value-type="float" office:value="1035.549355" calcext:value-type="float">
            <text:p>1035.549355</text:p>
          </table:table-cell>
        </table:table-row>
        <table:table-row table:style-name="ro1">
          <table:table-cell office:value-type="string" calcext:value-type="string">
            <text:p><text:s/>CuSO4 <text:s/>1.5g/l</text:p>
          </table:table-cell>
          <table:table-cell office:value-type="float" office:value="11" calcext:value-type="float">
            <text:p>11</text:p>
          </table:table-cell>
          <table:table-cell office:value-type="float" office:value="667.640625" calcext:value-type="float">
            <text:p>667.640625</text:p>
          </table:table-cell>
          <table:table-cell office:value-type="float" office:value="678.565006" calcext:value-type="float">
            <text:p>678.565006</text:p>
          </table:table-cell>
          <table:table-cell office:value-type="float" office:value="32.854353" calcext:value-type="float">
            <text:p>32.854353</text:p>
          </table:table-cell>
          <table:table-cell office:value-type="float" office:value="668.448512" calcext:value-type="float">
            <text:p>668.448512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69 21 0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73 15 0</text:p>
          </table:table-cell>
          <table:table-cell office:value-type="float" office:value="64" calcext:value-type="float">
            <text:p>64</text:p>
          </table:table-cell>
          <table:table-cell office:value-type="float" office:value="156.25" calcext:value-type="float">
            <text:p>156.25</text:p>
          </table:table-cell>
          <table:table-cell office:value-type="float" office:value="-0.840648" calcext:value-type="float">
            <text:p>-0.840648</text:p>
          </table:table-cell>
          <table:table-cell office:value-type="float" office:value="2.579925" calcext:value-type="float">
            <text:p>2.579925</text:p>
          </table:table-cell>
          <table:table-cell office:value-type="float" office:value="0.030273" calcext:value-type="float">
            <text:p>0.030273</text:p>
          </table:table-cell>
          <table:table-cell office:value-type="float" office:value="5.269455" calcext:value-type="float">
            <text:p>5.269455</text:p>
          </table:table-cell>
          <table:table-cell office:value-type="float" office:value="667.640625" calcext:value-type="float">
            <text:p>667.640625</text:p>
          </table:table-cell>
          <table:table-cell office:value-type="float" office:value="0.030273" calcext:value-type="float">
            <text:p>0.030273</text:p>
          </table:table-cell>
          <table:table-cell office:value-type="float" office:value="1079.408482" calcext:value-type="float">
            <text:p>1079.408482</text:p>
          </table:table-cell>
        </table:table-row>
        <table:table-row table:style-name="ro1">
          <table:table-cell office:value-type="string" calcext:value-type="string">
            <text:p><text:s/>CuSO4 <text:s/>1.5g/l</text:p>
          </table:table-cell>
          <table:table-cell office:value-type="float" office:value="12" calcext:value-type="float">
            <text:p>12</text:p>
          </table:table-cell>
          <table:table-cell office:value-type="float" office:value="667.28125" calcext:value-type="float">
            <text:p>667.28125</text:p>
          </table:table-cell>
          <table:table-cell office:value-type="float" office:value="676.625" calcext:value-type="float">
            <text:p>676.625</text:p>
          </table:table-cell>
          <table:table-cell office:value-type="float" office:value="33.097484" calcext:value-type="float">
            <text:p>33.097484</text:p>
          </table:table-cell>
          <table:table-cell office:value-type="float" office:value="668.101572" calcext:value-type="float">
            <text:p>668.101572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76 21 0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73 15 0</text:p>
          </table:table-cell>
          <table:table-cell office:value-type="float" office:value="64" calcext:value-type="float">
            <text:p>64</text:p>
          </table:table-cell>
          <table:table-cell office:value-type="float" office:value="156.25" calcext:value-type="float">
            <text:p>156.25</text:p>
          </table:table-cell>
          <table:table-cell office:value-type="float" office:value="-0.940606" calcext:value-type="float">
            <text:p>-0.940606</text:p>
          </table:table-cell>
          <table:table-cell office:value-type="float" office:value="2.868364" calcext:value-type="float">
            <text:p>2.868364</text:p>
          </table:table-cell>
          <table:table-cell office:value-type="float" office:value="0.034668" calcext:value-type="float">
            <text:p>0.034668</text:p>
          </table:table-cell>
          <table:table-cell office:value-type="float" office:value="5.04657" calcext:value-type="float">
            <text:p>5.04657</text:p>
          </table:table-cell>
          <table:table-cell office:value-type="float" office:value="667.28125" calcext:value-type="float">
            <text:p>667.28125</text:p>
          </table:table-cell>
          <table:table-cell office:value-type="float" office:value="0.034668" calcext:value-type="float">
            <text:p>0.034668</text:p>
          </table:table-cell>
          <table:table-cell office:value-type="float" office:value="1095.443452" calcext:value-type="float">
            <text:p>1095.443452</text:p>
          </table:table-cell>
        </table:table-row>
        <table:table-row table:style-name="ro1">
          <table:table-cell office:value-type="string" calcext:value-type="string">
            <text:p><text:s/>CuSO4 <text:s/>1.5g/l</text:p>
          </table:table-cell>
          <table:table-cell office:value-type="float" office:value="13" calcext:value-type="float">
            <text:p>13</text:p>
          </table:table-cell>
          <table:table-cell office:value-type="float" office:value="667.828125" calcext:value-type="float">
            <text:p>667.828125</text:p>
          </table:table-cell>
          <table:table-cell office:value-type="float" office:value="676.635002" calcext:value-type="float">
            <text:p>676.635002</text:p>
          </table:table-cell>
          <table:table-cell office:value-type="float" office:value="32.002259" calcext:value-type="float">
            <text:p>32.002259</text:p>
          </table:table-cell>
          <table:table-cell office:value-type="float" office:value="668.594458" calcext:value-type="float">
            <text:p>668.594458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69 22 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73 15 0</text:p>
          </table:table-cell>
          <table:table-cell office:value-type="float" office:value="64" calcext:value-type="float">
            <text:p>64</text:p>
          </table:table-cell>
          <table:table-cell office:value-type="float" office:value="156.25" calcext:value-type="float">
            <text:p>156.25</text:p>
          </table:table-cell>
          <table:table-cell office:value-type="float" office:value="-0.884937" calcext:value-type="float">
            <text:p>-0.884937</text:p>
          </table:table-cell>
          <table:table-cell office:value-type="float" office:value="2.739377" calcext:value-type="float">
            <text:p>2.739377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5.32782" calcext:value-type="float">
            <text:p>5.32782</text:p>
          </table:table-cell>
          <table:table-cell office:value-type="float" office:value="667.828125" calcext:value-type="float">
            <text:p>667.828125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1024.144593" calcext:value-type="float">
            <text:p>1024.144593</text:p>
          </table:table-cell>
        </table:table-row>
        <table:table-row table:style-name="ro1">
          <table:table-cell office:value-type="string" calcext:value-type="string">
            <text:p><text:s/>CuSO4 <text:s/>1.5g/l</text:p>
          </table:table-cell>
          <table:table-cell office:value-type="float" office:value="14" calcext:value-type="float">
            <text:p>14</text:p>
          </table:table-cell>
          <table:table-cell office:value-type="float" office:value="666.984375" calcext:value-type="float">
            <text:p>666.984375</text:p>
          </table:table-cell>
          <table:table-cell office:value-type="float" office:value="677.649998" calcext:value-type="float">
            <text:p>677.649998</text:p>
          </table:table-cell>
          <table:table-cell office:value-type="float" office:value="34.125116" calcext:value-type="float">
            <text:p>34.125116</text:p>
          </table:table-cell>
          <table:table-cell office:value-type="float" office:value="667.856781" calcext:value-type="float">
            <text:p>667.856781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68 20 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73 15 0</text:p>
          </table:table-cell>
          <table:table-cell office:value-type="float" office:value="64" calcext:value-type="float">
            <text:p>64</text:p>
          </table:table-cell>
          <table:table-cell office:value-type="float" office:value="156.25" calcext:value-type="float">
            <text:p>156.25</text:p>
          </table:table-cell>
          <table:table-cell office:value-type="float" office:value="-0.906921" calcext:value-type="float">
            <text:p>-0.906921</text:p>
          </table:table-cell>
          <table:table-cell office:value-type="float" office:value="2.712237" calcext:value-type="float">
            <text:p>2.712237</text:p>
          </table:table-cell>
          <table:table-cell office:value-type="float" office:value="0.034668" calcext:value-type="float">
            <text:p>0.034668</text:p>
          </table:table-cell>
          <table:table-cell office:value-type="float" office:value="5.2124" calcext:value-type="float">
            <text:p>5.2124</text:p>
          </table:table-cell>
          <table:table-cell office:value-type="float" office:value="666.984375" calcext:value-type="float">
            <text:p>666.984375</text:p>
          </table:table-cell>
          <table:table-cell office:value-type="float" office:value="0.034668" calcext:value-type="float">
            <text:p>0.034668</text:p>
          </table:table-cell>
          <table:table-cell office:value-type="float" office:value="1164.523562" calcext:value-type="float">
            <text:p>1164.523562</text:p>
          </table:table-cell>
        </table:table-row>
        <table:table-row table:style-name="ro1">
          <table:table-cell office:value-type="string" calcext:value-type="string">
            <text:p><text:s/>CuSO4 <text:s/>1.5g/l</text:p>
          </table:table-cell>
          <table:table-cell office:value-type="float" office:value="15" calcext:value-type="float">
            <text:p>15</text:p>
          </table:table-cell>
          <table:table-cell office:value-type="float" office:value="668.546875" calcext:value-type="float">
            <text:p>668.546875</text:p>
          </table:table-cell>
          <table:table-cell office:value-type="float" office:value="680.555" calcext:value-type="float">
            <text:p>680.555</text:p>
          </table:table-cell>
          <table:table-cell office:value-type="float" office:value="33.078036" calcext:value-type="float">
            <text:p>33.078036</text:p>
          </table:table-cell>
          <table:table-cell office:value-type="float" office:value="669.364684" calcext:value-type="float">
            <text:p>669.364684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76 21 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73 15 0</text:p>
          </table:table-cell>
          <table:table-cell office:value-type="float" office:value="64" calcext:value-type="float">
            <text:p>64</text:p>
          </table:table-cell>
          <table:table-cell office:value-type="float" office:value="156.25" calcext:value-type="float">
            <text:p>156.25</text:p>
          </table:table-cell>
          <table:table-cell office:value-type="float" office:value="-0.958263" calcext:value-type="float">
            <text:p>-0.958263</text:p>
          </table:table-cell>
          <table:table-cell office:value-type="float" office:value="2.861938" calcext:value-type="float">
            <text:p>2.861938</text:p>
          </table:table-cell>
          <table:table-cell office:value-type="float" office:value="0.035645" calcext:value-type="float">
            <text:p>0.035645</text:p>
          </table:table-cell>
          <table:table-cell office:value-type="float" office:value="5.10907" calcext:value-type="float">
            <text:p>5.10907</text:p>
          </table:table-cell>
          <table:table-cell office:value-type="float" office:value="668.546875" calcext:value-type="float">
            <text:p>668.546875</text:p>
          </table:table-cell>
          <table:table-cell office:value-type="float" office:value="0.035645" calcext:value-type="float">
            <text:p>0.035645</text:p>
          </table:table-cell>
          <table:table-cell office:value-type="float" office:value="1094.156498" calcext:value-type="float">
            <text:p>1094.156498</text:p>
          </table:table-cell>
        </table:table-row>
        <table:table-row table:style-name="ro1">
          <table:table-cell office:value-type="string" calcext:value-type="string">
            <text:p><text:s/>CuSO4 Average</text:p>
          </table:table-cell>
          <table:table-cell office:value-type="string" calcext:value-type="string">
            <text:p>Average</text:p>
          </table:table-cell>
          <table:table-cell table:formula="of:=AVERAGE([.C52:.C66])" office:value-type="float" office:value="667.908333333333" calcext:value-type="float">
            <text:p>667.908333333333</text:p>
          </table:table-cell>
          <table:table-cell table:formula="of:=AVERAGE([.D52:.D66])" office:value-type="float" office:value="678.3446672" calcext:value-type="float">
            <text:p>678.3446672</text:p>
          </table:table-cell>
          <table:table-cell table:formula="of:=AVERAGE([.E52:.E66])" office:value-type="float" office:value="33.0808187333333" calcext:value-type="float">
            <text:p>33.0808187333333</text:p>
          </table:table-cell>
          <table:table-cell table:formula="of:=AVERAGE([.F52:.F66])" office:value-type="float" office:value="668.727436533333" calcext:value-type="float">
            <text:p>668.727436533333</text:p>
          </table:table-cell>
          <table:table-cell table:formula="of:=AVERAGE([.G52:.G66])" office:value-type="float" office:value="708.333333333333" calcext:value-type="float">
            <text:p>708.333333333333</text:p>
          </table:table-cell>
          <table:table-cell table:formula="of:=AVERAGE([.H52:.H66])" office:value-type="string" office:string-value="" calcext:value-type="error">
            <text:p>#DIV/0!</text:p>
          </table:table-cell>
          <table:table-cell table:formula="of:=AVERAGE([.I52:.I66])" office:value-type="float" office:value="585" calcext:value-type="float">
            <text:p>585</text:p>
          </table:table-cell>
          <table:table-cell table:formula="of:=AVERAGE([.J52:.J66])" office:value-type="string" office:string-value="" calcext:value-type="error">
            <text:p>#DIV/0!</text:p>
          </table:table-cell>
          <table:table-cell table:formula="of:=AVERAGE([.K52:.K66])" office:value-type="float" office:value="64" calcext:value-type="float">
            <text:p>64</text:p>
          </table:table-cell>
          <table:table-cell table:formula="of:=AVERAGE([.L52:.L66])" office:value-type="float" office:value="156.25" calcext:value-type="float">
            <text:p>156.25</text:p>
          </table:table-cell>
          <table:table-cell table:formula="of:=AVERAGE([.M52:.M66])" office:value-type="float" office:value="-0.8844302" calcext:value-type="float">
            <text:p>-0.8844302</text:p>
          </table:table-cell>
          <table:table-cell table:formula="of:=AVERAGE([.N52:.N66])" office:value-type="float" office:value="2.68154173333333" calcext:value-type="float">
            <text:p>2.68154173333333</text:p>
          </table:table-cell>
          <table:table-cell table:formula="of:=AVERAGE([.O52:.O66])" office:value-type="float" office:value="0.0315104666666667" calcext:value-type="float">
            <text:p>0.0315104666666667</text:p>
          </table:table-cell>
          <table:table-cell table:formula="of:=AVERAGE([.P52:.P66])" office:value-type="float" office:value="5.22664126666667" calcext:value-type="float">
            <text:p>5.22664126666667</text:p>
          </table:table-cell>
          <table:table-cell table:formula="of:=AVERAGE([.Q52:.Q66])" office:value-type="float" office:value="667.908333333333" calcext:value-type="float">
            <text:p>667.908333333333</text:p>
          </table:table-cell>
          <table:table-cell table:formula="of:=AVERAGE([.R52:.R66])" office:value-type="float" office:value="0.0315104666666667" calcext:value-type="float">
            <text:p>0.0315104666666667</text:p>
          </table:table-cell>
          <table:table-cell table:formula="of:=AVERAGE([.S52:.S66])" office:value-type="float" office:value="1094.82086633333" calcext:value-type="float">
            <text:p>1094.82086633333</text:p>
          </table:table-cell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BEAT_NiCl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StandardDeviation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Posi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Position</text:p>
          </table:table-cell>
          <table:table-cell office:value-type="string" calcext:value-type="string">
            <text:p>#Voxel</text:p>
          </table:table-cell>
          <table:table-cell office:value-type="string" calcext:value-type="string">
            <text:p>Volume [mm^3]</text:p>
          </table:table-cell>
          <table:table-cell office:value-type="string" calcext:value-type="string">
            <text:p>Skewness</text:p>
          </table:table-cell>
          <table:table-cell office:value-type="string" calcext:value-type="string">
            <text:p>Kurtosis</text:p>
          </table:table-cell>
          <table:table-cell office:value-type="string" calcext:value-type="string">
            <text:p>Uniformity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UPP</text:p>
          </table:table-cell>
          <table:table-cell office:value-type="string" calcext:value-type="string">
            <text:p>Variance</text:p>
          </table:table-cell>
        </table:table-row>
        <table:table-row table:style-name="ro1">
          <table:table-cell office:value-type="string" calcext:value-type="string">
            <text:p><text:s/>NiCl </text:p>
          </table:table-cell>
          <table:table-cell office:value-type="float" office:value="1" calcext:value-type="float">
            <text:p>1</text:p>
          </table:table-cell>
          <table:table-cell office:value-type="float" office:value="692.646154" calcext:value-type="float">
            <text:p>692.646154</text:p>
          </table:table-cell>
          <table:table-cell office:value-type="float" office:value="707.684998" calcext:value-type="float">
            <text:p>707.684998</text:p>
          </table:table-cell>
          <table:table-cell office:value-type="float" office:value="62.337897" calcext:value-type="float">
            <text:p>62.337897</text:p>
          </table:table-cell>
          <table:table-cell office:value-type="float" office:value="695.44569" calcext:value-type="float">
            <text:p>695.44569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54 25 0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51 17 0</text:p>
          </table:table-cell>
          <table:table-cell office:value-type="float" office:value="65" calcext:value-type="float">
            <text:p>65</text:p>
          </table:table-cell>
          <table:table-cell office:value-type="float" office:value="158.691406" calcext:value-type="float">
            <text:p>158.691406</text:p>
          </table:table-cell>
          <table:table-cell office:value-type="float" office:value="-0.559111" calcext:value-type="float">
            <text:p>-0.559111</text:p>
          </table:table-cell>
          <table:table-cell office:value-type="float" office:value="2.021952" calcext:value-type="float">
            <text:p>2.021952</text:p>
          </table:table-cell>
          <table:table-cell office:value-type="float" office:value="0.027219" calcext:value-type="float">
            <text:p>0.027219</text:p>
          </table:table-cell>
          <table:table-cell office:value-type="float" office:value="5.333831" calcext:value-type="float">
            <text:p>5.333831</text:p>
          </table:table-cell>
          <table:table-cell office:value-type="float" office:value="692.646154" calcext:value-type="float">
            <text:p>692.646154</text:p>
          </table:table-cell>
          <table:table-cell office:value-type="float" office:value="0.027219" calcext:value-type="float">
            <text:p>0.027219</text:p>
          </table:table-cell>
          <table:table-cell office:value-type="float" office:value="3886.013462" calcext:value-type="float">
            <text:p>3886.013462</text:p>
          </table:table-cell>
        </table:table-row>
        <table:table-row table:style-name="ro1">
          <table:table-cell office:value-type="string" calcext:value-type="string">
            <text:p><text:s/>NiCl </text:p>
          </table:table-cell>
          <table:table-cell office:value-type="float" office:value="2" calcext:value-type="float">
            <text:p>2</text:p>
          </table:table-cell>
          <table:table-cell office:value-type="float" office:value="682.738462" calcext:value-type="float">
            <text:p>682.738462</text:p>
          </table:table-cell>
          <table:table-cell office:value-type="float" office:value="688.475002" calcext:value-type="float">
            <text:p>688.475002</text:p>
          </table:table-cell>
          <table:table-cell office:value-type="float" office:value="50.745467" calcext:value-type="float">
            <text:p>50.745467</text:p>
          </table:table-cell>
          <table:table-cell office:value-type="float" office:value="684.621727" calcext:value-type="float">
            <text:p>684.621727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54 25 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53 17 0</text:p>
          </table:table-cell>
          <table:table-cell office:value-type="float" office:value="65" calcext:value-type="float">
            <text:p>65</text:p>
          </table:table-cell>
          <table:table-cell office:value-type="float" office:value="158.691406" calcext:value-type="float">
            <text:p>158.691406</text:p>
          </table:table-cell>
          <table:table-cell office:value-type="float" office:value="-0.489636" calcext:value-type="float">
            <text:p>-0.489636</text:p>
          </table:table-cell>
          <table:table-cell office:value-type="float" office:value="2.237738" calcext:value-type="float">
            <text:p>2.237738</text:p>
          </table:table-cell>
          <table:table-cell office:value-type="float" office:value="0.031953" calcext:value-type="float">
            <text:p>0.031953</text:p>
          </table:table-cell>
          <table:table-cell office:value-type="float" office:value="5.1643" calcext:value-type="float">
            <text:p>5.1643</text:p>
          </table:table-cell>
          <table:table-cell office:value-type="float" office:value="682.738462" calcext:value-type="float">
            <text:p>682.738462</text:p>
          </table:table-cell>
          <table:table-cell office:value-type="float" office:value="0.031953" calcext:value-type="float">
            <text:p>0.031953</text:p>
          </table:table-cell>
          <table:table-cell office:value-type="float" office:value="2575.102404" calcext:value-type="float">
            <text:p>2575.102404</text:p>
          </table:table-cell>
        </table:table-row>
        <table:table-row table:style-name="ro1">
          <table:table-cell office:value-type="string" calcext:value-type="string">
            <text:p><text:s/>NiCl </text:p>
          </table:table-cell>
          <table:table-cell office:value-type="float" office:value="3" calcext:value-type="float">
            <text:p>3</text:p>
          </table:table-cell>
          <table:table-cell office:value-type="float" office:value="675.446154" calcext:value-type="float">
            <text:p>675.446154</text:p>
          </table:table-cell>
          <table:table-cell office:value-type="float" office:value="682.134998" calcext:value-type="float">
            <text:p>682.134998</text:p>
          </table:table-cell>
          <table:table-cell office:value-type="float" office:value="49.662621" calcext:value-type="float">
            <text:p>49.662621</text:p>
          </table:table-cell>
          <table:table-cell office:value-type="float" office:value="677.269431" calcext:value-type="float">
            <text:p>677.269431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54 25 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52 17 0</text:p>
          </table:table-cell>
          <table:table-cell office:value-type="float" office:value="65" calcext:value-type="float">
            <text:p>65</text:p>
          </table:table-cell>
          <table:table-cell office:value-type="float" office:value="158.691406" calcext:value-type="float">
            <text:p>158.691406</text:p>
          </table:table-cell>
          <table:table-cell office:value-type="float" office:value="-0.476675" calcext:value-type="float">
            <text:p>-0.476675</text:p>
          </table:table-cell>
          <table:table-cell office:value-type="float" office:value="2.247109" calcext:value-type="float">
            <text:p>2.247109</text:p>
          </table:table-cell>
          <table:table-cell office:value-type="float" office:value="0.027692" calcext:value-type="float">
            <text:p>0.027692</text:p>
          </table:table-cell>
          <table:table-cell office:value-type="float" office:value="5.341373" calcext:value-type="float">
            <text:p>5.341373</text:p>
          </table:table-cell>
          <table:table-cell office:value-type="float" office:value="675.446154" calcext:value-type="float">
            <text:p>675.446154</text:p>
          </table:table-cell>
          <table:table-cell office:value-type="float" office:value="0.027692" calcext:value-type="float">
            <text:p>0.027692</text:p>
          </table:table-cell>
          <table:table-cell office:value-type="float" office:value="2466.375962" calcext:value-type="float">
            <text:p>2466.375962</text:p>
          </table:table-cell>
        </table:table-row>
        <table:table-row table:style-name="ro1">
          <table:table-cell office:value-type="string" calcext:value-type="string">
            <text:p><text:s/>NiCl </text:p>
          </table:table-cell>
          <table:table-cell office:value-type="float" office:value="4" calcext:value-type="float">
            <text:p>4</text:p>
          </table:table-cell>
          <table:table-cell office:value-type="float" office:value="672.230769" calcext:value-type="float">
            <text:p>672.230769</text:p>
          </table:table-cell>
          <table:table-cell office:value-type="float" office:value="676.395" calcext:value-type="float">
            <text:p>676.395</text:p>
          </table:table-cell>
          <table:table-cell office:value-type="float" office:value="49.850642" calcext:value-type="float">
            <text:p>49.850642</text:p>
          </table:table-cell>
          <table:table-cell office:value-type="float" office:value="674.076623" calcext:value-type="float">
            <text:p>674.076623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54 25 0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54 17 0</text:p>
          </table:table-cell>
          <table:table-cell office:value-type="float" office:value="65" calcext:value-type="float">
            <text:p>65</text:p>
          </table:table-cell>
          <table:table-cell office:value-type="float" office:value="158.691406" calcext:value-type="float">
            <text:p>158.691406</text:p>
          </table:table-cell>
          <table:table-cell office:value-type="float" office:value="-0.476706" calcext:value-type="float">
            <text:p>-0.476706</text:p>
          </table:table-cell>
          <table:table-cell office:value-type="float" office:value="2.299583" calcext:value-type="float">
            <text:p>2.299583</text:p>
          </table:table-cell>
          <table:table-cell office:value-type="float" office:value="0.029586" calcext:value-type="float">
            <text:p>0.029586</text:p>
          </table:table-cell>
          <table:table-cell office:value-type="float" office:value="5.328223" calcext:value-type="float">
            <text:p>5.328223</text:p>
          </table:table-cell>
          <table:table-cell office:value-type="float" office:value="672.230769" calcext:value-type="float">
            <text:p>672.230769</text:p>
          </table:table-cell>
          <table:table-cell office:value-type="float" office:value="0.029586" calcext:value-type="float">
            <text:p>0.029586</text:p>
          </table:table-cell>
          <table:table-cell office:value-type="float" office:value="2485.086538" calcext:value-type="float">
            <text:p>2485.086538</text:p>
          </table:table-cell>
        </table:table-row>
        <table:table-row table:style-name="ro1">
          <table:table-cell office:value-type="string" calcext:value-type="string">
            <text:p><text:s/>NiCl </text:p>
          </table:table-cell>
          <table:table-cell office:value-type="float" office:value="5" calcext:value-type="float">
            <text:p>5</text:p>
          </table:table-cell>
          <table:table-cell office:value-type="float" office:value="671.338462" calcext:value-type="float">
            <text:p>671.338462</text:p>
          </table:table-cell>
          <table:table-cell office:value-type="float" office:value="676.699997" calcext:value-type="float">
            <text:p>676.699997</text:p>
          </table:table-cell>
          <table:table-cell office:value-type="float" office:value="48.690116" calcext:value-type="float">
            <text:p>48.690116</text:p>
          </table:table-cell>
          <table:table-cell office:value-type="float" office:value="673.101818" calcext:value-type="float">
            <text:p>673.101818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54 25 0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53 17 0</text:p>
          </table:table-cell>
          <table:table-cell office:value-type="float" office:value="65" calcext:value-type="float">
            <text:p>65</text:p>
          </table:table-cell>
          <table:table-cell office:value-type="float" office:value="158.691406" calcext:value-type="float">
            <text:p>158.691406</text:p>
          </table:table-cell>
          <table:table-cell office:value-type="float" office:value="-0.483786" calcext:value-type="float">
            <text:p>-0.483786</text:p>
          </table:table-cell>
          <table:table-cell office:value-type="float" office:value="2.269502" calcext:value-type="float">
            <text:p>2.269502</text:p>
          </table:table-cell>
          <table:table-cell office:value-type="float" office:value="0.025325" calcext:value-type="float">
            <text:p>0.025325</text:p>
          </table:table-cell>
          <table:table-cell office:value-type="float" office:value="5.433681" calcext:value-type="float">
            <text:p>5.433681</text:p>
          </table:table-cell>
          <table:table-cell office:value-type="float" office:value="671.338462" calcext:value-type="float">
            <text:p>671.338462</text:p>
          </table:table-cell>
          <table:table-cell office:value-type="float" office:value="0.025325" calcext:value-type="float">
            <text:p>0.025325</text:p>
          </table:table-cell>
          <table:table-cell office:value-type="float" office:value="2370.727404" calcext:value-type="float">
            <text:p>2370.727404</text:p>
          </table:table-cell>
        </table:table-row>
        <table:table-row table:style-name="ro1">
          <table:table-cell office:value-type="string" calcext:value-type="string">
            <text:p><text:s/>NiCl </text:p>
          </table:table-cell>
          <table:table-cell office:value-type="float" office:value="6" calcext:value-type="float">
            <text:p>6</text:p>
          </table:table-cell>
          <table:table-cell office:value-type="float" office:value="669.538462" calcext:value-type="float">
            <text:p>669.538462</text:p>
          </table:table-cell>
          <table:table-cell office:value-type="float" office:value="670.650005" calcext:value-type="float">
            <text:p>670.650005</text:p>
          </table:table-cell>
          <table:table-cell office:value-type="float" office:value="49.359357" calcext:value-type="float">
            <text:p>49.359357</text:p>
          </table:table-cell>
          <table:table-cell office:value-type="float" office:value="671.355418" calcext:value-type="float">
            <text:p>671.355418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54 25 0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51 17 0</text:p>
          </table:table-cell>
          <table:table-cell office:value-type="float" office:value="65" calcext:value-type="float">
            <text:p>65</text:p>
          </table:table-cell>
          <table:table-cell office:value-type="float" office:value="158.691406" calcext:value-type="float">
            <text:p>158.691406</text:p>
          </table:table-cell>
          <table:table-cell office:value-type="float" office:value="-0.400529" calcext:value-type="float">
            <text:p>-0.400529</text:p>
          </table:table-cell>
          <table:table-cell office:value-type="float" office:value="2.162755" calcext:value-type="float">
            <text:p>2.162755</text:p>
          </table:table-cell>
          <table:table-cell office:value-type="float" office:value="0.032426" calcext:value-type="float">
            <text:p>0.032426</text:p>
          </table:table-cell>
          <table:table-cell office:value-type="float" office:value="5.110303" calcext:value-type="float">
            <text:p>5.110303</text:p>
          </table:table-cell>
          <table:table-cell office:value-type="float" office:value="669.538462" calcext:value-type="float">
            <text:p>669.538462</text:p>
          </table:table-cell>
          <table:table-cell office:value-type="float" office:value="0.032426" calcext:value-type="float">
            <text:p>0.032426</text:p>
          </table:table-cell>
          <table:table-cell office:value-type="float" office:value="2436.346154" calcext:value-type="float">
            <text:p>2436.346154</text:p>
          </table:table-cell>
        </table:table-row>
        <table:table-row table:style-name="ro1">
          <table:table-cell office:value-type="string" calcext:value-type="string">
            <text:p><text:s/>NiCl </text:p>
          </table:table-cell>
          <table:table-cell office:value-type="float" office:value="7" calcext:value-type="float">
            <text:p>7</text:p>
          </table:table-cell>
          <table:table-cell office:value-type="float" office:value="669.353846" calcext:value-type="float">
            <text:p>669.353846</text:p>
          </table:table-cell>
          <table:table-cell office:value-type="float" office:value="676.294994" calcext:value-type="float">
            <text:p>676.294994</text:p>
          </table:table-cell>
          <table:table-cell office:value-type="float" office:value="48.906617" calcext:value-type="float">
            <text:p>48.906617</text:p>
          </table:table-cell>
          <table:table-cell office:value-type="float" office:value="671.138159" calcext:value-type="float">
            <text:p>671.138159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54 25 0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53 17 0</text:p>
          </table:table-cell>
          <table:table-cell office:value-type="float" office:value="65" calcext:value-type="float">
            <text:p>65</text:p>
          </table:table-cell>
          <table:table-cell office:value-type="float" office:value="158.691406" calcext:value-type="float">
            <text:p>158.691406</text:p>
          </table:table-cell>
          <table:table-cell office:value-type="float" office:value="-0.458981" calcext:value-type="float">
            <text:p>-0.458981</text:p>
          </table:table-cell>
          <table:table-cell office:value-type="float" office:value="2.226374" calcext:value-type="float">
            <text:p>2.226374</text:p>
          </table:table-cell>
          <table:table-cell office:value-type="float" office:value="0.024379" calcext:value-type="float">
            <text:p>0.024379</text:p>
          </table:table-cell>
          <table:table-cell office:value-type="float" office:value="5.476064" calcext:value-type="float">
            <text:p>5.476064</text:p>
          </table:table-cell>
          <table:table-cell office:value-type="float" office:value="669.353846" calcext:value-type="float">
            <text:p>669.353846</text:p>
          </table:table-cell>
          <table:table-cell office:value-type="float" office:value="0.024379" calcext:value-type="float">
            <text:p>0.024379</text:p>
          </table:table-cell>
          <table:table-cell office:value-type="float" office:value="2391.857212" calcext:value-type="float">
            <text:p>2391.857212</text:p>
          </table:table-cell>
        </table:table-row>
        <table:table-row table:style-name="ro1">
          <table:table-cell office:value-type="string" calcext:value-type="string">
            <text:p><text:s/>NiCl </text:p>
          </table:table-cell>
          <table:table-cell office:value-type="float" office:value="8" calcext:value-type="float">
            <text:p>8</text:p>
          </table:table-cell>
          <table:table-cell office:value-type="float" office:value="669.046154" calcext:value-type="float">
            <text:p>669.046154</text:p>
          </table:table-cell>
          <table:table-cell office:value-type="float" office:value="673.294994" calcext:value-type="float">
            <text:p>673.294994</text:p>
          </table:table-cell>
          <table:table-cell office:value-type="float" office:value="48.620479" calcext:value-type="float">
            <text:p>48.620479</text:p>
          </table:table-cell>
          <table:table-cell office:value-type="float" office:value="670.810485" calcext:value-type="float">
            <text:p>670.810485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54 25 0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53 17 0</text:p>
          </table:table-cell>
          <table:table-cell office:value-type="float" office:value="65" calcext:value-type="float">
            <text:p>65</text:p>
          </table:table-cell>
          <table:table-cell office:value-type="float" office:value="158.691406" calcext:value-type="float">
            <text:p>158.691406</text:p>
          </table:table-cell>
          <table:table-cell office:value-type="float" office:value="-0.472495" calcext:value-type="float">
            <text:p>-0.472495</text:p>
          </table:table-cell>
          <table:table-cell office:value-type="float" office:value="2.227837" calcext:value-type="float">
            <text:p>2.227837</text:p>
          </table:table-cell>
          <table:table-cell office:value-type="float" office:value="0.027692" calcext:value-type="float">
            <text:p>0.027692</text:p>
          </table:table-cell>
          <table:table-cell office:value-type="float" office:value="5.360529" calcext:value-type="float">
            <text:p>5.360529</text:p>
          </table:table-cell>
          <table:table-cell office:value-type="float" office:value="669.046154" calcext:value-type="float">
            <text:p>669.046154</text:p>
          </table:table-cell>
          <table:table-cell office:value-type="float" office:value="0.027692" calcext:value-type="float">
            <text:p>0.027692</text:p>
          </table:table-cell>
          <table:table-cell office:value-type="float" office:value="2363.950962" calcext:value-type="float">
            <text:p>2363.950962</text:p>
          </table:table-cell>
        </table:table-row>
        <table:table-row table:style-name="ro1">
          <table:table-cell office:value-type="string" calcext:value-type="string">
            <text:p><text:s/>NiCl </text:p>
          </table:table-cell>
          <table:table-cell office:value-type="float" office:value="9" calcext:value-type="float">
            <text:p>9</text:p>
          </table:table-cell>
          <table:table-cell office:value-type="float" office:value="667.969231" calcext:value-type="float">
            <text:p>667.969231</text:p>
          </table:table-cell>
          <table:table-cell office:value-type="float" office:value="673.734997" calcext:value-type="float">
            <text:p>673.734997</text:p>
          </table:table-cell>
          <table:table-cell office:value-type="float" office:value="50.198347" calcext:value-type="float">
            <text:p>50.198347</text:p>
          </table:table-cell>
          <table:table-cell office:value-type="float" office:value="669.852795" calcext:value-type="float">
            <text:p>669.852795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54 25 0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52 17 0</text:p>
          </table:table-cell>
          <table:table-cell office:value-type="float" office:value="65" calcext:value-type="float">
            <text:p>65</text:p>
          </table:table-cell>
          <table:table-cell office:value-type="float" office:value="158.691406" calcext:value-type="float">
            <text:p>158.691406</text:p>
          </table:table-cell>
          <table:table-cell office:value-type="float" office:value="-0.387853" calcext:value-type="float">
            <text:p>-0.387853</text:p>
          </table:table-cell>
          <table:table-cell office:value-type="float" office:value="2.184058" calcext:value-type="float">
            <text:p>2.184058</text:p>
          </table:table-cell>
          <table:table-cell office:value-type="float" office:value="0.029112" calcext:value-type="float">
            <text:p>0.029112</text:p>
          </table:table-cell>
          <table:table-cell office:value-type="float" office:value="5.268221" calcext:value-type="float">
            <text:p>5.268221</text:p>
          </table:table-cell>
          <table:table-cell office:value-type="float" office:value="667.969231" calcext:value-type="float">
            <text:p>667.969231</text:p>
          </table:table-cell>
          <table:table-cell office:value-type="float" office:value="0.029112" calcext:value-type="float">
            <text:p>0.029112</text:p>
          </table:table-cell>
          <table:table-cell office:value-type="float" office:value="2519.874038" calcext:value-type="float">
            <text:p>2519.874038</text:p>
          </table:table-cell>
        </table:table-row>
        <table:table-row table:style-name="ro1">
          <table:table-cell office:value-type="string" calcext:value-type="string">
            <text:p><text:s/>NiCl </text:p>
          </table:table-cell>
          <table:table-cell office:value-type="float" office:value="10" calcext:value-type="float">
            <text:p>10</text:p>
          </table:table-cell>
          <table:table-cell office:value-type="float" office:value="670.307692" calcext:value-type="float">
            <text:p>670.307692</text:p>
          </table:table-cell>
          <table:table-cell office:value-type="float" office:value="675.625" calcext:value-type="float">
            <text:p>675.625</text:p>
          </table:table-cell>
          <table:table-cell office:value-type="float" office:value="48.389992" calcext:value-type="float">
            <text:p>48.389992</text:p>
          </table:table-cell>
          <table:table-cell office:value-type="float" office:value="672.052077" calcext:value-type="float">
            <text:p>672.052077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54 25 0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54 17 0</text:p>
          </table:table-cell>
          <table:table-cell office:value-type="float" office:value="65" calcext:value-type="float">
            <text:p>65</text:p>
          </table:table-cell>
          <table:table-cell office:value-type="float" office:value="158.691406" calcext:value-type="float">
            <text:p>158.691406</text:p>
          </table:table-cell>
          <table:table-cell office:value-type="float" office:value="-0.456906" calcext:value-type="float">
            <text:p>-0.456906</text:p>
          </table:table-cell>
          <table:table-cell office:value-type="float" office:value="2.211853" calcext:value-type="float">
            <text:p>2.211853</text:p>
          </table:table-cell>
          <table:table-cell office:value-type="float" office:value="0.025325" calcext:value-type="float">
            <text:p>0.025325</text:p>
          </table:table-cell>
          <table:table-cell office:value-type="float" office:value="5.433681" calcext:value-type="float">
            <text:p>5.433681</text:p>
          </table:table-cell>
          <table:table-cell office:value-type="float" office:value="670.307692" calcext:value-type="float">
            <text:p>670.307692</text:p>
          </table:table-cell>
          <table:table-cell office:value-type="float" office:value="0.025325" calcext:value-type="float">
            <text:p>0.025325</text:p>
          </table:table-cell>
          <table:table-cell office:value-type="float" office:value="2341.591346" calcext:value-type="float">
            <text:p>2341.591346</text:p>
          </table:table-cell>
        </table:table-row>
        <table:table-row table:style-name="ro1">
          <table:table-cell office:value-type="string" calcext:value-type="string">
            <text:p><text:s/>NiCl </text:p>
          </table:table-cell>
          <table:table-cell office:value-type="float" office:value="11" calcext:value-type="float">
            <text:p>11</text:p>
          </table:table-cell>
          <table:table-cell office:value-type="float" office:value="670.261538" calcext:value-type="float">
            <text:p>670.261538</text:p>
          </table:table-cell>
          <table:table-cell office:value-type="float" office:value="675.075001" calcext:value-type="float">
            <text:p>675.075001</text:p>
          </table:table-cell>
          <table:table-cell office:value-type="float" office:value="49.24279" calcext:value-type="float">
            <text:p>49.24279</text:p>
          </table:table-cell>
          <table:table-cell office:value-type="float" office:value="672.067989" calcext:value-type="float">
            <text:p>672.067989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54 25 0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53 17 0</text:p>
          </table:table-cell>
          <table:table-cell office:value-type="float" office:value="65" calcext:value-type="float">
            <text:p>65</text:p>
          </table:table-cell>
          <table:table-cell office:value-type="float" office:value="158.691406" calcext:value-type="float">
            <text:p>158.691406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2.178285" calcext:value-type="float">
            <text:p>2.178285</text:p>
          </table:table-cell>
          <table:table-cell office:value-type="float" office:value="0.028166" calcext:value-type="float">
            <text:p>0.028166</text:p>
          </table:table-cell>
          <table:table-cell office:value-type="float" office:value="5.310604" calcext:value-type="float">
            <text:p>5.310604</text:p>
          </table:table-cell>
          <table:table-cell office:value-type="float" office:value="670.261538" calcext:value-type="float">
            <text:p>670.261538</text:p>
          </table:table-cell>
          <table:table-cell office:value-type="float" office:value="0.028166" calcext:value-type="float">
            <text:p>0.028166</text:p>
          </table:table-cell>
          <table:table-cell office:value-type="float" office:value="2424.852404" calcext:value-type="float">
            <text:p>2424.852404</text:p>
          </table:table-cell>
        </table:table-row>
        <table:table-row table:style-name="ro1">
          <table:table-cell office:value-type="string" calcext:value-type="string">
            <text:p><text:s/>NiCl </text:p>
          </table:table-cell>
          <table:table-cell office:value-type="float" office:value="12" calcext:value-type="float">
            <text:p>12</text:p>
          </table:table-cell>
          <table:table-cell office:value-type="float" office:value="670.353846" calcext:value-type="float">
            <text:p>670.353846</text:p>
          </table:table-cell>
          <table:table-cell office:value-type="float" office:value="677.299995" calcext:value-type="float">
            <text:p>677.299995</text:p>
          </table:table-cell>
          <table:table-cell office:value-type="float" office:value="48.663202" calcext:value-type="float">
            <text:p>48.663202</text:p>
          </table:table-cell>
          <table:table-cell office:value-type="float" office:value="672.117837" calcext:value-type="float">
            <text:p>672.117837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54 25 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53 17 0</text:p>
          </table:table-cell>
          <table:table-cell office:value-type="float" office:value="65" calcext:value-type="float">
            <text:p>65</text:p>
          </table:table-cell>
          <table:table-cell office:value-type="float" office:value="158.691406" calcext:value-type="float">
            <text:p>158.691406</text:p>
          </table:table-cell>
          <table:table-cell office:value-type="float" office:value="-0.498748" calcext:value-type="float">
            <text:p>-0.498748</text:p>
          </table:table-cell>
          <table:table-cell office:value-type="float" office:value="2.310617" calcext:value-type="float">
            <text:p>2.310617</text:p>
          </table:table-cell>
          <table:table-cell office:value-type="float" office:value="0.025325" calcext:value-type="float">
            <text:p>0.025325</text:p>
          </table:table-cell>
          <table:table-cell office:value-type="float" office:value="5.433681" calcext:value-type="float">
            <text:p>5.433681</text:p>
          </table:table-cell>
          <table:table-cell office:value-type="float" office:value="670.353846" calcext:value-type="float">
            <text:p>670.353846</text:p>
          </table:table-cell>
          <table:table-cell office:value-type="float" office:value="0.025325" calcext:value-type="float">
            <text:p>0.025325</text:p>
          </table:table-cell>
          <table:table-cell office:value-type="float" office:value="2368.107212" calcext:value-type="float">
            <text:p>2368.107212</text:p>
          </table:table-cell>
        </table:table-row>
        <table:table-row table:style-name="ro1">
          <table:table-cell office:value-type="string" calcext:value-type="string">
            <text:p><text:s/>NiCl </text:p>
          </table:table-cell>
          <table:table-cell office:value-type="float" office:value="13" calcext:value-type="float">
            <text:p>13</text:p>
          </table:table-cell>
          <table:table-cell office:value-type="float" office:value="669.384615" calcext:value-type="float">
            <text:p>669.384615</text:p>
          </table:table-cell>
          <table:table-cell office:value-type="float" office:value="673.504997" calcext:value-type="float">
            <text:p>673.504997</text:p>
          </table:table-cell>
          <table:table-cell office:value-type="float" office:value="48.214914" calcext:value-type="float">
            <text:p>48.214914</text:p>
          </table:table-cell>
          <table:table-cell office:value-type="float" office:value="671.118798" calcext:value-type="float">
            <text:p>671.118798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54 25 0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53 17 0</text:p>
          </table:table-cell>
          <table:table-cell office:value-type="float" office:value="65" calcext:value-type="float">
            <text:p>65</text:p>
          </table:table-cell>
          <table:table-cell office:value-type="float" office:value="158.691406" calcext:value-type="float">
            <text:p>158.691406</text:p>
          </table:table-cell>
          <table:table-cell office:value-type="float" office:value="-0.456895" calcext:value-type="float">
            <text:p>-0.456895</text:p>
          </table:table-cell>
          <table:table-cell office:value-type="float" office:value="2.307056" calcext:value-type="float">
            <text:p>2.307056</text:p>
          </table:table-cell>
          <table:table-cell office:value-type="float" office:value="0.026272" calcext:value-type="float">
            <text:p>0.026272</text:p>
          </table:table-cell>
          <table:table-cell office:value-type="float" office:value="5.352987" calcext:value-type="float">
            <text:p>5.352987</text:p>
          </table:table-cell>
          <table:table-cell office:value-type="float" office:value="669.384615" calcext:value-type="float">
            <text:p>669.384615</text:p>
          </table:table-cell>
          <table:table-cell office:value-type="float" office:value="0.026272" calcext:value-type="float">
            <text:p>0.026272</text:p>
          </table:table-cell>
          <table:table-cell office:value-type="float" office:value="2324.677885" calcext:value-type="float">
            <text:p>2324.677885</text:p>
          </table:table-cell>
        </table:table-row>
        <table:table-row table:style-name="ro1">
          <table:table-cell office:value-type="string" calcext:value-type="string">
            <text:p><text:s/>NiCl </text:p>
          </table:table-cell>
          <table:table-cell office:value-type="float" office:value="14" calcext:value-type="float">
            <text:p>14</text:p>
          </table:table-cell>
          <table:table-cell office:value-type="float" office:value="668.846154" calcext:value-type="float">
            <text:p>668.846154</text:p>
          </table:table-cell>
          <table:table-cell office:value-type="float" office:value="672.340004" calcext:value-type="float">
            <text:p>672.340004</text:p>
          </table:table-cell>
          <table:table-cell office:value-type="float" office:value="48.141793" calcext:value-type="float">
            <text:p>48.141793</text:p>
          </table:table-cell>
          <table:table-cell office:value-type="float" office:value="670.576476" calcext:value-type="float">
            <text:p>670.576476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54 25 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51 17 0</text:p>
          </table:table-cell>
          <table:table-cell office:value-type="float" office:value="65" calcext:value-type="float">
            <text:p>65</text:p>
          </table:table-cell>
          <table:table-cell office:value-type="float" office:value="158.691406" calcext:value-type="float">
            <text:p>158.691406</text:p>
          </table:table-cell>
          <table:table-cell office:value-type="float" office:value="-0.413675" calcext:value-type="float">
            <text:p>-0.413675</text:p>
          </table:table-cell>
          <table:table-cell office:value-type="float" office:value="2.16242" calcext:value-type="float">
            <text:p>2.16242</text:p>
          </table:table-cell>
          <table:table-cell office:value-type="float" office:value="0.026272" calcext:value-type="float">
            <text:p>0.026272</text:p>
          </table:table-cell>
          <table:table-cell office:value-type="float" office:value="5.391298" calcext:value-type="float">
            <text:p>5.391298</text:p>
          </table:table-cell>
          <table:table-cell office:value-type="float" office:value="668.846154" calcext:value-type="float">
            <text:p>668.846154</text:p>
          </table:table-cell>
          <table:table-cell office:value-type="float" office:value="0.026272" calcext:value-type="float">
            <text:p>0.026272</text:p>
          </table:table-cell>
          <table:table-cell office:value-type="float" office:value="2317.632212" calcext:value-type="float">
            <text:p>2317.632212</text:p>
          </table:table-cell>
        </table:table-row>
        <table:table-row table:style-name="ro1">
          <table:table-cell office:value-type="string" calcext:value-type="string">
            <text:p><text:s/>NiCl </text:p>
          </table:table-cell>
          <table:table-cell office:value-type="float" office:value="15" calcext:value-type="float">
            <text:p>15</text:p>
          </table:table-cell>
          <table:table-cell office:value-type="float" office:value="669.923077" calcext:value-type="float">
            <text:p>669.923077</text:p>
          </table:table-cell>
          <table:table-cell office:value-type="float" office:value="675.899998" calcext:value-type="float">
            <text:p>675.899998</text:p>
          </table:table-cell>
          <table:table-cell office:value-type="float" office:value="48.761315" calcext:value-type="float">
            <text:p>48.761315</text:p>
          </table:table-cell>
          <table:table-cell office:value-type="float" office:value="671.695314" calcext:value-type="float">
            <text:p>671.695314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54 25 0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54 17 0</text:p>
          </table:table-cell>
          <table:table-cell office:value-type="float" office:value="65" calcext:value-type="float">
            <text:p>65</text:p>
          </table:table-cell>
          <table:table-cell office:value-type="float" office:value="158.691406" calcext:value-type="float">
            <text:p>158.691406</text:p>
          </table:table-cell>
          <table:table-cell office:value-type="float" office:value="-0.457921" calcext:value-type="float">
            <text:p>-0.457921</text:p>
          </table:table-cell>
          <table:table-cell office:value-type="float" office:value="2.282211" calcext:value-type="float">
            <text:p>2.282211</text:p>
          </table:table-cell>
          <table:table-cell office:value-type="float" office:value="0.023905" calcext:value-type="float">
            <text:p>0.023905</text:p>
          </table:table-cell>
          <table:table-cell office:value-type="float" office:value="5.487677" calcext:value-type="float">
            <text:p>5.487677</text:p>
          </table:table-cell>
          <table:table-cell office:value-type="float" office:value="669.923077" calcext:value-type="float">
            <text:p>669.923077</text:p>
          </table:table-cell>
          <table:table-cell office:value-type="float" office:value="0.023905" calcext:value-type="float">
            <text:p>0.023905</text:p>
          </table:table-cell>
          <table:table-cell office:value-type="float" office:value="2377.665865" calcext:value-type="float">
            <text:p>2377.665865</text:p>
          </table:table-cell>
        </table:table-row>
        <table:table-row table:style-name="ro1">
          <table:table-cell office:value-type="string" calcext:value-type="string">
            <text:p>Nicl Average</text:p>
          </table:table-cell>
          <table:table-cell office:value-type="string" calcext:value-type="string">
            <text:p>Average</text:p>
          </table:table-cell>
          <table:table-cell table:formula="of:=AVERAGE([.C74:.C88])" office:value-type="float" office:value="672.625641066667" calcext:value-type="float">
            <text:p>672.625641066667</text:p>
          </table:table-cell>
          <table:table-cell table:formula="of:=AVERAGE([.D74:.D88])" office:value-type="float" office:value="678.340665333333" calcext:value-type="float">
            <text:p>678.340665333333</text:p>
          </table:table-cell>
          <table:table-cell table:formula="of:=AVERAGE([.E74:.E88])" office:value-type="float" office:value="49.9857032666667" calcext:value-type="float">
            <text:p>49.9857032666667</text:p>
          </table:table-cell>
          <table:table-cell table:formula="of:=AVERAGE([.F74:.F88])" office:value-type="float" office:value="674.486709133333" calcext:value-type="float">
            <text:p>674.486709133333</text:p>
          </table:table-cell>
          <table:table-cell table:formula="of:=AVERAGE([.G74:.G88])" office:value-type="float" office:value="750.666666666667" calcext:value-type="float">
            <text:p>750.666666666667</text:p>
          </table:table-cell>
          <table:table-cell table:formula="of:=AVERAGE([.H74:.H88])" office:value-type="string" office:string-value="" calcext:value-type="error">
            <text:p>#DIV/0!</text:p>
          </table:table-cell>
          <table:table-cell table:formula="of:=AVERAGE([.I74:.I88])" office:value-type="float" office:value="566" calcext:value-type="float">
            <text:p>566</text:p>
          </table:table-cell>
          <table:table-cell table:formula="of:=AVERAGE([.J74:.J88])" office:value-type="string" office:string-value="" calcext:value-type="error">
            <text:p>#DIV/0!</text:p>
          </table:table-cell>
          <table:table-cell table:formula="of:=AVERAGE([.K74:.K88])" office:value-type="float" office:value="65" calcext:value-type="float">
            <text:p>65</text:p>
          </table:table-cell>
          <table:table-cell table:formula="of:=AVERAGE([.L74:.L88])" office:value-type="float" office:value="158.691406" calcext:value-type="float">
            <text:p>158.691406</text:p>
          </table:table-cell>
          <table:table-cell table:formula="of:=AVERAGE([.M74:.M88])" office:value-type="float" office:value="-0.462454466666667" calcext:value-type="float">
            <text:p>-0.462454466666667</text:p>
          </table:table-cell>
          <table:table-cell table:formula="of:=AVERAGE([.N74:.N88])" office:value-type="float" office:value="2.22195666666667" calcext:value-type="float">
            <text:p>2.22195666666667</text:p>
          </table:table-cell>
          <table:table-cell table:formula="of:=AVERAGE([.O74:.O88])" office:value-type="float" office:value="0.0273766" calcext:value-type="float">
            <text:p>0.0273766</text:p>
          </table:table-cell>
          <table:table-cell table:formula="of:=AVERAGE([.P74:.P88])" office:value-type="float" office:value="5.3484302" calcext:value-type="float">
            <text:p>5.3484302</text:p>
          </table:table-cell>
          <table:table-cell table:formula="of:=AVERAGE([.Q74:.Q88])" office:value-type="float" office:value="672.625641066667" calcext:value-type="float">
            <text:p>672.625641066667</text:p>
          </table:table-cell>
          <table:table-cell table:formula="of:=AVERAGE([.R74:.R88])" office:value-type="float" office:value="0.0273766" calcext:value-type="float">
            <text:p>0.0273766</text:p>
          </table:table-cell>
          <table:table-cell table:formula="of:=AVERAGE([.S74:.S88])" office:value-type="float" office:value="2509.99073733333" calcext:value-type="float">
            <text:p>2509.99073733333</text:p>
          </table:table-cell>
        </table:table-row>
        <table:table-row table:style-name="ro1" table:number-rows-repeated="8">
          <table:table-cell table:number-columns-repeated="19"/>
        </table:table-row>
        <table:table-row table:style-name="ro1">
          <table:table-cell office:value-type="string" calcext:value-type="string">
            <text:p>BEAT_water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StandardDeviation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Posi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Position</text:p>
          </table:table-cell>
          <table:table-cell office:value-type="string" calcext:value-type="string">
            <text:p>#Voxel</text:p>
          </table:table-cell>
          <table:table-cell office:value-type="string" calcext:value-type="string">
            <text:p>Volume [mm^3]</text:p>
          </table:table-cell>
          <table:table-cell office:value-type="string" calcext:value-type="string">
            <text:p>Skewness</text:p>
          </table:table-cell>
          <table:table-cell office:value-type="string" calcext:value-type="string">
            <text:p>Kurtosis</text:p>
          </table:table-cell>
          <table:table-cell office:value-type="string" calcext:value-type="string">
            <text:p>Uniformity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UPP</text:p>
          </table:table-cell>
          <table:table-cell office:value-type="string" calcext:value-type="string">
            <text:p>Variance</text:p>
          </table:table-cell>
        </table:table-row>
        <table:table-row table:style-name="ro1">
          <table:table-cell office:value-type="string" calcext:value-type="string">
            <text:p><text:s/>water </text:p>
          </table:table-cell>
          <table:table-cell office:value-type="float" office:value="1" calcext:value-type="float">
            <text:p>1</text:p>
          </table:table-cell>
          <table:table-cell office:value-type="float" office:value="702.015625" calcext:value-type="float">
            <text:p>702.015625</text:p>
          </table:table-cell>
          <table:table-cell office:value-type="float" office:value="712.849998" calcext:value-type="float">
            <text:p>712.849998</text:p>
          </table:table-cell>
          <table:table-cell office:value-type="float" office:value="50.661808" calcext:value-type="float">
            <text:p>50.661808</text:p>
          </table:table-cell>
          <table:table-cell office:value-type="float" office:value="703.841286" calcext:value-type="float">
            <text:p>703.841286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48 21 0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50 13 0</text:p>
          </table:table-cell>
          <table:table-cell office:value-type="float" office:value="64" calcext:value-type="float">
            <text:p>64</text:p>
          </table:table-cell>
          <table:table-cell office:value-type="float" office:value="156.25" calcext:value-type="float">
            <text:p>156.25</text:p>
          </table:table-cell>
          <table:table-cell office:value-type="float" office:value="-0.395542" calcext:value-type="float">
            <text:p>-0.395542</text:p>
          </table:table-cell>
          <table:table-cell office:value-type="float" office:value="2.249811" calcext:value-type="float">
            <text:p>2.249811</text:p>
          </table:table-cell>
          <table:table-cell office:value-type="float" office:value="0.026367" calcext:value-type="float">
            <text:p>0.026367</text:p>
          </table:table-cell>
          <table:table-cell office:value-type="float" office:value="5.409774" calcext:value-type="float">
            <text:p>5.409774</text:p>
          </table:table-cell>
          <table:table-cell office:value-type="float" office:value="702.015625" calcext:value-type="float">
            <text:p>702.015625</text:p>
          </table:table-cell>
          <table:table-cell office:value-type="float" office:value="0.026367" calcext:value-type="float">
            <text:p>0.026367</text:p>
          </table:table-cell>
          <table:table-cell office:value-type="float" office:value="2566.6188" calcext:value-type="float">
            <text:p>2566.6188</text:p>
          </table:table-cell>
        </table:table-row>
        <table:table-row table:style-name="ro1">
          <table:table-cell office:value-type="string" calcext:value-type="string">
            <text:p><text:s/>water </text:p>
          </table:table-cell>
          <table:table-cell office:value-type="float" office:value="2" calcext:value-type="float">
            <text:p>2</text:p>
          </table:table-cell>
          <table:table-cell office:value-type="float" office:value="699.984375" calcext:value-type="float">
            <text:p>699.984375</text:p>
          </table:table-cell>
          <table:table-cell office:value-type="float" office:value="708.490005" calcext:value-type="float">
            <text:p>708.490005</text:p>
          </table:table-cell>
          <table:table-cell office:value-type="float" office:value="50.606008" calcext:value-type="float">
            <text:p>50.606008</text:p>
          </table:table-cell>
          <table:table-cell office:value-type="float" office:value="701.811295" calcext:value-type="float">
            <text:p>701.811295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48 21 0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49 13 0</text:p>
          </table:table-cell>
          <table:table-cell office:value-type="float" office:value="64" calcext:value-type="float">
            <text:p>64</text:p>
          </table:table-cell>
          <table:table-cell office:value-type="float" office:value="156.25" calcext:value-type="float">
            <text:p>156.25</text:p>
          </table:table-cell>
          <table:table-cell office:value-type="float" office:value="-0.415057" calcext:value-type="float">
            <text:p>-0.415057</text:p>
          </table:table-cell>
          <table:table-cell office:value-type="float" office:value="2.238763" calcext:value-type="float">
            <text:p>2.238763</text:p>
          </table:table-cell>
          <table:table-cell office:value-type="float" office:value="0.029297" calcext:value-type="float">
            <text:p>0.029297</text:p>
          </table:table-cell>
          <table:table-cell office:value-type="float" office:value="5.241729" calcext:value-type="float">
            <text:p>5.241729</text:p>
          </table:table-cell>
          <table:table-cell office:value-type="float" office:value="699.984375" calcext:value-type="float">
            <text:p>699.984375</text:p>
          </table:table-cell>
          <table:table-cell office:value-type="float" office:value="0.029297" calcext:value-type="float">
            <text:p>0.029297</text:p>
          </table:table-cell>
          <table:table-cell office:value-type="float" office:value="2560.968006" calcext:value-type="float">
            <text:p>2560.968006</text:p>
          </table:table-cell>
        </table:table-row>
        <table:table-row table:style-name="ro1">
          <table:table-cell office:value-type="string" calcext:value-type="string">
            <text:p><text:s/>water </text:p>
          </table:table-cell>
          <table:table-cell office:value-type="float" office:value="3" calcext:value-type="float">
            <text:p>3</text:p>
          </table:table-cell>
          <table:table-cell office:value-type="float" office:value="696.609375" calcext:value-type="float">
            <text:p>696.609375</text:p>
          </table:table-cell>
          <table:table-cell office:value-type="float" office:value="703.320004" calcext:value-type="float">
            <text:p>703.320004</text:p>
          </table:table-cell>
          <table:table-cell office:value-type="float" office:value="50.269312" calcext:value-type="float">
            <text:p>50.269312</text:p>
          </table:table-cell>
          <table:table-cell office:value-type="float" office:value="698.420808" calcext:value-type="float">
            <text:p>698.420808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48 21 0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50 13 0</text:p>
          </table:table-cell>
          <table:table-cell office:value-type="float" office:value="64" calcext:value-type="float">
            <text:p>64</text:p>
          </table:table-cell>
          <table:table-cell office:value-type="float" office:value="156.25" calcext:value-type="float">
            <text:p>156.25</text:p>
          </table:table-cell>
          <table:table-cell office:value-type="float" office:value="-0.421878" calcext:value-type="float">
            <text:p>-0.421878</text:p>
          </table:table-cell>
          <table:table-cell office:value-type="float" office:value="2.220824" calcext:value-type="float">
            <text:p>2.220824</text:p>
          </table:table-cell>
          <table:table-cell office:value-type="float" office:value="0.027344" calcext:value-type="float">
            <text:p>0.027344</text:p>
          </table:table-cell>
          <table:table-cell office:value-type="float" office:value="5.347274" calcext:value-type="float">
            <text:p>5.347274</text:p>
          </table:table-cell>
          <table:table-cell office:value-type="float" office:value="696.609375" calcext:value-type="float">
            <text:p>696.609375</text:p>
          </table:table-cell>
          <table:table-cell office:value-type="float" office:value="0.027344" calcext:value-type="float">
            <text:p>0.027344</text:p>
          </table:table-cell>
          <table:table-cell office:value-type="float" office:value="2527.00372" calcext:value-type="float">
            <text:p>2527.00372</text:p>
          </table:table-cell>
        </table:table-row>
        <table:table-row table:style-name="ro1">
          <table:table-cell office:value-type="string" calcext:value-type="string">
            <text:p><text:s/>water </text:p>
          </table:table-cell>
          <table:table-cell office:value-type="float" office:value="4" calcext:value-type="float">
            <text:p>4</text:p>
          </table:table-cell>
          <table:table-cell office:value-type="float" office:value="692.609375" calcext:value-type="float">
            <text:p>692.609375</text:p>
          </table:table-cell>
          <table:table-cell office:value-type="float" office:value="699.149998" calcext:value-type="float">
            <text:p>699.149998</text:p>
          </table:table-cell>
          <table:table-cell office:value-type="float" office:value="50.200429" calcext:value-type="float">
            <text:p>50.200429</text:p>
          </table:table-cell>
          <table:table-cell office:value-type="float" office:value="694.426259" calcext:value-type="float">
            <text:p>694.426259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48 21 0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51 13 0</text:p>
          </table:table-cell>
          <table:table-cell office:value-type="float" office:value="64" calcext:value-type="float">
            <text:p>64</text:p>
          </table:table-cell>
          <table:table-cell office:value-type="float" office:value="156.25" calcext:value-type="float">
            <text:p>156.25</text:p>
          </table:table-cell>
          <table:table-cell office:value-type="float" office:value="-0.347931" calcext:value-type="float">
            <text:p>-0.347931</text:p>
          </table:table-cell>
          <table:table-cell office:value-type="float" office:value="2.182641" calcext:value-type="float">
            <text:p>2.182641</text:p>
          </table:table-cell>
          <table:table-cell office:value-type="float" office:value="0.027832" calcext:value-type="float">
            <text:p>0.027832</text:p>
          </table:table-cell>
          <table:table-cell office:value-type="float" office:value="5.277115" calcext:value-type="float">
            <text:p>5.277115</text:p>
          </table:table-cell>
          <table:table-cell office:value-type="float" office:value="692.609375" calcext:value-type="float">
            <text:p>692.609375</text:p>
          </table:table-cell>
          <table:table-cell office:value-type="float" office:value="0.027832" calcext:value-type="float">
            <text:p>0.027832</text:p>
          </table:table-cell>
          <table:table-cell office:value-type="float" office:value="2520.083085" calcext:value-type="float">
            <text:p>2520.083085</text:p>
          </table:table-cell>
        </table:table-row>
        <table:table-row table:style-name="ro1">
          <table:table-cell office:value-type="string" calcext:value-type="string">
            <text:p><text:s/>water </text:p>
          </table:table-cell>
          <table:table-cell office:value-type="float" office:value="5" calcext:value-type="float">
            <text:p>5</text:p>
          </table:table-cell>
          <table:table-cell office:value-type="float" office:value="689.765625" calcext:value-type="float">
            <text:p>689.765625</text:p>
          </table:table-cell>
          <table:table-cell office:value-type="float" office:value="700" calcext:value-type="float">
            <text:p>700</text:p>
          </table:table-cell>
          <table:table-cell office:value-type="float" office:value="50.43737" calcext:value-type="float">
            <text:p>50.43737</text:p>
          </table:table-cell>
          <table:table-cell office:value-type="float" office:value="691.607219" calcext:value-type="float">
            <text:p>691.607219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50 21 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49 13 0</text:p>
          </table:table-cell>
          <table:table-cell office:value-type="float" office:value="64" calcext:value-type="float">
            <text:p>64</text:p>
          </table:table-cell>
          <table:table-cell office:value-type="float" office:value="156.25" calcext:value-type="float">
            <text:p>156.25</text:p>
          </table:table-cell>
          <table:table-cell office:value-type="float" office:value="-0.384054" calcext:value-type="float">
            <text:p>-0.384054</text:p>
          </table:table-cell>
          <table:table-cell office:value-type="float" office:value="2.244138" calcext:value-type="float">
            <text:p>2.244138</text:p>
          </table:table-cell>
          <table:table-cell office:value-type="float" office:value="0.025391" calcext:value-type="float">
            <text:p>0.025391</text:p>
          </table:table-cell>
          <table:table-cell office:value-type="float" office:value="5.41391" calcext:value-type="float">
            <text:p>5.41391</text:p>
          </table:table-cell>
          <table:table-cell office:value-type="float" office:value="689.765625" calcext:value-type="float">
            <text:p>689.765625</text:p>
          </table:table-cell>
          <table:table-cell office:value-type="float" office:value="0.025391" calcext:value-type="float">
            <text:p>0.025391</text:p>
          </table:table-cell>
          <table:table-cell office:value-type="float" office:value="2543.928323" calcext:value-type="float">
            <text:p>2543.928323</text:p>
          </table:table-cell>
        </table:table-row>
        <table:table-row table:style-name="ro1">
          <table:table-cell office:value-type="string" calcext:value-type="string">
            <text:p><text:s/>water </text:p>
          </table:table-cell>
          <table:table-cell office:value-type="float" office:value="6" calcext:value-type="float">
            <text:p>6</text:p>
          </table:table-cell>
          <table:table-cell office:value-type="float" office:value="685.3125" calcext:value-type="float">
            <text:p>685.3125</text:p>
          </table:table-cell>
          <table:table-cell office:value-type="float" office:value="690.924999" calcext:value-type="float">
            <text:p>690.924999</text:p>
          </table:table-cell>
          <table:table-cell office:value-type="float" office:value="50.358359" calcext:value-type="float">
            <text:p>50.358359</text:p>
          </table:table-cell>
          <table:table-cell office:value-type="float" office:value="687.160234" calcext:value-type="float">
            <text:p>687.160234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48 21 0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49 13 0</text:p>
          </table:table-cell>
          <table:table-cell office:value-type="float" office:value="64" calcext:value-type="float">
            <text:p>64</text:p>
          </table:table-cell>
          <table:table-cell office:value-type="float" office:value="156.25" calcext:value-type="float">
            <text:p>156.25</text:p>
          </table:table-cell>
          <table:table-cell office:value-type="float" office:value="-0.396731" calcext:value-type="float">
            <text:p>-0.396731</text:p>
          </table:table-cell>
          <table:table-cell office:value-type="float" office:value="2.204832" calcext:value-type="float">
            <text:p>2.204832</text:p>
          </table:table-cell>
          <table:table-cell office:value-type="float" office:value="0.025391" calcext:value-type="float">
            <text:p>0.025391</text:p>
          </table:table-cell>
          <table:table-cell office:value-type="float" office:value="5.4375" calcext:value-type="float">
            <text:p>5.4375</text:p>
          </table:table-cell>
          <table:table-cell office:value-type="float" office:value="685.3125" calcext:value-type="float">
            <text:p>685.3125</text:p>
          </table:table-cell>
          <table:table-cell office:value-type="float" office:value="0.025391" calcext:value-type="float">
            <text:p>0.025391</text:p>
          </table:table-cell>
          <table:table-cell office:value-type="float" office:value="2535.964286" calcext:value-type="float">
            <text:p>2535.964286</text:p>
          </table:table-cell>
        </table:table-row>
        <table:table-row table:style-name="ro1">
          <table:table-cell office:value-type="string" calcext:value-type="string">
            <text:p><text:s/>water </text:p>
          </table:table-cell>
          <table:table-cell office:value-type="float" office:value="7" calcext:value-type="float">
            <text:p>7</text:p>
          </table:table-cell>
          <table:table-cell office:value-type="float" office:value="682.890625" calcext:value-type="float">
            <text:p>682.890625</text:p>
          </table:table-cell>
          <table:table-cell office:value-type="float" office:value="694.875" calcext:value-type="float">
            <text:p>694.875</text:p>
          </table:table-cell>
          <table:table-cell office:value-type="float" office:value="50.33542" calcext:value-type="float">
            <text:p>50.33542</text:p>
          </table:table-cell>
          <table:table-cell office:value-type="float" office:value="684.743208" calcext:value-type="float">
            <text:p>684.743208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48 21 0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49 13 0</text:p>
          </table:table-cell>
          <table:table-cell office:value-type="float" office:value="64" calcext:value-type="float">
            <text:p>64</text:p>
          </table:table-cell>
          <table:table-cell office:value-type="float" office:value="156.25" calcext:value-type="float">
            <text:p>156.25</text:p>
          </table:table-cell>
          <table:table-cell office:value-type="float" office:value="-0.414069" calcext:value-type="float">
            <text:p>-0.414069</text:p>
          </table:table-cell>
          <table:table-cell office:value-type="float" office:value="2.199707" calcext:value-type="float">
            <text:p>2.199707</text:p>
          </table:table-cell>
          <table:table-cell office:value-type="float" office:value="0.027832" calcext:value-type="float">
            <text:p>0.027832</text:p>
          </table:table-cell>
          <table:table-cell office:value-type="float" office:value="5.339615" calcext:value-type="float">
            <text:p>5.339615</text:p>
          </table:table-cell>
          <table:table-cell office:value-type="float" office:value="682.890625" calcext:value-type="float">
            <text:p>682.890625</text:p>
          </table:table-cell>
          <table:table-cell office:value-type="float" office:value="0.027832" calcext:value-type="float">
            <text:p>0.027832</text:p>
          </table:table-cell>
          <table:table-cell office:value-type="float" office:value="2533.654514" calcext:value-type="float">
            <text:p>2533.654514</text:p>
          </table:table-cell>
        </table:table-row>
        <table:table-row table:style-name="ro1">
          <table:table-cell office:value-type="string" calcext:value-type="string">
            <text:p><text:s/>water </text:p>
          </table:table-cell>
          <table:table-cell office:value-type="float" office:value="8" calcext:value-type="float">
            <text:p>8</text:p>
          </table:table-cell>
          <table:table-cell office:value-type="float" office:value="679.8125" calcext:value-type="float">
            <text:p>679.8125</text:p>
          </table:table-cell>
          <table:table-cell office:value-type="float" office:value="685.480003" calcext:value-type="float">
            <text:p>685.480003</text:p>
          </table:table-cell>
          <table:table-cell office:value-type="float" office:value="49.047717" calcext:value-type="float">
            <text:p>49.047717</text:p>
          </table:table-cell>
          <table:table-cell office:value-type="float" office:value="681.579573" calcext:value-type="float">
            <text:p>681.579573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48 21 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50 13 0</text:p>
          </table:table-cell>
          <table:table-cell office:value-type="float" office:value="64" calcext:value-type="float">
            <text:p>64</text:p>
          </table:table-cell>
          <table:table-cell office:value-type="float" office:value="156.25" calcext:value-type="float">
            <text:p>156.25</text:p>
          </table:table-cell>
          <table:table-cell office:value-type="float" office:value="-0.383692" calcext:value-type="float">
            <text:p>-0.383692</text:p>
          </table:table-cell>
          <table:table-cell office:value-type="float" office:value="2.237693" calcext:value-type="float">
            <text:p>2.237693</text:p>
          </table:table-cell>
          <table:table-cell office:value-type="float" office:value="0.027832" calcext:value-type="float">
            <text:p>0.027832</text:p>
          </table:table-cell>
          <table:table-cell office:value-type="float" office:value="5.316024" calcext:value-type="float">
            <text:p>5.316024</text:p>
          </table:table-cell>
          <table:table-cell office:value-type="float" office:value="679.8125" calcext:value-type="float">
            <text:p>679.8125</text:p>
          </table:table-cell>
          <table:table-cell office:value-type="float" office:value="0.027832" calcext:value-type="float">
            <text:p>0.027832</text:p>
          </table:table-cell>
          <table:table-cell office:value-type="float" office:value="2405.678571" calcext:value-type="float">
            <text:p>2405.678571</text:p>
          </table:table-cell>
        </table:table-row>
        <table:table-row table:style-name="ro1">
          <table:table-cell office:value-type="string" calcext:value-type="string">
            <text:p><text:s/>water </text:p>
          </table:table-cell>
          <table:table-cell office:value-type="float" office:value="9" calcext:value-type="float">
            <text:p>9</text:p>
          </table:table-cell>
          <table:table-cell office:value-type="float" office:value="676.78125" calcext:value-type="float">
            <text:p>676.78125</text:p>
          </table:table-cell>
          <table:table-cell office:value-type="float" office:value="684.525002" calcext:value-type="float">
            <text:p>684.525002</text:p>
          </table:table-cell>
          <table:table-cell office:value-type="float" office:value="49.10645" calcext:value-type="float">
            <text:p>49.10645</text:p>
          </table:table-cell>
          <table:table-cell office:value-type="float" office:value="678.560464" calcext:value-type="float">
            <text:p>678.560464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48 21 0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51 13 0</text:p>
          </table:table-cell>
          <table:table-cell office:value-type="float" office:value="64" calcext:value-type="float">
            <text:p>64</text:p>
          </table:table-cell>
          <table:table-cell office:value-type="float" office:value="156.25" calcext:value-type="float">
            <text:p>156.25</text:p>
          </table:table-cell>
          <table:table-cell office:value-type="float" office:value="-0.327045" calcext:value-type="float">
            <text:p>-0.327045</text:p>
          </table:table-cell>
          <table:table-cell office:value-type="float" office:value="2.153899" calcext:value-type="float">
            <text:p>2.153899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5.304229" calcext:value-type="float">
            <text:p>5.304229</text:p>
          </table:table-cell>
          <table:table-cell office:value-type="float" office:value="676.78125" calcext:value-type="float">
            <text:p>676.78125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2411.443452" calcext:value-type="float">
            <text:p>2411.443452</text:p>
          </table:table-cell>
        </table:table-row>
        <table:table-row table:style-name="ro1">
          <table:table-cell office:value-type="string" calcext:value-type="string">
            <text:p><text:s/>water </text:p>
          </table:table-cell>
          <table:table-cell office:value-type="float" office:value="10" calcext:value-type="float">
            <text:p>10</text:p>
          </table:table-cell>
          <table:table-cell office:value-type="float" office:value="676.28125" calcext:value-type="float">
            <text:p>676.28125</text:p>
          </table:table-cell>
          <table:table-cell office:value-type="float" office:value="682.885002" calcext:value-type="float">
            <text:p>682.885002</text:p>
          </table:table-cell>
          <table:table-cell office:value-type="float" office:value="48.565933" calcext:value-type="float">
            <text:p>48.565933</text:p>
          </table:table-cell>
          <table:table-cell office:value-type="float" office:value="678.022845" calcext:value-type="float">
            <text:p>678.022845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48 21 0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51 13 0</text:p>
          </table:table-cell>
          <table:table-cell office:value-type="float" office:value="64" calcext:value-type="float">
            <text:p>64</text:p>
          </table:table-cell>
          <table:table-cell office:value-type="float" office:value="156.25" calcext:value-type="float">
            <text:p>156.25</text:p>
          </table:table-cell>
          <table:table-cell office:value-type="float" office:value="-0.357586" calcext:value-type="float">
            <text:p>-0.357586</text:p>
          </table:table-cell>
          <table:table-cell office:value-type="float" office:value="2.219152" calcext:value-type="float">
            <text:p>2.219152</text:p>
          </table:table-cell>
          <table:table-cell office:value-type="float" office:value="0.028809" calcext:value-type="float">
            <text:p>0.028809</text:p>
          </table:table-cell>
          <table:table-cell office:value-type="float" office:value="5.29657" calcext:value-type="float">
            <text:p>5.29657</text:p>
          </table:table-cell>
          <table:table-cell office:value-type="float" office:value="676.28125" calcext:value-type="float">
            <text:p>676.28125</text:p>
          </table:table-cell>
          <table:table-cell office:value-type="float" office:value="0.028809" calcext:value-type="float">
            <text:p>0.028809</text:p>
          </table:table-cell>
          <table:table-cell office:value-type="float" office:value="2358.649802" calcext:value-type="float">
            <text:p>2358.649802</text:p>
          </table:table-cell>
        </table:table-row>
        <table:table-row table:style-name="ro1">
          <table:table-cell office:value-type="string" calcext:value-type="string">
            <text:p><text:s/>water </text:p>
          </table:table-cell>
          <table:table-cell office:value-type="float" office:value="11" calcext:value-type="float">
            <text:p>11</text:p>
          </table:table-cell>
          <table:table-cell office:value-type="float" office:value="673.78125" calcext:value-type="float">
            <text:p>673.78125</text:p>
          </table:table-cell>
          <table:table-cell office:value-type="float" office:value="681.98" calcext:value-type="float">
            <text:p>681.98</text:p>
          </table:table-cell>
          <table:table-cell office:value-type="float" office:value="48.878037" calcext:value-type="float">
            <text:p>48.878037</text:p>
          </table:table-cell>
          <table:table-cell office:value-type="float" office:value="675.551801" calcext:value-type="float">
            <text:p>675.551801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48 21 0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51 13 0</text:p>
          </table:table-cell>
          <table:table-cell office:value-type="float" office:value="64" calcext:value-type="float">
            <text:p>64</text:p>
          </table:table-cell>
          <table:table-cell office:value-type="float" office:value="156.25" calcext:value-type="float">
            <text:p>156.25</text:p>
          </table:table-cell>
          <table:table-cell office:value-type="float" office:value="-0.355283" calcext:value-type="float">
            <text:p>-0.355283</text:p>
          </table:table-cell>
          <table:table-cell office:value-type="float" office:value="2.240821" calcext:value-type="float">
            <text:p>2.240821</text:p>
          </table:table-cell>
          <table:table-cell office:value-type="float" office:value="0.024902" calcext:value-type="float">
            <text:p>0.024902</text:p>
          </table:table-cell>
          <table:table-cell office:value-type="float" office:value="5.44516" calcext:value-type="float">
            <text:p>5.44516</text:p>
          </table:table-cell>
          <table:table-cell office:value-type="float" office:value="673.78125" calcext:value-type="float">
            <text:p>673.78125</text:p>
          </table:table-cell>
          <table:table-cell office:value-type="float" office:value="0.024902" calcext:value-type="float">
            <text:p>0.024902</text:p>
          </table:table-cell>
          <table:table-cell office:value-type="float" office:value="2389.0625" calcext:value-type="float">
            <text:p>2389.0625</text:p>
          </table:table-cell>
        </table:table-row>
        <table:table-row table:style-name="ro1">
          <table:table-cell office:value-type="string" calcext:value-type="string">
            <text:p><text:s/>water </text:p>
          </table:table-cell>
          <table:table-cell office:value-type="float" office:value="12" calcext:value-type="float">
            <text:p>12</text:p>
          </table:table-cell>
          <table:table-cell office:value-type="float" office:value="671.71875" calcext:value-type="float">
            <text:p>671.71875</text:p>
          </table:table-cell>
          <table:table-cell office:value-type="float" office:value="677.98" calcext:value-type="float">
            <text:p>677.98</text:p>
          </table:table-cell>
          <table:table-cell office:value-type="float" office:value="48.511975" calcext:value-type="float">
            <text:p>48.511975</text:p>
          </table:table-cell>
          <table:table-cell office:value-type="float" office:value="673.468255" calcext:value-type="float">
            <text:p>673.468255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48 21 0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49 13 0</text:p>
          </table:table-cell>
          <table:table-cell office:value-type="float" office:value="64" calcext:value-type="float">
            <text:p>64</text:p>
          </table:table-cell>
          <table:table-cell office:value-type="float" office:value="156.25" calcext:value-type="float">
            <text:p>156.25</text:p>
          </table:table-cell>
          <table:table-cell office:value-type="float" office:value="-0.395225" calcext:value-type="float">
            <text:p>-0.395225</text:p>
          </table:table-cell>
          <table:table-cell office:value-type="float" office:value="2.277499" calcext:value-type="float">
            <text:p>2.277499</text:p>
          </table:table-cell>
          <table:table-cell office:value-type="float" office:value="0.028809" calcext:value-type="float">
            <text:p>0.028809</text:p>
          </table:table-cell>
          <table:table-cell office:value-type="float" office:value="5.300705" calcext:value-type="float">
            <text:p>5.300705</text:p>
          </table:table-cell>
          <table:table-cell office:value-type="float" office:value="671.71875" calcext:value-type="float">
            <text:p>671.71875</text:p>
          </table:table-cell>
          <table:table-cell office:value-type="float" office:value="0.028809" calcext:value-type="float">
            <text:p>0.028809</text:p>
          </table:table-cell>
          <table:table-cell office:value-type="float" office:value="2353.411706" calcext:value-type="float">
            <text:p>2353.411706</text:p>
          </table:table-cell>
        </table:table-row>
        <table:table-row table:style-name="ro1">
          <table:table-cell office:value-type="string" calcext:value-type="string">
            <text:p><text:s/>water </text:p>
          </table:table-cell>
          <table:table-cell office:value-type="float" office:value="13" calcext:value-type="float">
            <text:p>13</text:p>
          </table:table-cell>
          <table:table-cell office:value-type="float" office:value="669.25" calcext:value-type="float">
            <text:p>669.25</text:p>
          </table:table-cell>
          <table:table-cell office:value-type="float" office:value="677.545002" calcext:value-type="float">
            <text:p>677.545002</text:p>
          </table:table-cell>
          <table:table-cell office:value-type="float" office:value="49.02866" calcext:value-type="float">
            <text:p>49.02866</text:p>
          </table:table-cell>
          <table:table-cell office:value-type="float" office:value="671.043495" calcext:value-type="float">
            <text:p>671.043495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50 21 0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51 13 0</text:p>
          </table:table-cell>
          <table:table-cell office:value-type="float" office:value="64" calcext:value-type="float">
            <text:p>64</text:p>
          </table:table-cell>
          <table:table-cell office:value-type="float" office:value="156.25" calcext:value-type="float">
            <text:p>156.25</text:p>
          </table:table-cell>
          <table:table-cell office:value-type="float" office:value="-0.357582" calcext:value-type="float">
            <text:p>-0.357582</text:p>
          </table:table-cell>
          <table:table-cell office:value-type="float" office:value="2.179875" calcext:value-type="float">
            <text:p>2.179875</text:p>
          </table:table-cell>
          <table:table-cell office:value-type="float" office:value="0.026855" calcext:value-type="float">
            <text:p>0.026855</text:p>
          </table:table-cell>
          <table:table-cell office:value-type="float" office:value="5.363205" calcext:value-type="float">
            <text:p>5.363205</text:p>
          </table:table-cell>
          <table:table-cell office:value-type="float" office:value="669.25" calcext:value-type="float">
            <text:p>669.25</text:p>
          </table:table-cell>
          <table:table-cell office:value-type="float" office:value="0.026855" calcext:value-type="float">
            <text:p>0.026855</text:p>
          </table:table-cell>
          <table:table-cell office:value-type="float" office:value="2403.809524" calcext:value-type="float">
            <text:p>2403.809524</text:p>
          </table:table-cell>
        </table:table-row>
        <table:table-row table:style-name="ro1">
          <table:table-cell office:value-type="string" calcext:value-type="string">
            <text:p><text:s/>water </text:p>
          </table:table-cell>
          <table:table-cell office:value-type="float" office:value="14" calcext:value-type="float">
            <text:p>14</text:p>
          </table:table-cell>
          <table:table-cell office:value-type="float" office:value="666.8125" calcext:value-type="float">
            <text:p>666.8125</text:p>
          </table:table-cell>
          <table:table-cell office:value-type="float" office:value="678.874996" calcext:value-type="float">
            <text:p>678.874996</text:p>
          </table:table-cell>
          <table:table-cell office:value-type="float" office:value="48.002935" calcext:value-type="float">
            <text:p>48.002935</text:p>
          </table:table-cell>
          <table:table-cell office:value-type="float" office:value="668.538101" calcext:value-type="float">
            <text:p>668.538101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48 21 0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51 13 0</text:p>
          </table:table-cell>
          <table:table-cell office:value-type="float" office:value="64" calcext:value-type="float">
            <text:p>64</text:p>
          </table:table-cell>
          <table:table-cell office:value-type="float" office:value="156.25" calcext:value-type="float">
            <text:p>156.25</text:p>
          </table:table-cell>
          <table:table-cell office:value-type="float" office:value="-0.333882" calcext:value-type="float">
            <text:p>-0.333882</text:p>
          </table:table-cell>
          <table:table-cell office:value-type="float" office:value="2.192977" calcext:value-type="float">
            <text:p>2.192977</text:p>
          </table:table-cell>
          <table:table-cell office:value-type="float" office:value="0.027344" calcext:value-type="float">
            <text:p>0.027344</text:p>
          </table:table-cell>
          <table:table-cell office:value-type="float" office:value="5.331955" calcext:value-type="float">
            <text:p>5.331955</text:p>
          </table:table-cell>
          <table:table-cell office:value-type="float" office:value="666.8125" calcext:value-type="float">
            <text:p>666.8125</text:p>
          </table:table-cell>
          <table:table-cell office:value-type="float" office:value="0.027344" calcext:value-type="float">
            <text:p>0.027344</text:p>
          </table:table-cell>
          <table:table-cell office:value-type="float" office:value="2304.281746" calcext:value-type="float">
            <text:p>2304.281746</text:p>
          </table:table-cell>
        </table:table-row>
        <table:table-row table:style-name="ro1">
          <table:table-cell office:value-type="string" calcext:value-type="string">
            <text:p><text:s/>water </text:p>
          </table:table-cell>
          <table:table-cell office:value-type="float" office:value="15" calcext:value-type="float">
            <text:p>15</text:p>
          </table:table-cell>
          <table:table-cell office:value-type="float" office:value="664.703125" calcext:value-type="float">
            <text:p>664.703125</text:p>
          </table:table-cell>
          <table:table-cell office:value-type="float" office:value="671.125" calcext:value-type="float">
            <text:p>671.125</text:p>
          </table:table-cell>
          <table:table-cell office:value-type="float" office:value="48.755197" calcext:value-type="float">
            <text:p>48.755197</text:p>
          </table:table-cell>
          <table:table-cell office:value-type="float" office:value="666.488795" calcext:value-type="float">
            <text:p>666.488795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48 21 0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50 13 0</text:p>
          </table:table-cell>
          <table:table-cell office:value-type="float" office:value="64" calcext:value-type="float">
            <text:p>64</text:p>
          </table:table-cell>
          <table:table-cell office:value-type="float" office:value="156.25" calcext:value-type="float">
            <text:p>156.25</text:p>
          </table:table-cell>
          <table:table-cell office:value-type="float" office:value="-0.323944" calcext:value-type="float">
            <text:p>-0.323944</text:p>
          </table:table-cell>
          <table:table-cell office:value-type="float" office:value="2.126322" calcext:value-type="float">
            <text:p>2.126322</text:p>
          </table:table-cell>
          <table:table-cell office:value-type="float" office:value="0.029785" calcext:value-type="float">
            <text:p>0.029785</text:p>
          </table:table-cell>
          <table:table-cell office:value-type="float" office:value="5.23407" calcext:value-type="float">
            <text:p>5.23407</text:p>
          </table:table-cell>
          <table:table-cell office:value-type="float" office:value="664.703125" calcext:value-type="float">
            <text:p>664.703125</text:p>
          </table:table-cell>
          <table:table-cell office:value-type="float" office:value="0.029785" calcext:value-type="float">
            <text:p>0.029785</text:p>
          </table:table-cell>
          <table:table-cell office:value-type="float" office:value="2377.069196" calcext:value-type="float">
            <text:p>2377.069196</text:p>
          </table:table-cell>
        </table:table-row>
        <table:table-row table:style-name="ro1">
          <table:table-cell office:value-type="string" calcext:value-type="string">
            <text:p>water average</text:p>
          </table:table-cell>
          <table:table-cell office:value-type="string" calcext:value-type="string">
            <text:p>Average</text:p>
          </table:table-cell>
          <table:table-cell table:formula="of:=AVERAGE([.C99:.C113])" office:value-type="float" office:value="681.888541666667" calcext:value-type="float">
            <text:p>681.888541666667</text:p>
          </table:table-cell>
          <table:table-cell table:formula="of:=AVERAGE([.D99:.D113])" office:value-type="float" office:value="690.000333933333" calcext:value-type="float">
            <text:p>690.000333933333</text:p>
          </table:table-cell>
          <table:table-cell table:formula="of:=AVERAGE([.E99:.E113])" office:value-type="float" office:value="49.5177073333333" calcext:value-type="float">
            <text:p>49.5177073333333</text:p>
          </table:table-cell>
          <table:table-cell table:formula="of:=AVERAGE([.F99:.F113])" office:value-type="float" office:value="683.684242533333" calcext:value-type="float">
            <text:p>683.684242533333</text:p>
          </table:table-cell>
          <table:table-cell table:formula="of:=AVERAGE([.G99:.G113])" office:value-type="float" office:value="764.2" calcext:value-type="float">
            <text:p>764.2</text:p>
          </table:table-cell>
          <table:table-cell table:formula="of:=AVERAGE([.H99:.H113])" office:value-type="string" office:string-value="" calcext:value-type="error">
            <text:p>#DIV/0!</text:p>
          </table:table-cell>
          <table:table-cell table:formula="of:=AVERAGE([.I99:.I113])" office:value-type="float" office:value="578.266666666667" calcext:value-type="float">
            <text:p>578.266666666667</text:p>
          </table:table-cell>
          <table:table-cell table:formula="of:=AVERAGE([.J99:.J113])" office:value-type="string" office:string-value="" calcext:value-type="error">
            <text:p>#DIV/0!</text:p>
          </table:table-cell>
          <table:table-cell table:formula="of:=AVERAGE([.K99:.K113])" office:value-type="float" office:value="64" calcext:value-type="float">
            <text:p>64</text:p>
          </table:table-cell>
          <table:table-cell table:formula="of:=AVERAGE([.L99:.L113])" office:value-type="float" office:value="156.25" calcext:value-type="float">
            <text:p>156.25</text:p>
          </table:table-cell>
          <table:table-cell table:formula="of:=AVERAGE([.M99:.M113])" office:value-type="float" office:value="-0.373966733333333" calcext:value-type="float">
            <text:p>-0.373966733333333</text:p>
          </table:table-cell>
          <table:table-cell table:formula="of:=AVERAGE([.N99:.N113])" office:value-type="float" office:value="2.2112636" calcext:value-type="float">
            <text:p>2.2112636</text:p>
          </table:table-cell>
          <table:table-cell table:formula="of:=AVERAGE([.O99:.O113])" office:value-type="float" office:value="0.027474" calcext:value-type="float">
            <text:p>0.027474</text:p>
          </table:table-cell>
          <table:table-cell table:formula="of:=AVERAGE([.P99:.P113])" office:value-type="float" office:value="5.33725566666667" calcext:value-type="float">
            <text:p>5.33725566666667</text:p>
          </table:table-cell>
          <table:table-cell table:formula="of:=AVERAGE([.Q99:.Q113])" office:value-type="float" office:value="681.888541666667" calcext:value-type="float">
            <text:p>681.888541666667</text:p>
          </table:table-cell>
          <table:table-cell table:formula="of:=AVERAGE([.R99:.R113])" office:value-type="float" office:value="0.027474" calcext:value-type="float">
            <text:p>0.027474</text:p>
          </table:table-cell>
          <table:table-cell table:formula="of:=AVERAGE([.S99:.S113])" office:value-type="float" office:value="2452.77514873333" calcext:value-type="float">
            <text:p>2452.7751487333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Background BEAT CUSO4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StandardDeviation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Posi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Position</text:p>
          </table:table-cell>
          <table:table-cell office:value-type="string" calcext:value-type="string">
            <text:p>#Voxel</text:p>
          </table:table-cell>
          <table:table-cell office:value-type="string" calcext:value-type="string">
            <text:p>Volume [mm^3]</text:p>
          </table:table-cell>
          <table:table-cell office:value-type="string" calcext:value-type="string">
            <text:p>Skewness</text:p>
          </table:table-cell>
          <table:table-cell office:value-type="string" calcext:value-type="string">
            <text:p>Kurtosis</text:p>
          </table:table-cell>
          <table:table-cell office:value-type="string" calcext:value-type="string">
            <text:p>Uniformity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UPP</text:p>
          </table:table-cell>
          <table:table-cell office:value-type="string" calcext:value-type="string">
            <text:p>Variance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CuSo4 &gt;&gt; Background_BEAT_CuSO4 &gt;&gt; [0] 0 ms</text:p>
          </table:table-cell>
          <table:table-cell office:value-type="float" office:value="5.647482" calcext:value-type="float">
            <text:p>5.647482</text:p>
          </table:table-cell>
          <table:table-cell office:value-type="float" office:value="6.045" calcext:value-type="float">
            <text:p>6.045</text:p>
          </table:table-cell>
          <table:table-cell office:value-type="float" office:value="2.926301" calcext:value-type="float">
            <text:p>2.926301</text:p>
          </table:table-cell>
          <table:table-cell office:value-type="float" office:value="6.360604" calcext:value-type="float">
            <text:p>6.3606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7 17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4 17 0</text:p>
          </table:table-cell>
          <table:table-cell office:value-type="float" office:value="139" calcext:value-type="float">
            <text:p>139</text:p>
          </table:table-cell>
          <table:table-cell office:value-type="float" office:value="339.355469" calcext:value-type="float">
            <text:p>339.355469</text:p>
          </table:table-cell>
          <table:table-cell office:value-type="float" office:value="0.294527" calcext:value-type="float">
            <text:p>0.294527</text:p>
          </table:table-cell>
          <table:table-cell office:value-type="float" office:value="2.503008" calcext:value-type="float">
            <text:p>2.503008</text:p>
          </table:table-cell>
          <table:table-cell office:value-type="float" office:value="0.101185" calcext:value-type="float">
            <text:p>0.101185</text:p>
          </table:table-cell>
          <table:table-cell office:value-type="float" office:value="3.464638" calcext:value-type="float">
            <text:p>3.464638</text:p>
          </table:table-cell>
          <table:table-cell office:value-type="float" office:value="5.729927" calcext:value-type="float">
            <text:p>5.729927</text:p>
          </table:table-cell>
          <table:table-cell office:value-type="float" office:value="0.101185" calcext:value-type="float">
            <text:p>0.101185</text:p>
          </table:table-cell>
          <table:table-cell office:value-type="float" office:value="8.563236" calcext:value-type="float">
            <text:p>8.563236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CuSo4 &gt;&gt; Background_BEAT_CuSO4 &gt;&gt; [1] 128 ms</text:p>
          </table:table-cell>
          <table:table-cell office:value-type="float" office:value="5.57554" calcext:value-type="float">
            <text:p>5.57554</text:p>
          </table:table-cell>
          <table:table-cell office:value-type="float" office:value="5.04" calcext:value-type="float">
            <text:p>5.04</text:p>
          </table:table-cell>
          <table:table-cell office:value-type="float" office:value="2.823243" calcext:value-type="float">
            <text:p>2.823243</text:p>
          </table:table-cell>
          <table:table-cell office:value-type="float" office:value="6.249587" calcext:value-type="float">
            <text:p>6.24958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2 24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 14 0</text:p>
          </table:table-cell>
          <table:table-cell office:value-type="float" office:value="139" calcext:value-type="float">
            <text:p>139</text:p>
          </table:table-cell>
          <table:table-cell office:value-type="float" office:value="339.355469" calcext:value-type="float">
            <text:p>339.355469</text:p>
          </table:table-cell>
          <table:table-cell office:value-type="float" office:value="0.413765" calcext:value-type="float">
            <text:p>0.413765</text:p>
          </table:table-cell>
          <table:table-cell office:value-type="float" office:value="3.219673" calcext:value-type="float">
            <text:p>3.219673</text:p>
          </table:table-cell>
          <table:table-cell office:value-type="float" office:value="0.102117" calcext:value-type="float">
            <text:p>0.102117</text:p>
          </table:table-cell>
          <table:table-cell office:value-type="float" office:value="3.433714" calcext:value-type="float">
            <text:p>3.433714</text:p>
          </table:table-cell>
          <table:table-cell office:value-type="float" office:value="5.615942" calcext:value-type="float">
            <text:p>5.615942</text:p>
          </table:table-cell>
          <table:table-cell office:value-type="float" office:value="0.102117" calcext:value-type="float">
            <text:p>0.102117</text:p>
          </table:table-cell>
          <table:table-cell office:value-type="float" office:value="7.970702" calcext:value-type="float">
            <text:p>7.970702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CuSo4 &gt;&gt; Background_BEAT_CuSO4 &gt;&gt; [2] 258 ms</text:p>
          </table:table-cell>
          <table:table-cell office:value-type="float" office:value="5.582734" calcext:value-type="float">
            <text:p>5.582734</text:p>
          </table:table-cell>
          <table:table-cell office:value-type="float" office:value="5.005" calcext:value-type="float">
            <text:p>5.005</text:p>
          </table:table-cell>
          <table:table-cell office:value-type="float" office:value="3.223328" calcext:value-type="float">
            <text:p>3.223328</text:p>
          </table:table-cell>
          <table:table-cell office:value-type="float" office:value="6.446453" calcext:value-type="float">
            <text:p>6.44645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6 22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1 15 0</text:p>
          </table:table-cell>
          <table:table-cell office:value-type="float" office:value="139" calcext:value-type="float">
            <text:p>139</text:p>
          </table:table-cell>
          <table:table-cell office:value-type="float" office:value="339.355469" calcext:value-type="float">
            <text:p>339.355469</text:p>
          </table:table-cell>
          <table:table-cell office:value-type="float" office:value="0.299879" calcext:value-type="float">
            <text:p>0.299879</text:p>
          </table:table-cell>
          <table:table-cell office:value-type="float" office:value="2.266485" calcext:value-type="float">
            <text:p>2.266485</text:p>
          </table:table-cell>
          <table:table-cell office:value-type="float" office:value="0.089281" calcext:value-type="float">
            <text:p>0.089281</text:p>
          </table:table-cell>
          <table:table-cell office:value-type="float" office:value="3.602468" calcext:value-type="float">
            <text:p>3.602468</text:p>
          </table:table-cell>
          <table:table-cell office:value-type="float" office:value="5.705882" calcext:value-type="float">
            <text:p>5.705882</text:p>
          </table:table-cell>
          <table:table-cell office:value-type="float" office:value="0.089281" calcext:value-type="float">
            <text:p>0.089281</text:p>
          </table:table-cell>
          <table:table-cell office:value-type="float" office:value="10.389845" calcext:value-type="float">
            <text:p>10.389845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CuSo4 &gt;&gt; Background_BEAT_CuSO4 &gt;&gt; [3] 386 ms</text:p>
          </table:table-cell>
          <table:table-cell office:value-type="float" office:value="5.438849" calcext:value-type="float">
            <text:p>5.438849</text:p>
          </table:table-cell>
          <table:table-cell office:value-type="float" office:value="5.005" calcext:value-type="float">
            <text:p>5.005</text:p>
          </table:table-cell>
          <table:table-cell office:value-type="float" office:value="2.831283" calcext:value-type="float">
            <text:p>2.831283</text:p>
          </table:table-cell>
          <table:table-cell office:value-type="float" office:value="6.131659" calcext:value-type="float">
            <text:p>6.1316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4 17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1 14 0</text:p>
          </table:table-cell>
          <table:table-cell office:value-type="float" office:value="139" calcext:value-type="float">
            <text:p>139</text:p>
          </table:table-cell>
          <table:table-cell office:value-type="float" office:value="339.355469" calcext:value-type="float">
            <text:p>339.355469</text:p>
          </table:table-cell>
          <table:table-cell office:value-type="float" office:value="0.266232" calcext:value-type="float">
            <text:p>0.266232</text:p>
          </table:table-cell>
          <table:table-cell office:value-type="float" office:value="2.844538" calcext:value-type="float">
            <text:p>2.844538</text:p>
          </table:table-cell>
          <table:table-cell office:value-type="float" office:value="0.101185" calcext:value-type="float">
            <text:p>0.101185</text:p>
          </table:table-cell>
          <table:table-cell office:value-type="float" office:value="3.481042" calcext:value-type="float">
            <text:p>3.481042</text:p>
          </table:table-cell>
          <table:table-cell office:value-type="float" office:value="5.641791" calcext:value-type="float">
            <text:p>5.641791</text:p>
          </table:table-cell>
          <table:table-cell office:value-type="float" office:value="0.101185" calcext:value-type="float">
            <text:p>0.101185</text:p>
          </table:table-cell>
          <table:table-cell office:value-type="float" office:value="8.016161" calcext:value-type="float">
            <text:p>8.016161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CuSo4 &gt;&gt; Background_BEAT_CuSO4 &gt;&gt; [4] 513 ms</text:p>
          </table:table-cell>
          <table:table-cell office:value-type="float" office:value="5.604317" calcext:value-type="float">
            <text:p>5.604317</text:p>
          </table:table-cell>
          <table:table-cell office:value-type="float" office:value="5.015" calcext:value-type="float">
            <text:p>5.015</text:p>
          </table:table-cell>
          <table:table-cell office:value-type="float" office:value="3.326701" calcext:value-type="float">
            <text:p>3.326701</text:p>
          </table:table-cell>
          <table:table-cell office:value-type="float" office:value="6.517308" calcext:value-type="float">
            <text:p>6.51730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8 20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 15 0</text:p>
          </table:table-cell>
          <table:table-cell office:value-type="float" office:value="139" calcext:value-type="float">
            <text:p>139</text:p>
          </table:table-cell>
          <table:table-cell office:value-type="float" office:value="339.355469" calcext:value-type="float">
            <text:p>339.355469</text:p>
          </table:table-cell>
          <table:table-cell office:value-type="float" office:value="0.622738" calcext:value-type="float">
            <text:p>0.622738</text:p>
          </table:table-cell>
          <table:table-cell office:value-type="float" office:value="3.172332" calcext:value-type="float">
            <text:p>3.172332</text:p>
          </table:table-cell>
          <table:table-cell office:value-type="float" office:value="0.092904" calcext:value-type="float">
            <text:p>0.092904</text:p>
          </table:table-cell>
          <table:table-cell office:value-type="float" office:value="3.617661" calcext:value-type="float">
            <text:p>3.617661</text:p>
          </table:table-cell>
          <table:table-cell office:value-type="float" office:value="5.727941" calcext:value-type="float">
            <text:p>5.727941</text:p>
          </table:table-cell>
          <table:table-cell office:value-type="float" office:value="0.092904" calcext:value-type="float">
            <text:p>0.092904</text:p>
          </table:table-cell>
          <table:table-cell office:value-type="float" office:value="11.066938" calcext:value-type="float">
            <text:p>11.066938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CuSo4 &gt;&gt; Background_BEAT_CuSO4 &gt;&gt; [5] 640 ms</text:p>
          </table:table-cell>
          <table:table-cell office:value-type="float" office:value="5.172662" calcext:value-type="float">
            <text:p>5.172662</text:p>
          </table:table-cell>
          <table:table-cell office:value-type="float" office:value="4.97" calcext:value-type="float">
            <text:p>4.97</text:p>
          </table:table-cell>
          <table:table-cell office:value-type="float" office:value="2.876512" calcext:value-type="float">
            <text:p>2.876512</text:p>
          </table:table-cell>
          <table:table-cell office:value-type="float" office:value="5.918678" calcext:value-type="float">
            <text:p>5.9186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8 21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 19 0</text:p>
          </table:table-cell>
          <table:table-cell office:value-type="float" office:value="139" calcext:value-type="float">
            <text:p>139</text:p>
          </table:table-cell>
          <table:table-cell office:value-type="float" office:value="339.355469" calcext:value-type="float">
            <text:p>339.355469</text:p>
          </table:table-cell>
          <table:table-cell office:value-type="float" office:value="0.515723" calcext:value-type="float">
            <text:p>0.515723</text:p>
          </table:table-cell>
          <table:table-cell office:value-type="float" office:value="2.652414" calcext:value-type="float">
            <text:p>2.652414</text:p>
          </table:table-cell>
          <table:table-cell office:value-type="float" office:value="0.112572" calcext:value-type="float">
            <text:p>0.112572</text:p>
          </table:table-cell>
          <table:table-cell office:value-type="float" office:value="3.381599" calcext:value-type="float">
            <text:p>3.381599</text:p>
          </table:table-cell>
          <table:table-cell office:value-type="float" office:value="5.286765" calcext:value-type="float">
            <text:p>5.286765</text:p>
          </table:table-cell>
          <table:table-cell office:value-type="float" office:value="0.112572" calcext:value-type="float">
            <text:p>0.112572</text:p>
          </table:table-cell>
          <table:table-cell office:value-type="float" office:value="8.27432" calcext:value-type="float">
            <text:p>8.27432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CuSo4 &gt;&gt; Background_BEAT_CuSO4 &gt;&gt; [6] 771 ms</text:p>
          </table:table-cell>
          <table:table-cell office:value-type="float" office:value="4.985612" calcext:value-type="float">
            <text:p>4.985612</text:p>
          </table:table-cell>
          <table:table-cell office:value-type="float" office:value="4.97" calcext:value-type="float">
            <text:p>4.97</text:p>
          </table:table-cell>
          <table:table-cell office:value-type="float" office:value="2.818124" calcext:value-type="float">
            <text:p>2.818124</text:p>
          </table:table-cell>
          <table:table-cell office:value-type="float" office:value="5.726966" calcext:value-type="float">
            <text:p>5.7269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6 23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 18 0</text:p>
          </table:table-cell>
          <table:table-cell office:value-type="float" office:value="139" calcext:value-type="float">
            <text:p>139</text:p>
          </table:table-cell>
          <table:table-cell office:value-type="float" office:value="339.355469" calcext:value-type="float">
            <text:p>339.355469</text:p>
          </table:table-cell>
          <table:table-cell office:value-type="float" office:value="0.699055" calcext:value-type="float">
            <text:p>0.699055</text:p>
          </table:table-cell>
          <table:table-cell office:value-type="float" office:value="3.153018" calcext:value-type="float">
            <text:p>3.153018</text:p>
          </table:table-cell>
          <table:table-cell office:value-type="float" office:value="0.111537" calcext:value-type="float">
            <text:p>0.111537</text:p>
          </table:table-cell>
          <table:table-cell office:value-type="float" office:value="3.348109" calcext:value-type="float">
            <text:p>3.348109</text:p>
          </table:table-cell>
          <table:table-cell office:value-type="float" office:value="5.058394" calcext:value-type="float">
            <text:p>5.058394</text:p>
          </table:table-cell>
          <table:table-cell office:value-type="float" office:value="0.111537" calcext:value-type="float">
            <text:p>0.111537</text:p>
          </table:table-cell>
          <table:table-cell office:value-type="float" office:value="7.94182" calcext:value-type="float">
            <text:p>7.94182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CuSo4 &gt;&gt; Background_BEAT_CuSO4 &gt;&gt; [7] 898 ms</text:p>
          </table:table-cell>
          <table:table-cell office:value-type="float" office:value="5.028777" calcext:value-type="float">
            <text:p>5.028777</text:p>
          </table:table-cell>
          <table:table-cell office:value-type="float" office:value="3.965" calcext:value-type="float">
            <text:p>3.965</text:p>
          </table:table-cell>
          <table:table-cell office:value-type="float" office:value="3.050166" calcext:value-type="float">
            <text:p>3.050166</text:p>
          </table:table-cell>
          <table:table-cell office:value-type="float" office:value="5.881506" calcext:value-type="float">
            <text:p>5.8815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7 25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 20 0</text:p>
          </table:table-cell>
          <table:table-cell office:value-type="float" office:value="139" calcext:value-type="float">
            <text:p>139</text:p>
          </table:table-cell>
          <table:table-cell office:value-type="float" office:value="339.355469" calcext:value-type="float">
            <text:p>339.355469</text:p>
          </table:table-cell>
          <table:table-cell office:value-type="float" office:value="0.66458" calcext:value-type="float">
            <text:p>0.66458</text:p>
          </table:table-cell>
          <table:table-cell office:value-type="float" office:value="2.575924" calcext:value-type="float">
            <text:p>2.575924</text:p>
          </table:table-cell>
          <table:table-cell office:value-type="float" office:value="0.108949" calcext:value-type="float">
            <text:p>0.108949</text:p>
          </table:table-cell>
          <table:table-cell office:value-type="float" office:value="3.446012" calcext:value-type="float">
            <text:p>3.446012</text:p>
          </table:table-cell>
          <table:table-cell office:value-type="float" office:value="5.10219" calcext:value-type="float">
            <text:p>5.10219</text:p>
          </table:table-cell>
          <table:table-cell office:value-type="float" office:value="0.108949" calcext:value-type="float">
            <text:p>0.108949</text:p>
          </table:table-cell>
          <table:table-cell office:value-type="float" office:value="9.303514" calcext:value-type="float">
            <text:p>9.303514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CuSo4 &gt;&gt; Background_BEAT_CuSO4 &gt;&gt; [8] 1026 ms</text:p>
          </table:table-cell>
          <table:table-cell office:value-type="float" office:value="5.366906" calcext:value-type="float">
            <text:p>5.366906</text:p>
          </table:table-cell>
          <table:table-cell office:value-type="float" office:value="5.005" calcext:value-type="float">
            <text:p>5.005</text:p>
          </table:table-cell>
          <table:table-cell office:value-type="float" office:value="3.022006" calcext:value-type="float">
            <text:p>3.022006</text:p>
          </table:table-cell>
          <table:table-cell office:value-type="float" office:value="6.159237" calcext:value-type="float">
            <text:p>6.1592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5 17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 18 0</text:p>
          </table:table-cell>
          <table:table-cell office:value-type="float" office:value="139" calcext:value-type="float">
            <text:p>139</text:p>
          </table:table-cell>
          <table:table-cell office:value-type="float" office:value="339.355469" calcext:value-type="float">
            <text:p>339.355469</text:p>
          </table:table-cell>
          <table:table-cell office:value-type="float" office:value="0.466659" calcext:value-type="float">
            <text:p>0.466659</text:p>
          </table:table-cell>
          <table:table-cell office:value-type="float" office:value="2.587556" calcext:value-type="float">
            <text:p>2.587556</text:p>
          </table:table-cell>
          <table:table-cell office:value-type="float" office:value="0.099633" calcext:value-type="float">
            <text:p>0.099633</text:p>
          </table:table-cell>
          <table:table-cell office:value-type="float" office:value="3.481627" calcext:value-type="float">
            <text:p>3.481627</text:p>
          </table:table-cell>
          <table:table-cell office:value-type="float" office:value="5.485294" calcext:value-type="float">
            <text:p>5.485294</text:p>
          </table:table-cell>
          <table:table-cell office:value-type="float" office:value="0.099633" calcext:value-type="float">
            <text:p>0.099633</text:p>
          </table:table-cell>
          <table:table-cell office:value-type="float" office:value="9.13252" calcext:value-type="float">
            <text:p>9.13252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CuSo4 &gt;&gt; Background_BEAT_CuSO4 &gt;&gt; [9] 1153 ms</text:p>
          </table:table-cell>
          <table:table-cell office:value-type="float" office:value="5.294964" calcext:value-type="float">
            <text:p>5.294964</text:p>
          </table:table-cell>
          <table:table-cell office:value-type="float" office:value="5.025" calcext:value-type="float">
            <text:p>5.025</text:p>
          </table:table-cell>
          <table:table-cell office:value-type="float" office:value="3.144937" calcext:value-type="float">
            <text:p>3.144937</text:p>
          </table:table-cell>
          <table:table-cell office:value-type="float" office:value="6.158512" calcext:value-type="float">
            <text:p>6.1585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2 17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6 19 0</text:p>
          </table:table-cell>
          <table:table-cell office:value-type="float" office:value="139" calcext:value-type="float">
            <text:p>139</text:p>
          </table:table-cell>
          <table:table-cell office:value-type="float" office:value="339.355469" calcext:value-type="float">
            <text:p>339.355469</text:p>
          </table:table-cell>
          <table:table-cell office:value-type="float" office:value="0.614354" calcext:value-type="float">
            <text:p>0.614354</text:p>
          </table:table-cell>
          <table:table-cell office:value-type="float" office:value="3.181995" calcext:value-type="float">
            <text:p>3.181995</text:p>
          </table:table-cell>
          <table:table-cell office:value-type="float" office:value="0.102013" calcext:value-type="float">
            <text:p>0.102013</text:p>
          </table:table-cell>
          <table:table-cell office:value-type="float" office:value="3.51894" calcext:value-type="float">
            <text:p>3.51894</text:p>
          </table:table-cell>
          <table:table-cell office:value-type="float" office:value="5.372263" calcext:value-type="float">
            <text:p>5.372263</text:p>
          </table:table-cell>
          <table:table-cell office:value-type="float" office:value="0.102013" calcext:value-type="float">
            <text:p>0.102013</text:p>
          </table:table-cell>
          <table:table-cell office:value-type="float" office:value="9.890627" calcext:value-type="float">
            <text:p>9.890627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CuSo4 &gt;&gt; Background_BEAT_CuSO4 &gt;&gt; [10] 1280 ms</text:p>
          </table:table-cell>
          <table:table-cell office:value-type="float" office:value="5.467626" calcext:value-type="float">
            <text:p>5.467626</text:p>
          </table:table-cell>
          <table:table-cell office:value-type="float" office:value="5.025" calcext:value-type="float">
            <text:p>5.025</text:p>
          </table:table-cell>
          <table:table-cell office:value-type="float" office:value="2.867363" calcext:value-type="float">
            <text:p>2.867363</text:p>
          </table:table-cell>
          <table:table-cell office:value-type="float" office:value="6.173873" calcext:value-type="float">
            <text:p>6.17387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6 20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5 20 0</text:p>
          </table:table-cell>
          <table:table-cell office:value-type="float" office:value="139" calcext:value-type="float">
            <text:p>139</text:p>
          </table:table-cell>
          <table:table-cell office:value-type="float" office:value="339.355469" calcext:value-type="float">
            <text:p>339.355469</text:p>
          </table:table-cell>
          <table:table-cell office:value-type="float" office:value="0.737005" calcext:value-type="float">
            <text:p>0.737005</text:p>
          </table:table-cell>
          <table:table-cell office:value-type="float" office:value="3.367646" calcext:value-type="float">
            <text:p>3.367646</text:p>
          </table:table-cell>
          <table:table-cell office:value-type="float" office:value="0.108431" calcext:value-type="float">
            <text:p>0.108431</text:p>
          </table:table-cell>
          <table:table-cell office:value-type="float" office:value="3.432229" calcext:value-type="float">
            <text:p>3.432229</text:p>
          </table:table-cell>
          <table:table-cell office:value-type="float" office:value="5.507246" calcext:value-type="float">
            <text:p>5.507246</text:p>
          </table:table-cell>
          <table:table-cell office:value-type="float" office:value="0.108431" calcext:value-type="float">
            <text:p>0.108431</text:p>
          </table:table-cell>
          <table:table-cell office:value-type="float" office:value="8.22177" calcext:value-type="float">
            <text:p>8.22177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CuSo4 &gt;&gt; Background_BEAT_CuSO4 &gt;&gt; [11] 1411 ms</text:p>
          </table:table-cell>
          <table:table-cell office:value-type="float" office:value="5.503597" calcext:value-type="float">
            <text:p>5.503597</text:p>
          </table:table-cell>
          <table:table-cell office:value-type="float" office:value="4.97" calcext:value-type="float">
            <text:p>4.97</text:p>
          </table:table-cell>
          <table:table-cell office:value-type="float" office:value="3.135524" calcext:value-type="float">
            <text:p>3.135524</text:p>
          </table:table-cell>
          <table:table-cell office:value-type="float" office:value="6.334121" calcext:value-type="float">
            <text:p>6.3341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2 15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 22 0</text:p>
          </table:table-cell>
          <table:table-cell office:value-type="float" office:value="139" calcext:value-type="float">
            <text:p>139</text:p>
          </table:table-cell>
          <table:table-cell office:value-type="float" office:value="339.355469" calcext:value-type="float">
            <text:p>339.355469</text:p>
          </table:table-cell>
          <table:table-cell office:value-type="float" office:value="0.89471" calcext:value-type="float">
            <text:p>0.89471</text:p>
          </table:table-cell>
          <table:table-cell office:value-type="float" office:value="3.479219" calcext:value-type="float">
            <text:p>3.479219</text:p>
          </table:table-cell>
          <table:table-cell office:value-type="float" office:value="0.112054" calcext:value-type="float">
            <text:p>0.112054</text:p>
          </table:table-cell>
          <table:table-cell office:value-type="float" office:value="3.4359" calcext:value-type="float">
            <text:p>3.4359</text:p>
          </table:table-cell>
          <table:table-cell office:value-type="float" office:value="5.583942" calcext:value-type="float">
            <text:p>5.583942</text:p>
          </table:table-cell>
          <table:table-cell office:value-type="float" office:value="0.112054" calcext:value-type="float">
            <text:p>0.112054</text:p>
          </table:table-cell>
          <table:table-cell office:value-type="float" office:value="9.831509" calcext:value-type="float">
            <text:p>9.831509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CuSo4 &gt;&gt; Background_BEAT_CuSO4 &gt;&gt; [12] 1538 ms</text:p>
          </table:table-cell>
          <table:table-cell office:value-type="float" office:value="5.316547" calcext:value-type="float">
            <text:p>5.316547</text:p>
          </table:table-cell>
          <table:table-cell office:value-type="float" office:value="5.005" calcext:value-type="float">
            <text:p>5.005</text:p>
          </table:table-cell>
          <table:table-cell office:value-type="float" office:value="2.716125" calcext:value-type="float">
            <text:p>2.716125</text:p>
          </table:table-cell>
          <table:table-cell office:value-type="float" office:value="5.970176" calcext:value-type="float">
            <text:p>5.9701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 15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 15 0</text:p>
          </table:table-cell>
          <table:table-cell office:value-type="float" office:value="139" calcext:value-type="float">
            <text:p>139</text:p>
          </table:table-cell>
          <table:table-cell office:value-type="float" office:value="339.355469" calcext:value-type="float">
            <text:p>339.355469</text:p>
          </table:table-cell>
          <table:table-cell office:value-type="float" office:value="0.192647" calcext:value-type="float">
            <text:p>0.192647</text:p>
          </table:table-cell>
          <table:table-cell office:value-type="float" office:value="2.072581" calcext:value-type="float">
            <text:p>2.072581</text:p>
          </table:table-cell>
          <table:table-cell office:value-type="float" office:value="0.101496" calcext:value-type="float">
            <text:p>0.101496</text:p>
          </table:table-cell>
          <table:table-cell office:value-type="float" office:value="3.386017" calcext:value-type="float">
            <text:p>3.386017</text:p>
          </table:table-cell>
          <table:table-cell office:value-type="float" office:value="5.355072" calcext:value-type="float">
            <text:p>5.355072</text:p>
          </table:table-cell>
          <table:table-cell office:value-type="float" office:value="0.101496" calcext:value-type="float">
            <text:p>0.101496</text:p>
          </table:table-cell>
          <table:table-cell office:value-type="float" office:value="7.377333" calcext:value-type="float">
            <text:p>7.377333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CuSo4 &gt;&gt; Background_BEAT_CuSO4 &gt;&gt; [13] 1665 ms</text:p>
          </table:table-cell>
          <table:table-cell office:value-type="float" office:value="5.338129" calcext:value-type="float">
            <text:p>5.338129</text:p>
          </table:table-cell>
          <table:table-cell office:value-type="float" office:value="5.025" calcext:value-type="float">
            <text:p>5.025</text:p>
          </table:table-cell>
          <table:table-cell office:value-type="float" office:value="2.969785" calcext:value-type="float">
            <text:p>2.969785</text:p>
          </table:table-cell>
          <table:table-cell office:value-type="float" office:value="6.108621" calcext:value-type="float">
            <text:p>6.1086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5 24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2 20 0</text:p>
          </table:table-cell>
          <table:table-cell office:value-type="float" office:value="139" calcext:value-type="float">
            <text:p>139</text:p>
          </table:table-cell>
          <table:table-cell office:value-type="float" office:value="339.355469" calcext:value-type="float">
            <text:p>339.355469</text:p>
          </table:table-cell>
          <table:table-cell office:value-type="float" office:value="0.571704" calcext:value-type="float">
            <text:p>0.571704</text:p>
          </table:table-cell>
          <table:table-cell office:value-type="float" office:value="3.129096" calcext:value-type="float">
            <text:p>3.129096</text:p>
          </table:table-cell>
          <table:table-cell office:value-type="float" office:value="0.102117" calcext:value-type="float">
            <text:p>0.102117</text:p>
          </table:table-cell>
          <table:table-cell office:value-type="float" office:value="3.484696" calcext:value-type="float">
            <text:p>3.484696</text:p>
          </table:table-cell>
          <table:table-cell office:value-type="float" office:value="5.455882" calcext:value-type="float">
            <text:p>5.455882</text:p>
          </table:table-cell>
          <table:table-cell office:value-type="float" office:value="0.102117" calcext:value-type="float">
            <text:p>0.102117</text:p>
          </table:table-cell>
          <table:table-cell office:value-type="float" office:value="8.819623" calcext:value-type="float">
            <text:p>8.819623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CuSo4 &gt;&gt; Background_BEAT_CuSO4 &gt;&gt; [14] 1793 ms</text:p>
          </table:table-cell>
          <table:table-cell office:value-type="float" office:value="4.827338" calcext:value-type="float">
            <text:p>4.827338</text:p>
          </table:table-cell>
          <table:table-cell office:value-type="float" office:value="5.025" calcext:value-type="float">
            <text:p>5.025</text:p>
          </table:table-cell>
          <table:table-cell office:value-type="float" office:value="2.921505" calcext:value-type="float">
            <text:p>2.921505</text:p>
          </table:table-cell>
          <table:table-cell office:value-type="float" office:value="5.642551" calcext:value-type="float">
            <text:p>5.6425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3 24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 18 0</text:p>
          </table:table-cell>
          <table:table-cell office:value-type="float" office:value="139" calcext:value-type="float">
            <text:p>139</text:p>
          </table:table-cell>
          <table:table-cell office:value-type="float" office:value="339.355469" calcext:value-type="float">
            <text:p>339.355469</text:p>
          </table:table-cell>
          <table:table-cell office:value-type="float" office:value="0.529887" calcext:value-type="float">
            <text:p>0.529887</text:p>
          </table:table-cell>
          <table:table-cell office:value-type="float" office:value="2.965462" calcext:value-type="float">
            <text:p>2.965462</text:p>
          </table:table-cell>
          <table:table-cell office:value-type="float" office:value="0.100564" calcext:value-type="float">
            <text:p>0.100564</text:p>
          </table:table-cell>
          <table:table-cell office:value-type="float" office:value="3.450576" calcext:value-type="float">
            <text:p>3.450576</text:p>
          </table:table-cell>
          <table:table-cell office:value-type="float" office:value="5.007463" calcext:value-type="float">
            <text:p>5.007463</text:p>
          </table:table-cell>
          <table:table-cell office:value-type="float" office:value="0.100564" calcext:value-type="float">
            <text:p>0.100564</text:p>
          </table:table-cell>
          <table:table-cell office:value-type="float" office:value="8.535189" calcext:value-type="float">
            <text:p>8.535189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CuSo4 &gt;&gt; Background_BEAT_CuSO4 &gt;&gt; [15] 1920 ms</text:p>
          </table:table-cell>
          <table:table-cell office:value-type="float" office:value="5.597122" calcext:value-type="float">
            <text:p>5.597122</text:p>
          </table:table-cell>
          <table:table-cell office:value-type="float" office:value="5.025" calcext:value-type="float">
            <text:p>5.025</text:p>
          </table:table-cell>
          <table:table-cell office:value-type="float" office:value="3.032958" calcext:value-type="float">
            <text:p>3.032958</text:p>
          </table:table-cell>
          <table:table-cell office:value-type="float" office:value="6.366051" calcext:value-type="float">
            <text:p>6.3660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9 23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 20 0</text:p>
          </table:table-cell>
          <table:table-cell office:value-type="float" office:value="139" calcext:value-type="float">
            <text:p>139</text:p>
          </table:table-cell>
          <table:table-cell office:value-type="float" office:value="339.355469" calcext:value-type="float">
            <text:p>339.355469</text:p>
          </table:table-cell>
          <table:table-cell office:value-type="float" office:value="0.576959" calcext:value-type="float">
            <text:p>0.576959</text:p>
          </table:table-cell>
          <table:table-cell office:value-type="float" office:value="3.227969" calcext:value-type="float">
            <text:p>3.227969</text:p>
          </table:table-cell>
          <table:table-cell office:value-type="float" office:value="0.09984" calcext:value-type="float">
            <text:p>0.09984</text:p>
          </table:table-cell>
          <table:table-cell office:value-type="float" office:value="3.535836" calcext:value-type="float">
            <text:p>3.535836</text:p>
          </table:table-cell>
          <table:table-cell office:value-type="float" office:value="5.720588" calcext:value-type="float">
            <text:p>5.720588</text:p>
          </table:table-cell>
          <table:table-cell office:value-type="float" office:value="0.09984" calcext:value-type="float">
            <text:p>0.09984</text:p>
          </table:table-cell>
          <table:table-cell office:value-type="float" office:value="9.198832" calcext:value-type="float">
            <text:p>9.198832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19:.B134])" office:value-type="float" office:value="5.359262625" calcext:value-type="float">
            <text:p>5.359262625</text:p>
          </table:table-cell>
          <table:table-cell table:formula="of:=AVERAGE([.C119:.C134])" office:value-type="float" office:value="5.0075" calcext:value-type="float">
            <text:p>5.0075</text:p>
          </table:table-cell>
          <table:table-cell table:formula="of:=AVERAGE([.D119:.D134])" office:value-type="float" office:value="2.9803663125" calcext:value-type="float">
            <text:p>2.9803663125</text:p>
          </table:table-cell>
          <table:table-cell table:formula="of:=AVERAGE([.E119:.E134])" office:value-type="float" office:value="6.1341189375" calcext:value-type="float">
            <text:p>6.1341189375</text:p>
          </table:table-cell>
          <table:table-cell table:formula="of:=AVERAGE([.F119:.F134])" office:value-type="float" office:value="14.125" calcext:value-type="float">
            <text:p>14.125</text:p>
          </table:table-cell>
          <table:table-cell table:formula="of:=AVERAGE([.G119:.G134])" office:value-type="string" office:string-value="" calcext:value-type="error">
            <text:p>#DIV/0!</text:p>
          </table:table-cell>
          <table:table-cell table:formula="of:=AVERAGE([.H119:.H134])" office:value-type="float" office:value="0" calcext:value-type="float">
            <text:p>0</text:p>
          </table:table-cell>
          <table:table-cell table:formula="of:=AVERAGE([.I119:.I134])" office:value-type="string" office:string-value="" calcext:value-type="error">
            <text:p>#DIV/0!</text:p>
          </table:table-cell>
          <table:table-cell table:formula="of:=AVERAGE([.J119:.J134])" office:value-type="float" office:value="139" calcext:value-type="float">
            <text:p>139</text:p>
          </table:table-cell>
          <table:table-cell table:formula="of:=AVERAGE([.K119:.K134])" office:value-type="float" office:value="339.355469" calcext:value-type="float">
            <text:p>339.355469</text:p>
          </table:table-cell>
          <table:table-cell table:formula="of:=AVERAGE([.L119:.L134])" office:value-type="float" office:value="0.5225265" calcext:value-type="float">
            <text:p>0.5225265</text:p>
          </table:table-cell>
          <table:table-cell table:formula="of:=AVERAGE([.M119:.M134])" office:value-type="float" office:value="2.89993225" calcext:value-type="float">
            <text:p>2.89993225</text:p>
          </table:table-cell>
          <table:table-cell table:formula="of:=AVERAGE([.N119:.N134])" office:value-type="float" office:value="0.102867375" calcext:value-type="float">
            <text:p>0.102867375</text:p>
          </table:table-cell>
          <table:table-cell table:formula="of:=AVERAGE([.O119:.O134])" office:value-type="float" office:value="3.4688165" calcext:value-type="float">
            <text:p>3.4688165</text:p>
          </table:table-cell>
          <table:table-cell table:formula="of:=AVERAGE([.P119:.P134])" office:value-type="float" office:value="5.459786375" calcext:value-type="float">
            <text:p>5.459786375</text:p>
          </table:table-cell>
          <table:table-cell table:formula="of:=AVERAGE([.Q119:.Q134])" office:value-type="float" office:value="0.102867375" calcext:value-type="float">
            <text:p>0.102867375</text:p>
          </table:table-cell>
          <table:table-cell table:formula="of:=AVERAGE([.R119:.R134])" office:value-type="float" office:value="8.9083711875" calcext:value-type="float">
            <text:p>8.9083711875</text:p>
          </table:table-cell>
          <table:table-cell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Background BEAT NiC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StandardDeviation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Posi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Position</text:p>
          </table:table-cell>
          <table:table-cell office:value-type="string" calcext:value-type="string">
            <text:p>#Voxel</text:p>
          </table:table-cell>
          <table:table-cell office:value-type="string" calcext:value-type="string">
            <text:p>Volume [mm^3]</text:p>
          </table:table-cell>
          <table:table-cell office:value-type="string" calcext:value-type="string">
            <text:p>Skewness</text:p>
          </table:table-cell>
          <table:table-cell office:value-type="string" calcext:value-type="string">
            <text:p>Kurtosis</text:p>
          </table:table-cell>
          <table:table-cell office:value-type="string" calcext:value-type="string">
            <text:p>Uniformity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UPP</text:p>
          </table:table-cell>
          <table:table-cell office:value-type="string" calcext:value-type="string">
            <text:p>Variance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NiCl &gt;&gt; Background_BEAT_Nicl &gt;&gt; [0] 0 ms</text:p>
          </table:table-cell>
          <table:table-cell office:value-type="float" office:value="4.938017" calcext:value-type="float">
            <text:p>4.938017</text:p>
          </table:table-cell>
          <table:table-cell office:value-type="float" office:value="5.025" calcext:value-type="float">
            <text:p>5.025</text:p>
          </table:table-cell>
          <table:table-cell office:value-type="float" office:value="2.826282" calcext:value-type="float">
            <text:p>2.826282</text:p>
          </table:table-cell>
          <table:table-cell office:value-type="float" office:value="5.689629" calcext:value-type="float">
            <text:p>5.6896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8 17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 1 0</text:p>
          </table:table-cell>
          <table:table-cell office:value-type="float" office:value="484" calcext:value-type="float">
            <text:p>484</text:p>
          </table:table-cell>
          <table:table-cell office:value-type="float" office:value="1181.640625" calcext:value-type="float">
            <text:p>1181.640625</text:p>
          </table:table-cell>
          <table:table-cell office:value-type="float" office:value="0.434919" calcext:value-type="float">
            <text:p>0.434919</text:p>
          </table:table-cell>
          <table:table-cell office:value-type="float" office:value="2.792608" calcext:value-type="float">
            <text:p>2.792608</text:p>
          </table:table-cell>
          <table:table-cell office:value-type="float" office:value="0.100881" calcext:value-type="float">
            <text:p>0.100881</text:p>
          </table:table-cell>
          <table:table-cell office:value-type="float" office:value="3.469804" calcext:value-type="float">
            <text:p>3.469804</text:p>
          </table:table-cell>
          <table:table-cell office:value-type="float" office:value="5.106838" calcext:value-type="float">
            <text:p>5.106838</text:p>
          </table:table-cell>
          <table:table-cell office:value-type="float" office:value="0.100881" calcext:value-type="float">
            <text:p>0.100881</text:p>
          </table:table-cell>
          <table:table-cell office:value-type="float" office:value="7.987869" calcext:value-type="float">
            <text:p>7.987869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NiCl &gt;&gt; Background_BEAT_Nicl &gt;&gt; [1] 131 ms</text:p>
          </table:table-cell>
          <table:table-cell office:value-type="float" office:value="4.966942" calcext:value-type="float">
            <text:p>4.966942</text:p>
          </table:table-cell>
          <table:table-cell office:value-type="float" office:value="5.025" calcext:value-type="float">
            <text:p>5.025</text:p>
          </table:table-cell>
          <table:table-cell office:value-type="float" office:value="2.965457" calcext:value-type="float">
            <text:p>2.965457</text:p>
          </table:table-cell>
          <table:table-cell office:value-type="float" office:value="5.784847" calcext:value-type="float">
            <text:p>5.7848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1 11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 6 0</text:p>
          </table:table-cell>
          <table:table-cell office:value-type="float" office:value="484" calcext:value-type="float">
            <text:p>484</text:p>
          </table:table-cell>
          <table:table-cell office:value-type="float" office:value="1181.640625" calcext:value-type="float">
            <text:p>1181.640625</text:p>
          </table:table-cell>
          <table:table-cell office:value-type="float" office:value="0.621112" calcext:value-type="float">
            <text:p>0.621112</text:p>
          </table:table-cell>
          <table:table-cell office:value-type="float" office:value="2.938219" calcext:value-type="float">
            <text:p>2.938219</text:p>
          </table:table-cell>
          <table:table-cell office:value-type="float" office:value="0.099003" calcext:value-type="float">
            <text:p>0.099003</text:p>
          </table:table-cell>
          <table:table-cell office:value-type="float" office:value="3.508324" calcext:value-type="float">
            <text:p>3.508324</text:p>
          </table:table-cell>
          <table:table-cell office:value-type="float" office:value="5.061053" calcext:value-type="float">
            <text:p>5.061053</text:p>
          </table:table-cell>
          <table:table-cell office:value-type="float" office:value="0.099003" calcext:value-type="float">
            <text:p>0.099003</text:p>
          </table:table-cell>
          <table:table-cell office:value-type="float" office:value="8.793936" calcext:value-type="float">
            <text:p>8.793936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NiCl &gt;&gt; Background_BEAT_Nicl &gt;&gt; [2] 258 ms</text:p>
          </table:table-cell>
          <table:table-cell office:value-type="float" office:value="4.845041" calcext:value-type="float">
            <text:p>4.845041</text:p>
          </table:table-cell>
          <table:table-cell office:value-type="float" office:value="3.99" calcext:value-type="float">
            <text:p>3.99</text:p>
          </table:table-cell>
          <table:table-cell office:value-type="float" office:value="2.833319" calcext:value-type="float">
            <text:p>2.833319</text:p>
          </table:table-cell>
          <table:table-cell office:value-type="float" office:value="5.612675" calcext:value-type="float">
            <text:p>5.6126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3 5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 1 0</text:p>
          </table:table-cell>
          <table:table-cell office:value-type="float" office:value="484" calcext:value-type="float">
            <text:p>484</text:p>
          </table:table-cell>
          <table:table-cell office:value-type="float" office:value="1181.640625" calcext:value-type="float">
            <text:p>1181.640625</text:p>
          </table:table-cell>
          <table:table-cell office:value-type="float" office:value="0.60698" calcext:value-type="float">
            <text:p>0.60698</text:p>
          </table:table-cell>
          <table:table-cell office:value-type="float" office:value="2.961389" calcext:value-type="float">
            <text:p>2.961389</text:p>
          </table:table-cell>
          <table:table-cell office:value-type="float" office:value="0.103869" calcext:value-type="float">
            <text:p>0.103869</text:p>
          </table:table-cell>
          <table:table-cell office:value-type="float" office:value="3.449835" calcext:value-type="float">
            <text:p>3.449835</text:p>
          </table:table-cell>
          <table:table-cell office:value-type="float" office:value="4.978769" calcext:value-type="float">
            <text:p>4.978769</text:p>
          </table:table-cell>
          <table:table-cell office:value-type="float" office:value="0.103869" calcext:value-type="float">
            <text:p>0.103869</text:p>
          </table:table-cell>
          <table:table-cell office:value-type="float" office:value="8.027698" calcext:value-type="float">
            <text:p>8.027698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NiCl &gt;&gt; Background_BEAT_Nicl &gt;&gt; [3] 386 ms</text:p>
          </table:table-cell>
          <table:table-cell office:value-type="float" office:value="5.119835" calcext:value-type="float">
            <text:p>5.119835</text:p>
          </table:table-cell>
          <table:table-cell office:value-type="float" office:value="5.025" calcext:value-type="float">
            <text:p>5.025</text:p>
          </table:table-cell>
          <table:table-cell office:value-type="float" office:value="2.764403" calcext:value-type="float">
            <text:p>2.764403</text:p>
          </table:table-cell>
          <table:table-cell office:value-type="float" office:value="5.818473" calcext:value-type="float">
            <text:p>5.81847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1 5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6 10 0</text:p>
          </table:table-cell>
          <table:table-cell office:value-type="float" office:value="484" calcext:value-type="float">
            <text:p>484</text:p>
          </table:table-cell>
          <table:table-cell office:value-type="float" office:value="1181.640625" calcext:value-type="float">
            <text:p>1181.640625</text:p>
          </table:table-cell>
          <table:table-cell office:value-type="float" office:value="0.638891" calcext:value-type="float">
            <text:p>0.638891</text:p>
          </table:table-cell>
          <table:table-cell office:value-type="float" office:value="3.241895" calcext:value-type="float">
            <text:p>3.241895</text:p>
          </table:table-cell>
          <table:table-cell office:value-type="float" office:value="0.108309" calcext:value-type="float">
            <text:p>0.108309</text:p>
          </table:table-cell>
          <table:table-cell office:value-type="float" office:value="3.395954" calcext:value-type="float">
            <text:p>3.395954</text:p>
          </table:table-cell>
          <table:table-cell office:value-type="float" office:value="5.151767" calcext:value-type="float">
            <text:p>5.151767</text:p>
          </table:table-cell>
          <table:table-cell office:value-type="float" office:value="0.108309" calcext:value-type="float">
            <text:p>0.108309</text:p>
          </table:table-cell>
          <table:table-cell office:value-type="float" office:value="7.641925" calcext:value-type="float">
            <text:p>7.641925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NiCl &gt;&gt; Background_BEAT_Nicl &gt;&gt; [4] 513 ms</text:p>
          </table:table-cell>
          <table:table-cell office:value-type="float" office:value="4.900826" calcext:value-type="float">
            <text:p>4.900826</text:p>
          </table:table-cell>
          <table:table-cell office:value-type="float" office:value="4.95" calcext:value-type="float">
            <text:p>4.95</text:p>
          </table:table-cell>
          <table:table-cell office:value-type="float" office:value="2.866686" calcext:value-type="float">
            <text:p>2.866686</text:p>
          </table:table-cell>
          <table:table-cell office:value-type="float" office:value="5.677674" calcext:value-type="float">
            <text:p>5.67767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5 10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6 4 0</text:p>
          </table:table-cell>
          <table:table-cell office:value-type="float" office:value="484" calcext:value-type="float">
            <text:p>484</text:p>
          </table:table-cell>
          <table:table-cell office:value-type="float" office:value="1181.640625" calcext:value-type="float">
            <text:p>1181.640625</text:p>
          </table:table-cell>
          <table:table-cell office:value-type="float" office:value="0.640761" calcext:value-type="float">
            <text:p>0.640761</text:p>
          </table:table-cell>
          <table:table-cell office:value-type="float" office:value="3.63613" calcext:value-type="float">
            <text:p>3.63613</text:p>
          </table:table-cell>
          <table:table-cell office:value-type="float" office:value="0.10287" calcext:value-type="float">
            <text:p>0.10287</text:p>
          </table:table-cell>
          <table:table-cell office:value-type="float" office:value="3.460772" calcext:value-type="float">
            <text:p>3.460772</text:p>
          </table:table-cell>
          <table:table-cell office:value-type="float" office:value="5.079229" calcext:value-type="float">
            <text:p>5.079229</text:p>
          </table:table-cell>
          <table:table-cell office:value-type="float" office:value="0.10287" calcext:value-type="float">
            <text:p>0.10287</text:p>
          </table:table-cell>
          <table:table-cell office:value-type="float" office:value="8.217888" calcext:value-type="float">
            <text:p>8.217888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NiCl &gt;&gt; Background_BEAT_Nicl &gt;&gt; [5] 643 ms</text:p>
          </table:table-cell>
          <table:table-cell office:value-type="float" office:value="5.233471" calcext:value-type="float">
            <text:p>5.233471</text:p>
          </table:table-cell>
          <table:table-cell office:value-type="float" office:value="4.95" calcext:value-type="float">
            <text:p>4.95</text:p>
          </table:table-cell>
          <table:table-cell office:value-type="float" office:value="2.973526" calcext:value-type="float">
            <text:p>2.973526</text:p>
          </table:table-cell>
          <table:table-cell office:value-type="float" office:value="6.019226" calcext:value-type="float">
            <text:p>6.0192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5 13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8 3 0</text:p>
          </table:table-cell>
          <table:table-cell office:value-type="float" office:value="484" calcext:value-type="float">
            <text:p>484</text:p>
          </table:table-cell>
          <table:table-cell office:value-type="float" office:value="1181.640625" calcext:value-type="float">
            <text:p>1181.640625</text:p>
          </table:table-cell>
          <table:table-cell office:value-type="float" office:value="0.626348" calcext:value-type="float">
            <text:p>0.626348</text:p>
          </table:table-cell>
          <table:table-cell office:value-type="float" office:value="3.390317" calcext:value-type="float">
            <text:p>3.390317</text:p>
          </table:table-cell>
          <table:table-cell office:value-type="float" office:value="0.099498" calcext:value-type="float">
            <text:p>0.099498</text:p>
          </table:table-cell>
          <table:table-cell office:value-type="float" office:value="3.526782" calcext:value-type="float">
            <text:p>3.526782</text:p>
          </table:table-cell>
          <table:table-cell office:value-type="float" office:value="5.366525" calcext:value-type="float">
            <text:p>5.366525</text:p>
          </table:table-cell>
          <table:table-cell office:value-type="float" office:value="0.099498" calcext:value-type="float">
            <text:p>0.099498</text:p>
          </table:table-cell>
          <table:table-cell office:value-type="float" office:value="8.841859" calcext:value-type="float">
            <text:p>8.841859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NiCl &gt;&gt; Background_BEAT_Nicl &gt;&gt; [6] 771 ms</text:p>
          </table:table-cell>
          <table:table-cell office:value-type="float" office:value="5.225207" calcext:value-type="float">
            <text:p>5.225207</text:p>
          </table:table-cell>
          <table:table-cell office:value-type="float" office:value="4.95" calcext:value-type="float">
            <text:p>4.95</text:p>
          </table:table-cell>
          <table:table-cell office:value-type="float" office:value="2.979729" calcext:value-type="float">
            <text:p>2.979729</text:p>
          </table:table-cell>
          <table:table-cell office:value-type="float" office:value="6.015112" calcext:value-type="float">
            <text:p>6.0151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0 5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2 8 0</text:p>
          </table:table-cell>
          <table:table-cell office:value-type="float" office:value="484" calcext:value-type="float">
            <text:p>484</text:p>
          </table:table-cell>
          <table:table-cell office:value-type="float" office:value="1181.640625" calcext:value-type="float">
            <text:p>1181.640625</text:p>
          </table:table-cell>
          <table:table-cell office:value-type="float" office:value="0.611671" calcext:value-type="float">
            <text:p>0.611671</text:p>
          </table:table-cell>
          <table:table-cell office:value-type="float" office:value="3.376452" calcext:value-type="float">
            <text:p>3.376452</text:p>
          </table:table-cell>
          <table:table-cell office:value-type="float" office:value="0.098832" calcext:value-type="float">
            <text:p>0.098832</text:p>
          </table:table-cell>
          <table:table-cell office:value-type="float" office:value="3.524366" calcext:value-type="float">
            <text:p>3.524366</text:p>
          </table:table-cell>
          <table:table-cell office:value-type="float" office:value="5.346723" calcext:value-type="float">
            <text:p>5.346723</text:p>
          </table:table-cell>
          <table:table-cell office:value-type="float" office:value="0.098832" calcext:value-type="float">
            <text:p>0.098832</text:p>
          </table:table-cell>
          <table:table-cell office:value-type="float" office:value="8.878784" calcext:value-type="float">
            <text:p>8.878784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NiCl &gt;&gt; Background_BEAT_Nicl &gt;&gt; [7] 898 ms</text:p>
          </table:table-cell>
          <table:table-cell office:value-type="float" office:value="4.983471" calcext:value-type="float">
            <text:p>4.983471</text:p>
          </table:table-cell>
          <table:table-cell office:value-type="float" office:value="4.97" calcext:value-type="float">
            <text:p>4.97</text:p>
          </table:table-cell>
          <table:table-cell office:value-type="float" office:value="2.769947" calcext:value-type="float">
            <text:p>2.769947</text:p>
          </table:table-cell>
          <table:table-cell office:value-type="float" office:value="5.701543" calcext:value-type="float">
            <text:p>5.7015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7 10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 3 0</text:p>
          </table:table-cell>
          <table:table-cell office:value-type="float" office:value="484" calcext:value-type="float">
            <text:p>484</text:p>
          </table:table-cell>
          <table:table-cell office:value-type="float" office:value="1181.640625" calcext:value-type="float">
            <text:p>1181.640625</text:p>
          </table:table-cell>
          <table:table-cell office:value-type="float" office:value="0.4864" calcext:value-type="float">
            <text:p>0.4864</text:p>
          </table:table-cell>
          <table:table-cell office:value-type="float" office:value="2.88162" calcext:value-type="float">
            <text:p>2.88162</text:p>
          </table:table-cell>
          <table:table-cell office:value-type="float" office:value="0.103869" calcext:value-type="float">
            <text:p>0.103869</text:p>
          </table:table-cell>
          <table:table-cell office:value-type="float" office:value="3.433152" calcext:value-type="float">
            <text:p>3.433152</text:p>
          </table:table-cell>
          <table:table-cell office:value-type="float" office:value="5.067227" calcext:value-type="float">
            <text:p>5.067227</text:p>
          </table:table-cell>
          <table:table-cell office:value-type="float" office:value="0.103869" calcext:value-type="float">
            <text:p>0.103869</text:p>
          </table:table-cell>
          <table:table-cell office:value-type="float" office:value="7.672604" calcext:value-type="float">
            <text:p>7.672604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NiCl &gt;&gt; Background_BEAT_Nicl &gt;&gt; [8] 1026 ms</text:p>
          </table:table-cell>
          <table:table-cell office:value-type="float" office:value="5.219008" calcext:value-type="float">
            <text:p>5.219008</text:p>
          </table:table-cell>
          <table:table-cell office:value-type="float" office:value="5.025" calcext:value-type="float">
            <text:p>5.025</text:p>
          </table:table-cell>
          <table:table-cell office:value-type="float" office:value="2.887391" calcext:value-type="float">
            <text:p>2.887391</text:p>
          </table:table-cell>
          <table:table-cell office:value-type="float" office:value="5.964485" calcext:value-type="float">
            <text:p>5.9644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5 15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 1 0</text:p>
          </table:table-cell>
          <table:table-cell office:value-type="float" office:value="484" calcext:value-type="float">
            <text:p>484</text:p>
          </table:table-cell>
          <table:table-cell office:value-type="float" office:value="1181.640625" calcext:value-type="float">
            <text:p>1181.640625</text:p>
          </table:table-cell>
          <table:table-cell office:value-type="float" office:value="0.497914" calcext:value-type="float">
            <text:p>0.497914</text:p>
          </table:table-cell>
          <table:table-cell office:value-type="float" office:value="3.123621" calcext:value-type="float">
            <text:p>3.123621</text:p>
          </table:table-cell>
          <table:table-cell office:value-type="float" office:value="0.101769" calcext:value-type="float">
            <text:p>0.101769</text:p>
          </table:table-cell>
          <table:table-cell office:value-type="float" office:value="3.491843" calcext:value-type="float">
            <text:p>3.491843</text:p>
          </table:table-cell>
          <table:table-cell office:value-type="float" office:value="5.363057" calcext:value-type="float">
            <text:p>5.363057</text:p>
          </table:table-cell>
          <table:table-cell office:value-type="float" office:value="0.101769" calcext:value-type="float">
            <text:p>0.101769</text:p>
          </table:table-cell>
          <table:table-cell office:value-type="float" office:value="8.337029" calcext:value-type="float">
            <text:p>8.337029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NiCl &gt;&gt; Background_BEAT_Nicl &gt;&gt; [9] 1153 ms</text:p>
          </table:table-cell>
          <table:table-cell office:value-type="float" office:value="5.320248" calcext:value-type="float">
            <text:p>5.320248</text:p>
          </table:table-cell>
          <table:table-cell office:value-type="float" office:value="5.015" calcext:value-type="float">
            <text:p>5.015</text:p>
          </table:table-cell>
          <table:table-cell office:value-type="float" office:value="2.956329" calcext:value-type="float">
            <text:p>2.956329</text:p>
          </table:table-cell>
          <table:table-cell office:value-type="float" office:value="6.086454" calcext:value-type="float">
            <text:p>6.0864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9 18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5 7 0</text:p>
          </table:table-cell>
          <table:table-cell office:value-type="float" office:value="484" calcext:value-type="float">
            <text:p>484</text:p>
          </table:table-cell>
          <table:table-cell office:value-type="float" office:value="1181.640625" calcext:value-type="float">
            <text:p>1181.640625</text:p>
          </table:table-cell>
          <table:table-cell office:value-type="float" office:value="0.597863" calcext:value-type="float">
            <text:p>0.597863</text:p>
          </table:table-cell>
          <table:table-cell office:value-type="float" office:value="3.2242" calcext:value-type="float">
            <text:p>3.2242</text:p>
          </table:table-cell>
          <table:table-cell office:value-type="float" office:value="0.099507" calcext:value-type="float">
            <text:p>0.099507</text:p>
          </table:table-cell>
          <table:table-cell office:value-type="float" office:value="3.511292" calcext:value-type="float">
            <text:p>3.511292</text:p>
          </table:table-cell>
          <table:table-cell office:value-type="float" office:value="5.409664" calcext:value-type="float">
            <text:p>5.409664</text:p>
          </table:table-cell>
          <table:table-cell office:value-type="float" office:value="0.099507" calcext:value-type="float">
            <text:p>0.099507</text:p>
          </table:table-cell>
          <table:table-cell office:value-type="float" office:value="8.739879" calcext:value-type="float">
            <text:p>8.739879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NiCl &gt;&gt; Background_BEAT_Nicl &gt;&gt; [10] 1283 ms</text:p>
          </table:table-cell>
          <table:table-cell office:value-type="float" office:value="5.028926" calcext:value-type="float">
            <text:p>5.028926</text:p>
          </table:table-cell>
          <table:table-cell office:value-type="float" office:value="5.025" calcext:value-type="float">
            <text:p>5.025</text:p>
          </table:table-cell>
          <table:table-cell office:value-type="float" office:value="2.914089" calcext:value-type="float">
            <text:p>2.914089</text:p>
          </table:table-cell>
          <table:table-cell office:value-type="float" office:value="5.812229" calcext:value-type="float">
            <text:p>5.8122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4 5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 6 0</text:p>
          </table:table-cell>
          <table:table-cell office:value-type="float" office:value="484" calcext:value-type="float">
            <text:p>484</text:p>
          </table:table-cell>
          <table:table-cell office:value-type="float" office:value="1181.640625" calcext:value-type="float">
            <text:p>1181.640625</text:p>
          </table:table-cell>
          <table:table-cell office:value-type="float" office:value="0.709047" calcext:value-type="float">
            <text:p>0.709047</text:p>
          </table:table-cell>
          <table:table-cell office:value-type="float" office:value="3.415282" calcext:value-type="float">
            <text:p>3.415282</text:p>
          </table:table-cell>
          <table:table-cell office:value-type="float" office:value="0.103135" calcext:value-type="float">
            <text:p>0.103135</text:p>
          </table:table-cell>
          <table:table-cell office:value-type="float" office:value="3.48387" calcext:value-type="float">
            <text:p>3.48387</text:p>
          </table:table-cell>
          <table:table-cell office:value-type="float" office:value="5.145877" calcext:value-type="float">
            <text:p>5.145877</text:p>
          </table:table-cell>
          <table:table-cell office:value-type="float" office:value="0.103135" calcext:value-type="float">
            <text:p>0.103135</text:p>
          </table:table-cell>
          <table:table-cell office:value-type="float" office:value="8.491915" calcext:value-type="float">
            <text:p>8.491915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NiCl &gt;&gt; Background_BEAT_Nicl &gt;&gt; [11] 1411 ms</text:p>
          </table:table-cell>
          <table:table-cell office:value-type="float" office:value="5.21281" calcext:value-type="float">
            <text:p>5.21281</text:p>
          </table:table-cell>
          <table:table-cell office:value-type="float" office:value="5.04" calcext:value-type="float">
            <text:p>5.04</text:p>
          </table:table-cell>
          <table:table-cell office:value-type="float" office:value="2.903229" calcext:value-type="float">
            <text:p>2.903229</text:p>
          </table:table-cell>
          <table:table-cell office:value-type="float" office:value="5.966752" calcext:value-type="float">
            <text:p>5.9667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3 15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 11 0</text:p>
          </table:table-cell>
          <table:table-cell office:value-type="float" office:value="484" calcext:value-type="float">
            <text:p>484</text:p>
          </table:table-cell>
          <table:table-cell office:value-type="float" office:value="1181.640625" calcext:value-type="float">
            <text:p>1181.640625</text:p>
          </table:table-cell>
          <table:table-cell office:value-type="float" office:value="0.697315" calcext:value-type="float">
            <text:p>0.697315</text:p>
          </table:table-cell>
          <table:table-cell office:value-type="float" office:value="3.308026" calcext:value-type="float">
            <text:p>3.308026</text:p>
          </table:table-cell>
          <table:table-cell office:value-type="float" office:value="0.103596" calcext:value-type="float">
            <text:p>0.103596</text:p>
          </table:table-cell>
          <table:table-cell office:value-type="float" office:value="3.475605" calcext:value-type="float">
            <text:p>3.475605</text:p>
          </table:table-cell>
          <table:table-cell office:value-type="float" office:value="5.267223" calcext:value-type="float">
            <text:p>5.267223</text:p>
          </table:table-cell>
          <table:table-cell office:value-type="float" office:value="0.103596" calcext:value-type="float">
            <text:p>0.103596</text:p>
          </table:table-cell>
          <table:table-cell office:value-type="float" office:value="8.428738" calcext:value-type="float">
            <text:p>8.428738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NiCl &gt;&gt; Background_BEAT_Nicl &gt;&gt; [12] 1538 ms</text:p>
          </table:table-cell>
          <table:table-cell office:value-type="float" office:value="5.181818" calcext:value-type="float">
            <text:p>5.181818</text:p>
          </table:table-cell>
          <table:table-cell office:value-type="float" office:value="5.025" calcext:value-type="float">
            <text:p>5.025</text:p>
          </table:table-cell>
          <table:table-cell office:value-type="float" office:value="2.919911" calcext:value-type="float">
            <text:p>2.919911</text:p>
          </table:table-cell>
          <table:table-cell office:value-type="float" office:value="5.947867" calcext:value-type="float">
            <text:p>5.9478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8 8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 3 0</text:p>
          </table:table-cell>
          <table:table-cell office:value-type="float" office:value="484" calcext:value-type="float">
            <text:p>484</text:p>
          </table:table-cell>
          <table:table-cell office:value-type="float" office:value="1181.640625" calcext:value-type="float">
            <text:p>1181.640625</text:p>
          </table:table-cell>
          <table:table-cell office:value-type="float" office:value="0.586334" calcext:value-type="float">
            <text:p>0.586334</text:p>
          </table:table-cell>
          <table:table-cell office:value-type="float" office:value="3.049418" calcext:value-type="float">
            <text:p>3.049418</text:p>
          </table:table-cell>
          <table:table-cell office:value-type="float" office:value="0.100873" calcext:value-type="float">
            <text:p>0.100873</text:p>
          </table:table-cell>
          <table:table-cell office:value-type="float" office:value="3.495433" calcext:value-type="float">
            <text:p>3.495433</text:p>
          </table:table-cell>
          <table:table-cell office:value-type="float" office:value="5.302326" calcext:value-type="float">
            <text:p>5.302326</text:p>
          </table:table-cell>
          <table:table-cell office:value-type="float" office:value="0.100873" calcext:value-type="float">
            <text:p>0.100873</text:p>
          </table:table-cell>
          <table:table-cell office:value-type="float" office:value="8.52588" calcext:value-type="float">
            <text:p>8.52588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NiCl &gt;&gt; Background_BEAT_Nicl &gt;&gt; [13] 1665 ms</text:p>
          </table:table-cell>
          <table:table-cell office:value-type="float" office:value="5.177686" calcext:value-type="float">
            <text:p>5.177686</text:p>
          </table:table-cell>
          <table:table-cell office:value-type="float" office:value="5.005" calcext:value-type="float">
            <text:p>5.005</text:p>
          </table:table-cell>
          <table:table-cell office:value-type="float" office:value="2.759782" calcext:value-type="float">
            <text:p>2.759782</text:p>
          </table:table-cell>
          <table:table-cell office:value-type="float" office:value="5.867267" calcext:value-type="float">
            <text:p>5.8672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8 17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 5 0</text:p>
          </table:table-cell>
          <table:table-cell office:value-type="float" office:value="484" calcext:value-type="float">
            <text:p>484</text:p>
          </table:table-cell>
          <table:table-cell office:value-type="float" office:value="1181.640625" calcext:value-type="float">
            <text:p>1181.640625</text:p>
          </table:table-cell>
          <table:table-cell office:value-type="float" office:value="0.415927" calcext:value-type="float">
            <text:p>0.415927</text:p>
          </table:table-cell>
          <table:table-cell office:value-type="float" office:value="2.738935" calcext:value-type="float">
            <text:p>2.738935</text:p>
          </table:table-cell>
          <table:table-cell office:value-type="float" office:value="0.104612" calcext:value-type="float">
            <text:p>0.104612</text:p>
          </table:table-cell>
          <table:table-cell office:value-type="float" office:value="3.425906" calcext:value-type="float">
            <text:p>3.425906</text:p>
          </table:table-cell>
          <table:table-cell office:value-type="float" office:value="5.242678" calcext:value-type="float">
            <text:p>5.242678</text:p>
          </table:table-cell>
          <table:table-cell office:value-type="float" office:value="0.104612" calcext:value-type="float">
            <text:p>0.104612</text:p>
          </table:table-cell>
          <table:table-cell office:value-type="float" office:value="7.616395" calcext:value-type="float">
            <text:p>7.616395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NiCl &gt;&gt; Background_BEAT_Nicl &gt;&gt; [14] 1793 ms</text:p>
          </table:table-cell>
          <table:table-cell office:value-type="float" office:value="4.85124" calcext:value-type="float">
            <text:p>4.85124</text:p>
          </table:table-cell>
          <table:table-cell office:value-type="float" office:value="4.08" calcext:value-type="float">
            <text:p>4.08</text:p>
          </table:table-cell>
          <table:table-cell office:value-type="float" office:value="2.9626" calcext:value-type="float">
            <text:p>2.9626</text:p>
          </table:table-cell>
          <table:table-cell office:value-type="float" office:value="5.684323" calcext:value-type="float">
            <text:p>5.6843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6 18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 1 0</text:p>
          </table:table-cell>
          <table:table-cell office:value-type="float" office:value="484" calcext:value-type="float">
            <text:p>484</text:p>
          </table:table-cell>
          <table:table-cell office:value-type="float" office:value="1181.640625" calcext:value-type="float">
            <text:p>1181.640625</text:p>
          </table:table-cell>
          <table:table-cell office:value-type="float" office:value="0.716186" calcext:value-type="float">
            <text:p>0.716186</text:p>
          </table:table-cell>
          <table:table-cell office:value-type="float" office:value="3.36841" calcext:value-type="float">
            <text:p>3.36841</text:p>
          </table:table-cell>
          <table:table-cell office:value-type="float" office:value="0.102042" calcext:value-type="float">
            <text:p>0.102042</text:p>
          </table:table-cell>
          <table:table-cell office:value-type="float" office:value="3.499422" calcext:value-type="float">
            <text:p>3.499422</text:p>
          </table:table-cell>
          <table:table-cell office:value-type="float" office:value="5.017094" calcext:value-type="float">
            <text:p>5.017094</text:p>
          </table:table-cell>
          <table:table-cell office:value-type="float" office:value="0.102042" calcext:value-type="float">
            <text:p>0.102042</text:p>
          </table:table-cell>
          <table:table-cell office:value-type="float" office:value="8.776996" calcext:value-type="float">
            <text:p>8.776996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NiCl &gt;&gt; Background_BEAT_Nicl &gt;&gt; [15] 1923 ms</text:p>
          </table:table-cell>
          <table:table-cell office:value-type="float" office:value="5.078512" calcext:value-type="float">
            <text:p>5.078512</text:p>
          </table:table-cell>
          <table:table-cell office:value-type="float" office:value="5.04" calcext:value-type="float">
            <text:p>5.04</text:p>
          </table:table-cell>
          <table:table-cell office:value-type="float" office:value="2.952704" calcext:value-type="float">
            <text:p>2.952704</text:p>
          </table:table-cell>
          <table:table-cell office:value-type="float" office:value="5.8745" calcext:value-type="float">
            <text:p>5.87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5 20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2 3 0</text:p>
          </table:table-cell>
          <table:table-cell office:value-type="float" office:value="484" calcext:value-type="float">
            <text:p>484</text:p>
          </table:table-cell>
          <table:table-cell office:value-type="float" office:value="1181.640625" calcext:value-type="float">
            <text:p>1181.640625</text:p>
          </table:table-cell>
          <table:table-cell office:value-type="float" office:value="0.637138" calcext:value-type="float">
            <text:p>0.637138</text:p>
          </table:table-cell>
          <table:table-cell office:value-type="float" office:value="3.234395" calcext:value-type="float">
            <text:p>3.234395</text:p>
          </table:table-cell>
          <table:table-cell office:value-type="float" office:value="0.099959" calcext:value-type="float">
            <text:p>0.099959</text:p>
          </table:table-cell>
          <table:table-cell office:value-type="float" office:value="3.514048" calcext:value-type="float">
            <text:p>3.514048</text:p>
          </table:table-cell>
          <table:table-cell office:value-type="float" office:value="5.196617" calcext:value-type="float">
            <text:p>5.196617</text:p>
          </table:table-cell>
          <table:table-cell office:value-type="float" office:value="0.099959" calcext:value-type="float">
            <text:p>0.099959</text:p>
          </table:table-cell>
          <table:table-cell office:value-type="float" office:value="8.718461" calcext:value-type="float">
            <text:p>8.718461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42:.B157])" office:value-type="float" office:value="5.080191125" calcext:value-type="float">
            <text:p>5.080191125</text:p>
          </table:table-cell>
          <table:table-cell table:formula="of:=AVERAGE([.C142:.C157])" office:value-type="float" office:value="4.88375" calcext:value-type="float">
            <text:p>4.88375</text:p>
          </table:table-cell>
          <table:table-cell table:formula="of:=AVERAGE([.D142:.D157])" office:value-type="float" office:value="2.8897115" calcext:value-type="float">
            <text:p>2.8897115</text:p>
          </table:table-cell>
          <table:table-cell table:formula="of:=AVERAGE([.E142:.E157])" office:value-type="float" office:value="5.845191" calcext:value-type="float">
            <text:p>5.845191</text:p>
          </table:table-cell>
          <table:table-cell table:formula="of:=AVERAGE([.F142:.F157])" office:value-type="float" office:value="15.625" calcext:value-type="float">
            <text:p>15.625</text:p>
          </table:table-cell>
          <table:table-cell table:formula="of:=AVERAGE([.G142:.G157])" office:value-type="string" office:string-value="" calcext:value-type="error">
            <text:p>#DIV/0!</text:p>
          </table:table-cell>
          <table:table-cell table:formula="of:=AVERAGE([.H142:.H157])" office:value-type="float" office:value="0" calcext:value-type="float">
            <text:p>0</text:p>
          </table:table-cell>
          <table:table-cell table:formula="of:=AVERAGE([.I142:.I157])" office:value-type="string" office:string-value="" calcext:value-type="error">
            <text:p>#DIV/0!</text:p>
          </table:table-cell>
          <table:table-cell table:formula="of:=AVERAGE([.J142:.J157])" office:value-type="float" office:value="484" calcext:value-type="float">
            <text:p>484</text:p>
          </table:table-cell>
          <table:table-cell table:formula="of:=AVERAGE([.K142:.K157])" office:value-type="float" office:value="1181.640625" calcext:value-type="float">
            <text:p>1181.640625</text:p>
          </table:table-cell>
          <table:table-cell table:formula="of:=AVERAGE([.L142:.L157])" office:value-type="float" office:value="0.595300375" calcext:value-type="float">
            <text:p>0.595300375</text:p>
          </table:table-cell>
          <table:table-cell table:formula="of:=AVERAGE([.M142:.M157])" office:value-type="float" office:value="3.1675573125" calcext:value-type="float">
            <text:p>3.1675573125</text:p>
          </table:table-cell>
          <table:table-cell table:formula="of:=AVERAGE([.N142:.N157])" office:value-type="float" office:value="0.102039" calcext:value-type="float">
            <text:p>0.102039</text:p>
          </table:table-cell>
          <table:table-cell table:formula="of:=AVERAGE([.O142:.O157])" office:value-type="float" office:value="3.4791505" calcext:value-type="float">
            <text:p>3.4791505</text:p>
          </table:table-cell>
          <table:table-cell table:formula="of:=AVERAGE([.P142:.P157])" office:value-type="float" office:value="5.1939166875" calcext:value-type="float">
            <text:p>5.1939166875</text:p>
          </table:table-cell>
          <table:table-cell table:formula="of:=AVERAGE([.Q142:.Q157])" office:value-type="float" office:value="0.102039" calcext:value-type="float">
            <text:p>0.102039</text:p>
          </table:table-cell>
          <table:table-cell table:formula="of:=AVERAGE([.R142:.R157])" office:value-type="float" office:value="8.356116" calcext:value-type="float">
            <text:p>8.356116</text:p>
          </table:table-cell>
          <table:table-cell/>
        </table:table-row>
        <table:table-row table:style-name="ro1" table:number-rows-repeated="7">
          <table:table-cell table:number-columns-repeated="19"/>
        </table:table-row>
        <table:table-row table:style-name="ro1">
          <table:table-cell office:value-type="string" calcext:value-type="string">
            <text:p>BACKGROUND BEAT WATER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StandardDeviation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Posi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Position</text:p>
          </table:table-cell>
          <table:table-cell office:value-type="string" calcext:value-type="string">
            <text:p>#Voxel</text:p>
          </table:table-cell>
          <table:table-cell office:value-type="string" calcext:value-type="string">
            <text:p>Volume [mm^3]</text:p>
          </table:table-cell>
          <table:table-cell office:value-type="string" calcext:value-type="string">
            <text:p>Skewness</text:p>
          </table:table-cell>
          <table:table-cell office:value-type="string" calcext:value-type="string">
            <text:p>Kurtosis</text:p>
          </table:table-cell>
          <table:table-cell office:value-type="string" calcext:value-type="string">
            <text:p>Uniformity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UPP</text:p>
          </table:table-cell>
          <table:table-cell office:value-type="string" calcext:value-type="string">
            <text:p>Variance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Water &gt;&gt; Background_BEAT_Water &gt;&gt; [0] 0 ms</text:p>
          </table:table-cell>
          <table:table-cell office:value-type="float" office:value="4.765396" calcext:value-type="float">
            <text:p>4.765396</text:p>
          </table:table-cell>
          <table:table-cell office:value-type="float" office:value="5.04" calcext:value-type="float">
            <text:p>5.04</text:p>
          </table:table-cell>
          <table:table-cell office:value-type="float" office:value="2.789282" calcext:value-type="float">
            <text:p>2.789282</text:p>
          </table:table-cell>
          <table:table-cell office:value-type="float" office:value="5.521693" calcext:value-type="float">
            <text:p>5.52169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5 22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9 8 0</text:p>
          </table:table-cell>
          <table:table-cell office:value-type="float" office:value="341" calcext:value-type="float">
            <text:p>341</text:p>
          </table:table-cell>
          <table:table-cell office:value-type="float" office:value="832.519531" calcext:value-type="float">
            <text:p>832.519531</text:p>
          </table:table-cell>
          <table:table-cell office:value-type="float" office:value="0.564122" calcext:value-type="float">
            <text:p>0.564122</text:p>
          </table:table-cell>
          <table:table-cell office:value-type="float" office:value="3.339878" calcext:value-type="float">
            <text:p>3.339878</text:p>
          </table:table-cell>
          <table:table-cell office:value-type="float" office:value="0.105357" calcext:value-type="float">
            <text:p>0.105357</text:p>
          </table:table-cell>
          <table:table-cell office:value-type="float" office:value="3.413915" calcext:value-type="float">
            <text:p>3.413915</text:p>
          </table:table-cell>
          <table:table-cell office:value-type="float" office:value="4.909366" calcext:value-type="float">
            <text:p>4.909366</text:p>
          </table:table-cell>
          <table:table-cell office:value-type="float" office:value="0.105357" calcext:value-type="float">
            <text:p>0.105357</text:p>
          </table:table-cell>
          <table:table-cell office:value-type="float" office:value="7.780093" calcext:value-type="float">
            <text:p>7.780093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Water &gt;&gt; Background_BEAT_Water &gt;&gt; [1] 129 ms</text:p>
          </table:table-cell>
          <table:table-cell office:value-type="float" office:value="4.71261" calcext:value-type="float">
            <text:p>4.71261</text:p>
          </table:table-cell>
          <table:table-cell office:value-type="float" office:value="3.995" calcext:value-type="float">
            <text:p>3.995</text:p>
          </table:table-cell>
          <table:table-cell office:value-type="float" office:value="2.871685" calcext:value-type="float">
            <text:p>2.871685</text:p>
          </table:table-cell>
          <table:table-cell office:value-type="float" office:value="5.518629" calcext:value-type="float">
            <text:p>5.5186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4 18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 6 0</text:p>
          </table:table-cell>
          <table:table-cell office:value-type="float" office:value="341" calcext:value-type="float">
            <text:p>341</text:p>
          </table:table-cell>
          <table:table-cell office:value-type="float" office:value="832.519531" calcext:value-type="float">
            <text:p>832.519531</text:p>
          </table:table-cell>
          <table:table-cell office:value-type="float" office:value="0.974572" calcext:value-type="float">
            <text:p>0.974572</text:p>
          </table:table-cell>
          <table:table-cell office:value-type="float" office:value="4.524616" calcext:value-type="float">
            <text:p>4.524616</text:p>
          </table:table-cell>
          <table:table-cell office:value-type="float" office:value="0.110603" calcext:value-type="float">
            <text:p>0.110603</text:p>
          </table:table-cell>
          <table:table-cell office:value-type="float" office:value="3.412987" calcext:value-type="float">
            <text:p>3.412987</text:p>
          </table:table-cell>
          <table:table-cell office:value-type="float" office:value="4.825826" calcext:value-type="float">
            <text:p>4.825826</text:p>
          </table:table-cell>
          <table:table-cell office:value-type="float" office:value="0.110603" calcext:value-type="float">
            <text:p>0.110603</text:p>
          </table:table-cell>
          <table:table-cell office:value-type="float" office:value="8.246576" calcext:value-type="float">
            <text:p>8.246576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Water &gt;&gt; Background_BEAT_Water &gt;&gt; [2] 257 ms</text:p>
          </table:table-cell>
          <table:table-cell office:value-type="float" office:value="4.88563" calcext:value-type="float">
            <text:p>4.88563</text:p>
          </table:table-cell>
          <table:table-cell office:value-type="float" office:value="4.95" calcext:value-type="float">
            <text:p>4.95</text:p>
          </table:table-cell>
          <table:table-cell office:value-type="float" office:value="2.928832" calcext:value-type="float">
            <text:p>2.928832</text:p>
          </table:table-cell>
          <table:table-cell office:value-type="float" office:value="5.696266" calcext:value-type="float">
            <text:p>5.69626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7 24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8 8 0</text:p>
          </table:table-cell>
          <table:table-cell office:value-type="float" office:value="341" calcext:value-type="float">
            <text:p>341</text:p>
          </table:table-cell>
          <table:table-cell office:value-type="float" office:value="832.519531" calcext:value-type="float">
            <text:p>832.519531</text:p>
          </table:table-cell>
          <table:table-cell office:value-type="float" office:value="0.669932" calcext:value-type="float">
            <text:p>0.669932</text:p>
          </table:table-cell>
          <table:table-cell office:value-type="float" office:value="3.771603" calcext:value-type="float">
            <text:p>3.771603</text:p>
          </table:table-cell>
          <table:table-cell office:value-type="float" office:value="0.099819" calcext:value-type="float">
            <text:p>0.099819</text:p>
          </table:table-cell>
          <table:table-cell office:value-type="float" office:value="3.478345" calcext:value-type="float">
            <text:p>3.478345</text:p>
          </table:table-cell>
          <table:table-cell office:value-type="float" office:value="5.033233" calcext:value-type="float">
            <text:p>5.033233</text:p>
          </table:table-cell>
          <table:table-cell office:value-type="float" office:value="0.099819" calcext:value-type="float">
            <text:p>0.099819</text:p>
          </table:table-cell>
          <table:table-cell office:value-type="float" office:value="8.578058" calcext:value-type="float">
            <text:p>8.578058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Water &gt;&gt; Background_BEAT_Water &gt;&gt; [3] 385 ms</text:p>
          </table:table-cell>
          <table:table-cell office:value-type="float" office:value="4.935484" calcext:value-type="float">
            <text:p>4.935484</text:p>
          </table:table-cell>
          <table:table-cell office:value-type="float" office:value="4.025" calcext:value-type="float">
            <text:p>4.025</text:p>
          </table:table-cell>
          <table:table-cell office:value-type="float" office:value="2.981601" calcext:value-type="float">
            <text:p>2.981601</text:p>
          </table:table-cell>
          <table:table-cell office:value-type="float" office:value="5.76619" calcext:value-type="float">
            <text:p>5.766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95 24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 5 0</text:p>
          </table:table-cell>
          <table:table-cell office:value-type="float" office:value="341" calcext:value-type="float">
            <text:p>341</text:p>
          </table:table-cell>
          <table:table-cell office:value-type="float" office:value="832.519531" calcext:value-type="float">
            <text:p>832.519531</text:p>
          </table:table-cell>
          <table:table-cell office:value-type="float" office:value="1.172043" calcext:value-type="float">
            <text:p>1.172043</text:p>
          </table:table-cell>
          <table:table-cell office:value-type="float" office:value="6.473269" calcext:value-type="float">
            <text:p>6.473269</text:p>
          </table:table-cell>
          <table:table-cell office:value-type="float" office:value="0.106819" calcext:value-type="float">
            <text:p>0.106819</text:p>
          </table:table-cell>
          <table:table-cell office:value-type="float" office:value="3.460329" calcext:value-type="float">
            <text:p>3.460329</text:p>
          </table:table-cell>
          <table:table-cell office:value-type="float" office:value="5.115502" calcext:value-type="float">
            <text:p>5.115502</text:p>
          </table:table-cell>
          <table:table-cell office:value-type="float" office:value="0.106819" calcext:value-type="float">
            <text:p>0.106819</text:p>
          </table:table-cell>
          <table:table-cell office:value-type="float" office:value="8.889943" calcext:value-type="float">
            <text:p>8.889943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Water &gt;&gt; Background_BEAT_Water &gt;&gt; [4] 512 ms</text:p>
          </table:table-cell>
          <table:table-cell office:value-type="float" office:value="4.832845" calcext:value-type="float">
            <text:p>4.832845</text:p>
          </table:table-cell>
          <table:table-cell office:value-type="float" office:value="4.97" calcext:value-type="float">
            <text:p>4.97</text:p>
          </table:table-cell>
          <table:table-cell office:value-type="float" office:value="2.778845" calcext:value-type="float">
            <text:p>2.778845</text:p>
          </table:table-cell>
          <table:table-cell office:value-type="float" office:value="5.574797" calcext:value-type="float">
            <text:p>5.5747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85 16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9 11 0</text:p>
          </table:table-cell>
          <table:table-cell office:value-type="float" office:value="341" calcext:value-type="float">
            <text:p>341</text:p>
          </table:table-cell>
          <table:table-cell office:value-type="float" office:value="832.519531" calcext:value-type="float">
            <text:p>832.519531</text:p>
          </table:table-cell>
          <table:table-cell office:value-type="float" office:value="0.604686" calcext:value-type="float">
            <text:p>0.604686</text:p>
          </table:table-cell>
          <table:table-cell office:value-type="float" office:value="3.173779" calcext:value-type="float">
            <text:p>3.173779</text:p>
          </table:table-cell>
          <table:table-cell office:value-type="float" office:value="0.107008" calcext:value-type="float">
            <text:p>0.107008</text:p>
          </table:table-cell>
          <table:table-cell office:value-type="float" office:value="3.420281" calcext:value-type="float">
            <text:p>3.420281</text:p>
          </table:table-cell>
          <table:table-cell office:value-type="float" office:value="4.948949" calcext:value-type="float">
            <text:p>4.948949</text:p>
          </table:table-cell>
          <table:table-cell office:value-type="float" office:value="0.107008" calcext:value-type="float">
            <text:p>0.107008</text:p>
          </table:table-cell>
          <table:table-cell office:value-type="float" office:value="7.721977" calcext:value-type="float">
            <text:p>7.721977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Water &gt;&gt; Background_BEAT_Water &gt;&gt; [5] 640 ms</text:p>
          </table:table-cell>
          <table:table-cell office:value-type="float" office:value="5.020528" calcext:value-type="float">
            <text:p>5.020528</text:p>
          </table:table-cell>
          <table:table-cell office:value-type="float" office:value="5.015" calcext:value-type="float">
            <text:p>5.015</text:p>
          </table:table-cell>
          <table:table-cell office:value-type="float" office:value="2.917924" calcext:value-type="float">
            <text:p>2.917924</text:p>
          </table:table-cell>
          <table:table-cell office:value-type="float" office:value="5.806891" calcext:value-type="float">
            <text:p>5.80689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5 24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 10 0</text:p>
          </table:table-cell>
          <table:table-cell office:value-type="float" office:value="341" calcext:value-type="float">
            <text:p>341</text:p>
          </table:table-cell>
          <table:table-cell office:value-type="float" office:value="832.519531" calcext:value-type="float">
            <text:p>832.519531</text:p>
          </table:table-cell>
          <table:table-cell office:value-type="float" office:value="0.826209" calcext:value-type="float">
            <text:p>0.826209</text:p>
          </table:table-cell>
          <table:table-cell office:value-type="float" office:value="3.834553" calcext:value-type="float">
            <text:p>3.834553</text:p>
          </table:table-cell>
          <table:table-cell office:value-type="float" office:value="0.104858" calcext:value-type="float">
            <text:p>0.104858</text:p>
          </table:table-cell>
          <table:table-cell office:value-type="float" office:value="3.44624" calcext:value-type="float">
            <text:p>3.44624</text:p>
          </table:table-cell>
          <table:table-cell office:value-type="float" office:value="5.080119" calcext:value-type="float">
            <text:p>5.080119</text:p>
          </table:table-cell>
          <table:table-cell office:value-type="float" office:value="0.104858" calcext:value-type="float">
            <text:p>0.104858</text:p>
          </table:table-cell>
          <table:table-cell office:value-type="float" office:value="8.514283" calcext:value-type="float">
            <text:p>8.514283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Water &gt;&gt; Background_BEAT_Water &gt;&gt; [6] 769 ms</text:p>
          </table:table-cell>
          <table:table-cell office:value-type="float" office:value="4.750733" calcext:value-type="float">
            <text:p>4.750733</text:p>
          </table:table-cell>
          <table:table-cell office:value-type="float" office:value="5.025" calcext:value-type="float">
            <text:p>5.025</text:p>
          </table:table-cell>
          <table:table-cell office:value-type="float" office:value="2.725593" calcext:value-type="float">
            <text:p>2.725593</text:p>
          </table:table-cell>
          <table:table-cell office:value-type="float" office:value="5.477073" calcext:value-type="float">
            <text:p>5.47707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7 24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 8 0</text:p>
          </table:table-cell>
          <table:table-cell office:value-type="float" office:value="341" calcext:value-type="float">
            <text:p>341</text:p>
          </table:table-cell>
          <table:table-cell office:value-type="float" office:value="832.519531" calcext:value-type="float">
            <text:p>832.519531</text:p>
          </table:table-cell>
          <table:table-cell office:value-type="float" office:value="0.508433" calcext:value-type="float">
            <text:p>0.508433</text:p>
          </table:table-cell>
          <table:table-cell office:value-type="float" office:value="2.921655" calcext:value-type="float">
            <text:p>2.921655</text:p>
          </table:table-cell>
          <table:table-cell office:value-type="float" office:value="0.10558" calcext:value-type="float">
            <text:p>0.10558</text:p>
          </table:table-cell>
          <table:table-cell office:value-type="float" office:value="3.396481" calcext:value-type="float">
            <text:p>3.396481</text:p>
          </table:table-cell>
          <table:table-cell office:value-type="float" office:value="4.879518" calcext:value-type="float">
            <text:p>4.879518</text:p>
          </table:table-cell>
          <table:table-cell office:value-type="float" office:value="0.10558" calcext:value-type="float">
            <text:p>0.10558</text:p>
          </table:table-cell>
          <table:table-cell office:value-type="float" office:value="7.42886" calcext:value-type="float">
            <text:p>7.42886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Water &gt;&gt; Background_BEAT_Water &gt;&gt; [7] 897 ms</text:p>
          </table:table-cell>
          <table:table-cell office:value-type="float" office:value="4.727273" calcext:value-type="float">
            <text:p>4.727273</text:p>
          </table:table-cell>
          <table:table-cell office:value-type="float" office:value="4.085" calcext:value-type="float">
            <text:p>4.085</text:p>
          </table:table-cell>
          <table:table-cell office:value-type="float" office:value="2.848961" calcext:value-type="float">
            <text:p>2.848961</text:p>
          </table:table-cell>
          <table:table-cell office:value-type="float" office:value="5.519392" calcext:value-type="float">
            <text:p>5.51939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7 24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 6 0</text:p>
          </table:table-cell>
          <table:table-cell office:value-type="float" office:value="341" calcext:value-type="float">
            <text:p>341</text:p>
          </table:table-cell>
          <table:table-cell office:value-type="float" office:value="832.519531" calcext:value-type="float">
            <text:p>832.519531</text:p>
          </table:table-cell>
          <table:table-cell office:value-type="float" office:value="0.868193" calcext:value-type="float">
            <text:p>0.868193</text:p>
          </table:table-cell>
          <table:table-cell office:value-type="float" office:value="4.584893" calcext:value-type="float">
            <text:p>4.584893</text:p>
          </table:table-cell>
          <table:table-cell office:value-type="float" office:value="0.107077" calcext:value-type="float">
            <text:p>0.107077</text:p>
          </table:table-cell>
          <table:table-cell office:value-type="float" office:value="3.433114" calcext:value-type="float">
            <text:p>3.433114</text:p>
          </table:table-cell>
          <table:table-cell office:value-type="float" office:value="4.944785" calcext:value-type="float">
            <text:p>4.944785</text:p>
          </table:table-cell>
          <table:table-cell office:value-type="float" office:value="0.107077" calcext:value-type="float">
            <text:p>0.107077</text:p>
          </table:table-cell>
          <table:table-cell office:value-type="float" office:value="8.116578" calcext:value-type="float">
            <text:p>8.116578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Water &gt;&gt; Background_BEAT_Water &gt;&gt; [8] 1025 ms</text:p>
          </table:table-cell>
          <table:table-cell office:value-type="float" office:value="4.909091" calcext:value-type="float">
            <text:p>4.909091</text:p>
          </table:table-cell>
          <table:table-cell office:value-type="float" office:value="4.95" calcext:value-type="float">
            <text:p>4.95</text:p>
          </table:table-cell>
          <table:table-cell office:value-type="float" office:value="2.915568" calcext:value-type="float">
            <text:p>2.915568</text:p>
          </table:table-cell>
          <table:table-cell office:value-type="float" office:value="5.709615" calcext:value-type="float">
            <text:p>5.7096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6 23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 6 0</text:p>
          </table:table-cell>
          <table:table-cell office:value-type="float" office:value="341" calcext:value-type="float">
            <text:p>341</text:p>
          </table:table-cell>
          <table:table-cell office:value-type="float" office:value="832.519531" calcext:value-type="float">
            <text:p>832.519531</text:p>
          </table:table-cell>
          <table:table-cell office:value-type="float" office:value="0.910072" calcext:value-type="float">
            <text:p>0.910072</text:p>
          </table:table-cell>
          <table:table-cell office:value-type="float" office:value="4.46726" calcext:value-type="float">
            <text:p>4.46726</text:p>
          </table:table-cell>
          <table:table-cell office:value-type="float" office:value="0.106819" calcext:value-type="float">
            <text:p>0.106819</text:p>
          </table:table-cell>
          <table:table-cell office:value-type="float" office:value="3.436069" calcext:value-type="float">
            <text:p>3.436069</text:p>
          </table:table-cell>
          <table:table-cell office:value-type="float" office:value="5.057402" calcext:value-type="float">
            <text:p>5.057402</text:p>
          </table:table-cell>
          <table:table-cell office:value-type="float" office:value="0.106819" calcext:value-type="float">
            <text:p>0.106819</text:p>
          </table:table-cell>
          <table:table-cell office:value-type="float" office:value="8.500535" calcext:value-type="float">
            <text:p>8.500535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Water &gt;&gt; Background_BEAT_Water &gt;&gt; [9] 1152 ms</text:p>
          </table:table-cell>
          <table:table-cell office:value-type="float" office:value="4.935484" calcext:value-type="float">
            <text:p>4.935484</text:p>
          </table:table-cell>
          <table:table-cell office:value-type="float" office:value="4.97" calcext:value-type="float">
            <text:p>4.97</text:p>
          </table:table-cell>
          <table:table-cell office:value-type="float" office:value="2.785773" calcext:value-type="float">
            <text:p>2.785773</text:p>
          </table:table-cell>
          <table:table-cell office:value-type="float" office:value="5.66741" calcext:value-type="float">
            <text:p>5.667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6 21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 5 0</text:p>
          </table:table-cell>
          <table:table-cell office:value-type="float" office:value="341" calcext:value-type="float">
            <text:p>341</text:p>
          </table:table-cell>
          <table:table-cell office:value-type="float" office:value="832.519531" calcext:value-type="float">
            <text:p>832.519531</text:p>
          </table:table-cell>
          <table:table-cell office:value-type="float" office:value="0.533371" calcext:value-type="float">
            <text:p>0.533371</text:p>
          </table:table-cell>
          <table:table-cell office:value-type="float" office:value="2.996187" calcext:value-type="float">
            <text:p>2.996187</text:p>
          </table:table-cell>
          <table:table-cell office:value-type="float" office:value="0.103362" calcext:value-type="float">
            <text:p>0.103362</text:p>
          </table:table-cell>
          <table:table-cell office:value-type="float" office:value="3.44718" calcext:value-type="float">
            <text:p>3.44718</text:p>
          </table:table-cell>
          <table:table-cell office:value-type="float" office:value="5.084592" calcext:value-type="float">
            <text:p>5.084592</text:p>
          </table:table-cell>
          <table:table-cell office:value-type="float" office:value="0.103362" calcext:value-type="float">
            <text:p>0.103362</text:p>
          </table:table-cell>
          <table:table-cell office:value-type="float" office:value="7.760531" calcext:value-type="float">
            <text:p>7.760531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Water &gt;&gt; Background_BEAT_Water &gt;&gt; [10] 1279 ms</text:p>
          </table:table-cell>
          <table:table-cell office:value-type="float" office:value="4.821114" calcext:value-type="float">
            <text:p>4.821114</text:p>
          </table:table-cell>
          <table:table-cell office:value-type="float" office:value="4.085" calcext:value-type="float">
            <text:p>4.085</text:p>
          </table:table-cell>
          <table:table-cell office:value-type="float" office:value="2.833667" calcext:value-type="float">
            <text:p>2.833667</text:p>
          </table:table-cell>
          <table:table-cell office:value-type="float" office:value="5.59221" calcext:value-type="float">
            <text:p>5.592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5 24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2 7 0</text:p>
          </table:table-cell>
          <table:table-cell office:value-type="float" office:value="341" calcext:value-type="float">
            <text:p>341</text:p>
          </table:table-cell>
          <table:table-cell office:value-type="float" office:value="832.519531" calcext:value-type="float">
            <text:p>832.519531</text:p>
          </table:table-cell>
          <table:table-cell office:value-type="float" office:value="0.759122" calcext:value-type="float">
            <text:p>0.759122</text:p>
          </table:table-cell>
          <table:table-cell office:value-type="float" office:value="4.285248" calcext:value-type="float">
            <text:p>4.285248</text:p>
          </table:table-cell>
          <table:table-cell office:value-type="float" office:value="0.10491" calcext:value-type="float">
            <text:p>0.10491</text:p>
          </table:table-cell>
          <table:table-cell office:value-type="float" office:value="3.441047" calcext:value-type="float">
            <text:p>3.441047</text:p>
          </table:table-cell>
          <table:table-cell office:value-type="float" office:value="4.981818" calcext:value-type="float">
            <text:p>4.981818</text:p>
          </table:table-cell>
          <table:table-cell office:value-type="float" office:value="0.10491" calcext:value-type="float">
            <text:p>0.10491</text:p>
          </table:table-cell>
          <table:table-cell office:value-type="float" office:value="8.029671" calcext:value-type="float">
            <text:p>8.029671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Water &gt;&gt; Background_BEAT_Water &gt;&gt; [11] 1409 ms</text:p>
          </table:table-cell>
          <table:table-cell office:value-type="float" office:value="4.59824" calcext:value-type="float">
            <text:p>4.59824</text:p>
          </table:table-cell>
          <table:table-cell office:value-type="float" office:value="3.995" calcext:value-type="float">
            <text:p>3.995</text:p>
          </table:table-cell>
          <table:table-cell office:value-type="float" office:value="2.930549" calcext:value-type="float">
            <text:p>2.930549</text:p>
          </table:table-cell>
          <table:table-cell office:value-type="float" office:value="5.452699" calcext:value-type="float">
            <text:p>5.45269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7 24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 6 0</text:p>
          </table:table-cell>
          <table:table-cell office:value-type="float" office:value="341" calcext:value-type="float">
            <text:p>341</text:p>
          </table:table-cell>
          <table:table-cell office:value-type="float" office:value="832.519531" calcext:value-type="float">
            <text:p>832.519531</text:p>
          </table:table-cell>
          <table:table-cell office:value-type="float" office:value="0.746031" calcext:value-type="float">
            <text:p>0.746031</text:p>
          </table:table-cell>
          <table:table-cell office:value-type="float" office:value="3.536249" calcext:value-type="float">
            <text:p>3.536249</text:p>
          </table:table-cell>
          <table:table-cell office:value-type="float" office:value="0.103568" calcext:value-type="float">
            <text:p>0.103568</text:p>
          </table:table-cell>
          <table:table-cell office:value-type="float" office:value="3.439393" calcext:value-type="float">
            <text:p>3.439393</text:p>
          </table:table-cell>
          <table:table-cell office:value-type="float" office:value="4.751515" calcext:value-type="float">
            <text:p>4.751515</text:p>
          </table:table-cell>
          <table:table-cell office:value-type="float" office:value="0.103568" calcext:value-type="float">
            <text:p>0.103568</text:p>
          </table:table-cell>
          <table:table-cell office:value-type="float" office:value="8.588115" calcext:value-type="float">
            <text:p>8.588115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Water &gt;&gt; Background_BEAT_Water &gt;&gt; [12] 1537 ms</text:p>
          </table:table-cell>
          <table:table-cell office:value-type="float" office:value="4.941349" calcext:value-type="float">
            <text:p>4.941349</text:p>
          </table:table-cell>
          <table:table-cell office:value-type="float" office:value="4.05" calcext:value-type="float">
            <text:p>4.05</text:p>
          </table:table-cell>
          <table:table-cell office:value-type="float" office:value="2.912865" calcext:value-type="float">
            <text:p>2.912865</text:p>
          </table:table-cell>
          <table:table-cell office:value-type="float" office:value="5.736002" calcext:value-type="float">
            <text:p>5.7360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5 24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 6 0</text:p>
          </table:table-cell>
          <table:table-cell office:value-type="float" office:value="341" calcext:value-type="float">
            <text:p>341</text:p>
          </table:table-cell>
          <table:table-cell office:value-type="float" office:value="832.519531" calcext:value-type="float">
            <text:p>832.519531</text:p>
          </table:table-cell>
          <table:table-cell office:value-type="float" office:value="0.918349" calcext:value-type="float">
            <text:p>0.918349</text:p>
          </table:table-cell>
          <table:table-cell office:value-type="float" office:value="4.192778" calcext:value-type="float">
            <text:p>4.192778</text:p>
          </table:table-cell>
          <table:table-cell office:value-type="float" office:value="0.109244" calcext:value-type="float">
            <text:p>0.109244</text:p>
          </table:table-cell>
          <table:table-cell office:value-type="float" office:value="3.444581" calcext:value-type="float">
            <text:p>3.444581</text:p>
          </table:table-cell>
          <table:table-cell office:value-type="float" office:value="5.014881" calcext:value-type="float">
            <text:p>5.014881</text:p>
          </table:table-cell>
          <table:table-cell office:value-type="float" office:value="0.109244" calcext:value-type="float">
            <text:p>0.109244</text:p>
          </table:table-cell>
          <table:table-cell office:value-type="float" office:value="8.484785" calcext:value-type="float">
            <text:p>8.484785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Water &gt;&gt; Background_BEAT_Water &gt;&gt; [13] 1665 ms</text:p>
          </table:table-cell>
          <table:table-cell office:value-type="float" office:value="4.950147" calcext:value-type="float">
            <text:p>4.950147</text:p>
          </table:table-cell>
          <table:table-cell office:value-type="float" office:value="5.025" calcext:value-type="float">
            <text:p>5.025</text:p>
          </table:table-cell>
          <table:table-cell office:value-type="float" office:value="2.863643" calcext:value-type="float">
            <text:p>2.863643</text:p>
          </table:table-cell>
          <table:table-cell office:value-type="float" office:value="5.718776" calcext:value-type="float">
            <text:p>5.7187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0 6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 10 0</text:p>
          </table:table-cell>
          <table:table-cell office:value-type="float" office:value="341" calcext:value-type="float">
            <text:p>341</text:p>
          </table:table-cell>
          <table:table-cell office:value-type="float" office:value="832.519531" calcext:value-type="float">
            <text:p>832.519531</text:p>
          </table:table-cell>
          <table:table-cell office:value-type="float" office:value="0.588273" calcext:value-type="float">
            <text:p>0.588273</text:p>
          </table:table-cell>
          <table:table-cell office:value-type="float" office:value="3.011911" calcext:value-type="float">
            <text:p>3.011911</text:p>
          </table:table-cell>
          <table:table-cell office:value-type="float" office:value="0.102811" calcext:value-type="float">
            <text:p>0.102811</text:p>
          </table:table-cell>
          <table:table-cell office:value-type="float" office:value="3.464417" calcext:value-type="float">
            <text:p>3.464417</text:p>
          </table:table-cell>
          <table:table-cell office:value-type="float" office:value="5.069069" calcext:value-type="float">
            <text:p>5.069069</text:p>
          </table:table-cell>
          <table:table-cell office:value-type="float" office:value="0.102811" calcext:value-type="float">
            <text:p>0.102811</text:p>
          </table:table-cell>
          <table:table-cell office:value-type="float" office:value="8.200449" calcext:value-type="float">
            <text:p>8.200449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Water &gt;&gt; Background_BEAT_Water &gt;&gt; [14] 1792 ms</text:p>
          </table:table-cell>
          <table:table-cell office:value-type="float" office:value="4.941349" calcext:value-type="float">
            <text:p>4.941349</text:p>
          </table:table-cell>
          <table:table-cell office:value-type="float" office:value="4.935" calcext:value-type="float">
            <text:p>4.935</text:p>
          </table:table-cell>
          <table:table-cell office:value-type="float" office:value="3.085463" calcext:value-type="float">
            <text:p>3.085463</text:p>
          </table:table-cell>
          <table:table-cell office:value-type="float" office:value="5.825548" calcext:value-type="float">
            <text:p>5.82554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5 24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 7 0</text:p>
          </table:table-cell>
          <table:table-cell office:value-type="float" office:value="341" calcext:value-type="float">
            <text:p>341</text:p>
          </table:table-cell>
          <table:table-cell office:value-type="float" office:value="832.519531" calcext:value-type="float">
            <text:p>832.519531</text:p>
          </table:table-cell>
          <table:table-cell office:value-type="float" office:value="0.975046" calcext:value-type="float">
            <text:p>0.975046</text:p>
          </table:table-cell>
          <table:table-cell office:value-type="float" office:value="4.959185" calcext:value-type="float">
            <text:p>4.959185</text:p>
          </table:table-cell>
          <table:table-cell office:value-type="float" office:value="0.100851" calcext:value-type="float">
            <text:p>0.100851</text:p>
          </table:table-cell>
          <table:table-cell office:value-type="float" office:value="3.505076" calcext:value-type="float">
            <text:p>3.505076</text:p>
          </table:table-cell>
          <table:table-cell office:value-type="float" office:value="5.04491" calcext:value-type="float">
            <text:p>5.04491</text:p>
          </table:table-cell>
          <table:table-cell office:value-type="float" office:value="0.100851" calcext:value-type="float">
            <text:p>0.100851</text:p>
          </table:table-cell>
          <table:table-cell office:value-type="float" office:value="9.520079" calcext:value-type="float">
            <text:p>9.520079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Water &gt;&gt; Background_BEAT_Water &gt;&gt; [15] 1919 ms</text:p>
          </table:table-cell>
          <table:table-cell office:value-type="float" office:value="4.697947" calcext:value-type="float">
            <text:p>4.697947</text:p>
          </table:table-cell>
          <table:table-cell office:value-type="float" office:value="4.05" calcext:value-type="float">
            <text:p>4.05</text:p>
          </table:table-cell>
          <table:table-cell office:value-type="float" office:value="3.022411" calcext:value-type="float">
            <text:p>3.022411</text:p>
          </table:table-cell>
          <table:table-cell office:value-type="float" office:value="5.586204" calcext:value-type="float">
            <text:p>5.5862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5 24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 7 0</text:p>
          </table:table-cell>
          <table:table-cell office:value-type="float" office:value="341" calcext:value-type="float">
            <text:p>341</text:p>
          </table:table-cell>
          <table:table-cell office:value-type="float" office:value="832.519531" calcext:value-type="float">
            <text:p>832.519531</text:p>
          </table:table-cell>
          <table:table-cell office:value-type="float" office:value="0.894525" calcext:value-type="float">
            <text:p>0.894525</text:p>
          </table:table-cell>
          <table:table-cell office:value-type="float" office:value="4.526023" calcext:value-type="float">
            <text:p>4.526023</text:p>
          </table:table-cell>
          <table:table-cell office:value-type="float" office:value="0.099956" calcext:value-type="float">
            <text:p>0.099956</text:p>
          </table:table-cell>
          <table:table-cell office:value-type="float" office:value="3.507655" calcext:value-type="float">
            <text:p>3.507655</text:p>
          </table:table-cell>
          <table:table-cell office:value-type="float" office:value="4.944444" calcext:value-type="float">
            <text:p>4.944444</text:p>
          </table:table-cell>
          <table:table-cell office:value-type="float" office:value="0.099956" calcext:value-type="float">
            <text:p>0.099956</text:p>
          </table:table-cell>
          <table:table-cell office:value-type="float" office:value="9.134966" calcext:value-type="float">
            <text:p>9.134966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67:.B182])" office:value-type="float" office:value="4.83907625" calcext:value-type="float">
            <text:p>4.83907625</text:p>
          </table:table-cell>
          <table:table-cell table:formula="of:=AVERAGE([.C167:.C182])" office:value-type="float" office:value="4.5728125" calcext:value-type="float">
            <text:p>4.5728125</text:p>
          </table:table-cell>
          <table:table-cell table:formula="of:=AVERAGE([.D167:.D182])" office:value-type="float" office:value="2.887041375" calcext:value-type="float">
            <text:p>2.887041375</text:p>
          </table:table-cell>
          <table:table-cell table:formula="of:=AVERAGE([.E167:.E182])" office:value-type="float" office:value="5.6355871875" calcext:value-type="float">
            <text:p>5.6355871875</text:p>
          </table:table-cell>
          <table:table-cell table:formula="of:=AVERAGE([.F167:.F182])" office:value-type="float" office:value="17.4375" calcext:value-type="float">
            <text:p>17.4375</text:p>
          </table:table-cell>
          <table:table-cell table:formula="of:=AVERAGE([.G167:.G182])" office:value-type="string" office:string-value="" calcext:value-type="error">
            <text:p>#DIV/0!</text:p>
          </table:table-cell>
          <table:table-cell table:formula="of:=AVERAGE([.H167:.H182])" office:value-type="float" office:value="0" calcext:value-type="float">
            <text:p>0</text:p>
          </table:table-cell>
          <table:table-cell table:formula="of:=AVERAGE([.I167:.I182])" office:value-type="string" office:string-value="" calcext:value-type="error">
            <text:p>#DIV/0!</text:p>
          </table:table-cell>
          <table:table-cell table:formula="of:=AVERAGE([.J167:.J182])" office:value-type="float" office:value="341" calcext:value-type="float">
            <text:p>341</text:p>
          </table:table-cell>
          <table:table-cell table:formula="of:=AVERAGE([.K167:.K182])" office:value-type="float" office:value="832.519531" calcext:value-type="float">
            <text:p>832.519531</text:p>
          </table:table-cell>
          <table:table-cell table:formula="of:=AVERAGE([.L167:.L182])" office:value-type="float" office:value="0.7820611875" calcext:value-type="float">
            <text:p>0.7820611875</text:p>
          </table:table-cell>
          <table:table-cell table:formula="of:=AVERAGE([.M167:.M182])" office:value-type="float" office:value="4.0374429375" calcext:value-type="float">
            <text:p>4.0374429375</text:p>
          </table:table-cell>
          <table:table-cell table:formula="of:=AVERAGE([.N167:.N182])" office:value-type="float" office:value="0.104915125" calcext:value-type="float">
            <text:p>0.104915125</text:p>
          </table:table-cell>
          <table:table-cell table:formula="of:=AVERAGE([.O167:.O182])" office:value-type="float" office:value="3.446694375" calcext:value-type="float">
            <text:p>3.446694375</text:p>
          </table:table-cell>
          <table:table-cell table:formula="of:=AVERAGE([.P167:.P182])" office:value-type="float" office:value="4.9803705625" calcext:value-type="float">
            <text:p>4.9803705625</text:p>
          </table:table-cell>
          <table:table-cell table:formula="of:=AVERAGE([.Q167:.Q182])" office:value-type="float" office:value="0.104915125" calcext:value-type="float">
            <text:p>0.104915125</text:p>
          </table:table-cell>
          <table:table-cell table:formula="of:=AVERAGE([.R167:.R182])" office:value-type="float" office:value="8.3434686875" calcext:value-type="float">
            <text:p>8.3434686875</text:p>
          </table:table-cell>
          <table:table-cell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Background BEAT Sodi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StandardDeviation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Posi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Position</text:p>
          </table:table-cell>
          <table:table-cell office:value-type="string" calcext:value-type="string">
            <text:p>#Voxel</text:p>
          </table:table-cell>
          <table:table-cell office:value-type="string" calcext:value-type="string">
            <text:p>Volume [mm^3]</text:p>
          </table:table-cell>
          <table:table-cell office:value-type="string" calcext:value-type="string">
            <text:p>Skewness</text:p>
          </table:table-cell>
          <table:table-cell office:value-type="string" calcext:value-type="string">
            <text:p>Kurtosis</text:p>
          </table:table-cell>
          <table:table-cell office:value-type="string" calcext:value-type="string">
            <text:p>Uniformity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UPP</text:p>
          </table:table-cell>
          <table:table-cell office:value-type="string" calcext:value-type="string">
            <text:p>Variance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Sodium &gt;&gt; Beat_irt_Sodium &gt;&gt; [0] 0 ms</text:p>
          </table:table-cell>
          <table:table-cell office:value-type="float" office:value="4.727273" calcext:value-type="float">
            <text:p>4.727273</text:p>
          </table:table-cell>
          <table:table-cell office:value-type="float" office:value="4.08" calcext:value-type="float">
            <text:p>4.08</text:p>
          </table:table-cell>
          <table:table-cell office:value-type="float" office:value="2.813814" calcext:value-type="float">
            <text:p>2.813814</text:p>
          </table:table-cell>
          <table:table-cell office:value-type="float" office:value="5.501332" calcext:value-type="float">
            <text:p>5.5013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3 31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 7 0</text:p>
          </table:table-cell>
          <table:table-cell office:value-type="float" office:value="506" calcext:value-type="float">
            <text:p>506</text:p>
          </table:table-cell>
          <table:table-cell office:value-type="float" office:value="1235.351563" calcext:value-type="float">
            <text:p>1235.351563</text:p>
          </table:table-cell>
          <table:table-cell office:value-type="float" office:value="0.635227" calcext:value-type="float">
            <text:p>0.635227</text:p>
          </table:table-cell>
          <table:table-cell office:value-type="float" office:value="3.352384" calcext:value-type="float">
            <text:p>3.352384</text:p>
          </table:table-cell>
          <table:table-cell office:value-type="float" office:value="0.103626" calcext:value-type="float">
            <text:p>0.103626</text:p>
          </table:table-cell>
          <table:table-cell office:value-type="float" office:value="3.439995" calcext:value-type="float">
            <text:p>3.439995</text:p>
          </table:table-cell>
          <table:table-cell office:value-type="float" office:value="4.87169" calcext:value-type="float">
            <text:p>4.87169</text:p>
          </table:table-cell>
          <table:table-cell office:value-type="float" office:value="0.103626" calcext:value-type="float">
            <text:p>0.103626</text:p>
          </table:table-cell>
          <table:table-cell office:value-type="float" office:value="7.917552" calcext:value-type="float">
            <text:p>7.917552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Sodium &gt;&gt; Beat_irt_Sodium &gt;&gt; [1] 131 ms</text:p>
          </table:table-cell>
          <table:table-cell office:value-type="float" office:value="4.849802" calcext:value-type="float">
            <text:p>4.849802</text:p>
          </table:table-cell>
          <table:table-cell office:value-type="float" office:value="5.025" calcext:value-type="float">
            <text:p>5.025</text:p>
          </table:table-cell>
          <table:table-cell office:value-type="float" office:value="2.801904" calcext:value-type="float">
            <text:p>2.801904</text:p>
          </table:table-cell>
          <table:table-cell office:value-type="float" office:value="5.601004" calcext:value-type="float">
            <text:p>5.6010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 7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 11 0</text:p>
          </table:table-cell>
          <table:table-cell office:value-type="float" office:value="506" calcext:value-type="float">
            <text:p>506</text:p>
          </table:table-cell>
          <table:table-cell office:value-type="float" office:value="1235.351563" calcext:value-type="float">
            <text:p>1235.351563</text:p>
          </table:table-cell>
          <table:table-cell office:value-type="float" office:value="0.612768" calcext:value-type="float">
            <text:p>0.612768</text:p>
          </table:table-cell>
          <table:table-cell office:value-type="float" office:value="3.299495" calcext:value-type="float">
            <text:p>3.299495</text:p>
          </table:table-cell>
          <table:table-cell office:value-type="float" office:value="0.10386" calcext:value-type="float">
            <text:p>0.10386</text:p>
          </table:table-cell>
          <table:table-cell office:value-type="float" office:value="3.438683" calcext:value-type="float">
            <text:p>3.438683</text:p>
          </table:table-cell>
          <table:table-cell office:value-type="float" office:value="4.967611" calcext:value-type="float">
            <text:p>4.967611</text:p>
          </table:table-cell>
          <table:table-cell office:value-type="float" office:value="0.10386" calcext:value-type="float">
            <text:p>0.10386</text:p>
          </table:table-cell>
          <table:table-cell office:value-type="float" office:value="7.850663" calcext:value-type="float">
            <text:p>7.850663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Sodium &gt;&gt; Beat_irt_Sodium &gt;&gt; [2] 258 ms</text:p>
          </table:table-cell>
          <table:table-cell office:value-type="float" office:value="4.731225" calcext:value-type="float">
            <text:p>4.731225</text:p>
          </table:table-cell>
          <table:table-cell office:value-type="float" office:value="3.975" calcext:value-type="float">
            <text:p>3.975</text:p>
          </table:table-cell>
          <table:table-cell office:value-type="float" office:value="2.608989" calcext:value-type="float">
            <text:p>2.608989</text:p>
          </table:table-cell>
          <table:table-cell office:value-type="float" office:value="5.402899" calcext:value-type="float">
            <text:p>5.4028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5 17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 10 0</text:p>
          </table:table-cell>
          <table:table-cell office:value-type="float" office:value="506" calcext:value-type="float">
            <text:p>506</text:p>
          </table:table-cell>
          <table:table-cell office:value-type="float" office:value="1235.351563" calcext:value-type="float">
            <text:p>1235.351563</text:p>
          </table:table-cell>
          <table:table-cell office:value-type="float" office:value="0.580566" calcext:value-type="float">
            <text:p>0.580566</text:p>
          </table:table-cell>
          <table:table-cell office:value-type="float" office:value="3.117764" calcext:value-type="float">
            <text:p>3.117764</text:p>
          </table:table-cell>
          <table:table-cell office:value-type="float" office:value="0.111812" calcext:value-type="float">
            <text:p>0.111812</text:p>
          </table:table-cell>
          <table:table-cell office:value-type="float" office:value="3.35581" calcext:value-type="float">
            <text:p>3.35581</text:p>
          </table:table-cell>
          <table:table-cell office:value-type="float" office:value="4.846154" calcext:value-type="float">
            <text:p>4.846154</text:p>
          </table:table-cell>
          <table:table-cell office:value-type="float" office:value="0.111812" calcext:value-type="float">
            <text:p>0.111812</text:p>
          </table:table-cell>
          <table:table-cell office:value-type="float" office:value="6.806825" calcext:value-type="float">
            <text:p>6.806825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Sodium &gt;&gt; Beat_irt_Sodium &gt;&gt; [3] 386 ms</text:p>
          </table:table-cell>
          <table:table-cell office:value-type="float" office:value="4.650198" calcext:value-type="float">
            <text:p>4.650198</text:p>
          </table:table-cell>
          <table:table-cell office:value-type="float" office:value="3.965" calcext:value-type="float">
            <text:p>3.965</text:p>
          </table:table-cell>
          <table:table-cell office:value-type="float" office:value="2.534157" calcext:value-type="float">
            <text:p>2.534157</text:p>
          </table:table-cell>
          <table:table-cell office:value-type="float" office:value="5.295875" calcext:value-type="float">
            <text:p>5.2958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8 28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 9 0</text:p>
          </table:table-cell>
          <table:table-cell office:value-type="float" office:value="506" calcext:value-type="float">
            <text:p>506</text:p>
          </table:table-cell>
          <table:table-cell office:value-type="float" office:value="1235.351563" calcext:value-type="float">
            <text:p>1235.351563</text:p>
          </table:table-cell>
          <table:table-cell office:value-type="float" office:value="0.446749" calcext:value-type="float">
            <text:p>0.446749</text:p>
          </table:table-cell>
          <table:table-cell office:value-type="float" office:value="2.969758" calcext:value-type="float">
            <text:p>2.969758</text:p>
          </table:table-cell>
          <table:table-cell office:value-type="float" office:value="0.112679" calcext:value-type="float">
            <text:p>0.112679</text:p>
          </table:table-cell>
          <table:table-cell office:value-type="float" office:value="3.330637" calcext:value-type="float">
            <text:p>3.330637</text:p>
          </table:table-cell>
          <table:table-cell office:value-type="float" office:value="4.792261" calcext:value-type="float">
            <text:p>4.792261</text:p>
          </table:table-cell>
          <table:table-cell office:value-type="float" office:value="0.112679" calcext:value-type="float">
            <text:p>0.112679</text:p>
          </table:table-cell>
          <table:table-cell office:value-type="float" office:value="6.42195" calcext:value-type="float">
            <text:p>6.42195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Sodium &gt;&gt; Beat_irt_Sodium &gt;&gt; [4] 513 ms</text:p>
          </table:table-cell>
          <table:table-cell office:value-type="float" office:value="4.865613" calcext:value-type="float">
            <text:p>4.865613</text:p>
          </table:table-cell>
          <table:table-cell office:value-type="float" office:value="4.97" calcext:value-type="float">
            <text:p>4.97</text:p>
          </table:table-cell>
          <table:table-cell office:value-type="float" office:value="2.679169" calcext:value-type="float">
            <text:p>2.679169</text:p>
          </table:table-cell>
          <table:table-cell office:value-type="float" office:value="5.554469" calcext:value-type="float">
            <text:p>5.5544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9 11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 10 0</text:p>
          </table:table-cell>
          <table:table-cell office:value-type="float" office:value="506" calcext:value-type="float">
            <text:p>506</text:p>
          </table:table-cell>
          <table:table-cell office:value-type="float" office:value="1235.351563" calcext:value-type="float">
            <text:p>1235.351563</text:p>
          </table:table-cell>
          <table:table-cell office:value-type="float" office:value="0.494396" calcext:value-type="float">
            <text:p>0.494396</text:p>
          </table:table-cell>
          <table:table-cell office:value-type="float" office:value="3.06287" calcext:value-type="float">
            <text:p>3.06287</text:p>
          </table:table-cell>
          <table:table-cell office:value-type="float" office:value="0.107282" calcext:value-type="float">
            <text:p>0.107282</text:p>
          </table:table-cell>
          <table:table-cell office:value-type="float" office:value="3.396155" calcext:value-type="float">
            <text:p>3.396155</text:p>
          </table:table-cell>
          <table:table-cell office:value-type="float" office:value="5.004065" calcext:value-type="float">
            <text:p>5.004065</text:p>
          </table:table-cell>
          <table:table-cell office:value-type="float" office:value="0.107282" calcext:value-type="float">
            <text:p>0.107282</text:p>
          </table:table-cell>
          <table:table-cell office:value-type="float" office:value="7.177944" calcext:value-type="float">
            <text:p>7.177944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Sodium &gt;&gt; Beat_irt_Sodium &gt;&gt; [5] 640 ms</text:p>
          </table:table-cell>
          <table:table-cell office:value-type="float" office:value="4.588933" calcext:value-type="float">
            <text:p>4.588933</text:p>
          </table:table-cell>
          <table:table-cell office:value-type="float" office:value="3.965" calcext:value-type="float">
            <text:p>3.965</text:p>
          </table:table-cell>
          <table:table-cell office:value-type="float" office:value="2.789832" calcext:value-type="float">
            <text:p>2.789832</text:p>
          </table:table-cell>
          <table:table-cell office:value-type="float" office:value="5.370425" calcext:value-type="float">
            <text:p>5.3704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8 10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 8 0</text:p>
          </table:table-cell>
          <table:table-cell office:value-type="float" office:value="506" calcext:value-type="float">
            <text:p>506</text:p>
          </table:table-cell>
          <table:table-cell office:value-type="float" office:value="1235.351563" calcext:value-type="float">
            <text:p>1235.351563</text:p>
          </table:table-cell>
          <table:table-cell office:value-type="float" office:value="0.568551" calcext:value-type="float">
            <text:p>0.568551</text:p>
          </table:table-cell>
          <table:table-cell office:value-type="float" office:value="2.847099" calcext:value-type="float">
            <text:p>2.847099</text:p>
          </table:table-cell>
          <table:table-cell office:value-type="float" office:value="0.10511" calcext:value-type="float">
            <text:p>0.10511</text:p>
          </table:table-cell>
          <table:table-cell office:value-type="float" office:value="3.43043" calcext:value-type="float">
            <text:p>3.43043</text:p>
          </table:table-cell>
          <table:table-cell office:value-type="float" office:value="4.777778" calcext:value-type="float">
            <text:p>4.777778</text:p>
          </table:table-cell>
          <table:table-cell office:value-type="float" office:value="0.10511" calcext:value-type="float">
            <text:p>0.10511</text:p>
          </table:table-cell>
          <table:table-cell office:value-type="float" office:value="7.783164" calcext:value-type="float">
            <text:p>7.783164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Sodium &gt;&gt; Beat_irt_Sodium &gt;&gt; [6] 771 ms</text:p>
          </table:table-cell>
          <table:table-cell office:value-type="float" office:value="4.48419" calcext:value-type="float">
            <text:p>4.48419</text:p>
          </table:table-cell>
          <table:table-cell office:value-type="float" office:value="3.975" calcext:value-type="float">
            <text:p>3.975</text:p>
          </table:table-cell>
          <table:table-cell office:value-type="float" office:value="2.760533" calcext:value-type="float">
            <text:p>2.760533</text:p>
          </table:table-cell>
          <table:table-cell office:value-type="float" office:value="5.265786" calcext:value-type="float">
            <text:p>5.2657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2 26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 7 0</text:p>
          </table:table-cell>
          <table:table-cell office:value-type="float" office:value="506" calcext:value-type="float">
            <text:p>506</text:p>
          </table:table-cell>
          <table:table-cell office:value-type="float" office:value="1235.351563" calcext:value-type="float">
            <text:p>1235.351563</text:p>
          </table:table-cell>
          <table:table-cell office:value-type="float" office:value="0.705313" calcext:value-type="float">
            <text:p>0.705313</text:p>
          </table:table-cell>
          <table:table-cell office:value-type="float" office:value="3.447647" calcext:value-type="float">
            <text:p>3.447647</text:p>
          </table:table-cell>
          <table:table-cell office:value-type="float" office:value="0.107055" calcext:value-type="float">
            <text:p>0.107055</text:p>
          </table:table-cell>
          <table:table-cell office:value-type="float" office:value="3.409584" calcext:value-type="float">
            <text:p>3.409584</text:p>
          </table:table-cell>
          <table:table-cell office:value-type="float" office:value="4.678351" calcext:value-type="float">
            <text:p>4.678351</text:p>
          </table:table-cell>
          <table:table-cell office:value-type="float" office:value="0.107055" calcext:value-type="float">
            <text:p>0.107055</text:p>
          </table:table-cell>
          <table:table-cell office:value-type="float" office:value="7.620542" calcext:value-type="float">
            <text:p>7.620542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Sodium &gt;&gt; Beat_irt_Sodium &gt;&gt; [7] 898 ms</text:p>
          </table:table-cell>
          <table:table-cell office:value-type="float" office:value="4.816206" calcext:value-type="float">
            <text:p>4.816206</text:p>
          </table:table-cell>
          <table:table-cell office:value-type="float" office:value="4.08" calcext:value-type="float">
            <text:p>4.08</text:p>
          </table:table-cell>
          <table:table-cell office:value-type="float" office:value="2.581698" calcext:value-type="float">
            <text:p>2.581698</text:p>
          </table:table-cell>
          <table:table-cell office:value-type="float" office:value="5.464522" calcext:value-type="float">
            <text:p>5.4645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3 26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 14 0</text:p>
          </table:table-cell>
          <table:table-cell office:value-type="float" office:value="506" calcext:value-type="float">
            <text:p>506</text:p>
          </table:table-cell>
          <table:table-cell office:value-type="float" office:value="1235.351563" calcext:value-type="float">
            <text:p>1235.351563</text:p>
          </table:table-cell>
          <table:table-cell office:value-type="float" office:value="0.732856" calcext:value-type="float">
            <text:p>0.732856</text:p>
          </table:table-cell>
          <table:table-cell office:value-type="float" office:value="4.041515" calcext:value-type="float">
            <text:p>4.041515</text:p>
          </table:table-cell>
          <table:table-cell office:value-type="float" office:value="0.115195" calcext:value-type="float">
            <text:p>0.115195</text:p>
          </table:table-cell>
          <table:table-cell office:value-type="float" office:value="3.310925" calcext:value-type="float">
            <text:p>3.310925</text:p>
          </table:table-cell>
          <table:table-cell office:value-type="float" office:value="4.883768" calcext:value-type="float">
            <text:p>4.883768</text:p>
          </table:table-cell>
          <table:table-cell office:value-type="float" office:value="0.115195" calcext:value-type="float">
            <text:p>0.115195</text:p>
          </table:table-cell>
          <table:table-cell office:value-type="float" office:value="6.665163" calcext:value-type="float">
            <text:p>6.665163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Sodium &gt;&gt; Beat_irt_Sodium &gt;&gt; [8] 1026 ms</text:p>
          </table:table-cell>
          <table:table-cell office:value-type="float" office:value="4.837945" calcext:value-type="float">
            <text:p>4.837945</text:p>
          </table:table-cell>
          <table:table-cell office:value-type="float" office:value="3.975" calcext:value-type="float">
            <text:p>3.975</text:p>
          </table:table-cell>
          <table:table-cell office:value-type="float" office:value="2.629878" calcext:value-type="float">
            <text:p>2.629878</text:p>
          </table:table-cell>
          <table:table-cell office:value-type="float" office:value="5.506539" calcext:value-type="float">
            <text:p>5.5065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2 7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 10 0</text:p>
          </table:table-cell>
          <table:table-cell office:value-type="float" office:value="506" calcext:value-type="float">
            <text:p>506</text:p>
          </table:table-cell>
          <table:table-cell office:value-type="float" office:value="1235.351563" calcext:value-type="float">
            <text:p>1235.351563</text:p>
          </table:table-cell>
          <table:table-cell office:value-type="float" office:value="0.693545" calcext:value-type="float">
            <text:p>0.693545</text:p>
          </table:table-cell>
          <table:table-cell office:value-type="float" office:value="3.528539" calcext:value-type="float">
            <text:p>3.528539</text:p>
          </table:table-cell>
          <table:table-cell office:value-type="float" office:value="0.114945" calcext:value-type="float">
            <text:p>0.114945</text:p>
          </table:table-cell>
          <table:table-cell office:value-type="float" office:value="3.343775" calcext:value-type="float">
            <text:p>3.343775</text:p>
          </table:table-cell>
          <table:table-cell office:value-type="float" office:value="4.915663" calcext:value-type="float">
            <text:p>4.915663</text:p>
          </table:table-cell>
          <table:table-cell office:value-type="float" office:value="0.114945" calcext:value-type="float">
            <text:p>0.114945</text:p>
          </table:table-cell>
          <table:table-cell office:value-type="float" office:value="6.91626" calcext:value-type="float">
            <text:p>6.91626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Sodium &gt;&gt; Beat_irt_Sodium &gt;&gt; [9] 1153 ms</text:p>
          </table:table-cell>
          <table:table-cell office:value-type="float" office:value="4.666008" calcext:value-type="float">
            <text:p>4.666008</text:p>
          </table:table-cell>
          <table:table-cell office:value-type="float" office:value="3.99" calcext:value-type="float">
            <text:p>3.99</text:p>
          </table:table-cell>
          <table:table-cell office:value-type="float" office:value="2.647829" calcext:value-type="float">
            <text:p>2.647829</text:p>
          </table:table-cell>
          <table:table-cell office:value-type="float" office:value="5.364945" calcext:value-type="float">
            <text:p>5.3649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7 15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 8 0</text:p>
          </table:table-cell>
          <table:table-cell office:value-type="float" office:value="506" calcext:value-type="float">
            <text:p>506</text:p>
          </table:table-cell>
          <table:table-cell office:value-type="float" office:value="1235.351563" calcext:value-type="float">
            <text:p>1235.351563</text:p>
          </table:table-cell>
          <table:table-cell office:value-type="float" office:value="0.501137" calcext:value-type="float">
            <text:p>0.501137</text:p>
          </table:table-cell>
          <table:table-cell office:value-type="float" office:value="3.037213" calcext:value-type="float">
            <text:p>3.037213</text:p>
          </table:table-cell>
          <table:table-cell office:value-type="float" office:value="0.109805" calcext:value-type="float">
            <text:p>0.109805</text:p>
          </table:table-cell>
          <table:table-cell office:value-type="float" office:value="3.377408" calcext:value-type="float">
            <text:p>3.377408</text:p>
          </table:table-cell>
          <table:table-cell office:value-type="float" office:value="4.858025" calcext:value-type="float">
            <text:p>4.858025</text:p>
          </table:table-cell>
          <table:table-cell office:value-type="float" office:value="0.109805" calcext:value-type="float">
            <text:p>0.109805</text:p>
          </table:table-cell>
          <table:table-cell office:value-type="float" office:value="7.011001" calcext:value-type="float">
            <text:p>7.011001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Sodium &gt;&gt; Beat_irt_Sodium &gt;&gt; [10] 1280 ms</text:p>
          </table:table-cell>
          <table:table-cell office:value-type="float" office:value="4.701581" calcext:value-type="float">
            <text:p>4.701581</text:p>
          </table:table-cell>
          <table:table-cell office:value-type="float" office:value="3.99" calcext:value-type="float">
            <text:p>3.99</text:p>
          </table:table-cell>
          <table:table-cell office:value-type="float" office:value="2.776114" calcext:value-type="float">
            <text:p>2.776114</text:p>
          </table:table-cell>
          <table:table-cell office:value-type="float" office:value="5.460007" calcext:value-type="float">
            <text:p>5.4600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5 28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 7 0</text:p>
          </table:table-cell>
          <table:table-cell office:value-type="float" office:value="506" calcext:value-type="float">
            <text:p>506</text:p>
          </table:table-cell>
          <table:table-cell office:value-type="float" office:value="1235.351563" calcext:value-type="float">
            <text:p>1235.351563</text:p>
          </table:table-cell>
          <table:table-cell office:value-type="float" office:value="0.492944" calcext:value-type="float">
            <text:p>0.492944</text:p>
          </table:table-cell>
          <table:table-cell office:value-type="float" office:value="2.88252" calcext:value-type="float">
            <text:p>2.88252</text:p>
          </table:table-cell>
          <table:table-cell office:value-type="float" office:value="0.103204" calcext:value-type="float">
            <text:p>0.103204</text:p>
          </table:table-cell>
          <table:table-cell office:value-type="float" office:value="3.445299" calcext:value-type="float">
            <text:p>3.445299</text:p>
          </table:table-cell>
          <table:table-cell office:value-type="float" office:value="4.925466" calcext:value-type="float">
            <text:p>4.925466</text:p>
          </table:table-cell>
          <table:table-cell office:value-type="float" office:value="0.103204" calcext:value-type="float">
            <text:p>0.103204</text:p>
          </table:table-cell>
          <table:table-cell office:value-type="float" office:value="7.706809" calcext:value-type="float">
            <text:p>7.706809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Sodium &gt;&gt; Beat_irt_Sodium &gt;&gt; [11] 1411 ms</text:p>
          </table:table-cell>
          <table:table-cell office:value-type="float" office:value="4.650198" calcext:value-type="float">
            <text:p>4.650198</text:p>
          </table:table-cell>
          <table:table-cell office:value-type="float" office:value="5.005" calcext:value-type="float">
            <text:p>5.005</text:p>
          </table:table-cell>
          <table:table-cell office:value-type="float" office:value="2.597442" calcext:value-type="float">
            <text:p>2.597442</text:p>
          </table:table-cell>
          <table:table-cell office:value-type="float" office:value="5.326447" calcext:value-type="float">
            <text:p>5.3264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1 10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 7 0</text:p>
          </table:table-cell>
          <table:table-cell office:value-type="float" office:value="506" calcext:value-type="float">
            <text:p>506</text:p>
          </table:table-cell>
          <table:table-cell office:value-type="float" office:value="1235.351563" calcext:value-type="float">
            <text:p>1235.351563</text:p>
          </table:table-cell>
          <table:table-cell office:value-type="float" office:value="0.392953" calcext:value-type="float">
            <text:p>0.392953</text:p>
          </table:table-cell>
          <table:table-cell office:value-type="float" office:value="2.689707" calcext:value-type="float">
            <text:p>2.689707</text:p>
          </table:table-cell>
          <table:table-cell office:value-type="float" office:value="0.108516" calcext:value-type="float">
            <text:p>0.108516</text:p>
          </table:table-cell>
          <table:table-cell office:value-type="float" office:value="3.362566" calcext:value-type="float">
            <text:p>3.362566</text:p>
          </table:table-cell>
          <table:table-cell office:value-type="float" office:value="4.792261" calcext:value-type="float">
            <text:p>4.792261</text:p>
          </table:table-cell>
          <table:table-cell office:value-type="float" office:value="0.108516" calcext:value-type="float">
            <text:p>0.108516</text:p>
          </table:table-cell>
          <table:table-cell office:value-type="float" office:value="6.746703" calcext:value-type="float">
            <text:p>6.746703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Sodium &gt;&gt; Beat_irt_Sodium &gt;&gt; [12] 1538 ms</text:p>
          </table:table-cell>
          <table:table-cell office:value-type="float" office:value="4.756917" calcext:value-type="float">
            <text:p>4.756917</text:p>
          </table:table-cell>
          <table:table-cell office:value-type="float" office:value="5.015" calcext:value-type="float">
            <text:p>5.015</text:p>
          </table:table-cell>
          <table:table-cell office:value-type="float" office:value="2.785785" calcext:value-type="float">
            <text:p>2.785785</text:p>
          </table:table-cell>
          <table:table-cell office:value-type="float" office:value="5.512609" calcext:value-type="float">
            <text:p>5.5126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3 22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 10 0</text:p>
          </table:table-cell>
          <table:table-cell office:value-type="float" office:value="506" calcext:value-type="float">
            <text:p>506</text:p>
          </table:table-cell>
          <table:table-cell office:value-type="float" office:value="1235.351563" calcext:value-type="float">
            <text:p>1235.351563</text:p>
          </table:table-cell>
          <table:table-cell office:value-type="float" office:value="0.551231" calcext:value-type="float">
            <text:p>0.551231</text:p>
          </table:table-cell>
          <table:table-cell office:value-type="float" office:value="3.386907" calcext:value-type="float">
            <text:p>3.386907</text:p>
          </table:table-cell>
          <table:table-cell office:value-type="float" office:value="0.103923" calcext:value-type="float">
            <text:p>0.103923</text:p>
          </table:table-cell>
          <table:table-cell office:value-type="float" office:value="3.4305" calcext:value-type="float">
            <text:p>3.4305</text:p>
          </table:table-cell>
          <table:table-cell office:value-type="float" office:value="4.962887" calcext:value-type="float">
            <text:p>4.962887</text:p>
          </table:table-cell>
          <table:table-cell office:value-type="float" office:value="0.103923" calcext:value-type="float">
            <text:p>0.103923</text:p>
          </table:table-cell>
          <table:table-cell office:value-type="float" office:value="7.760596" calcext:value-type="float">
            <text:p>7.760596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Sodium &gt;&gt; Beat_irt_Sodium &gt;&gt; [13] 1665 ms</text:p>
          </table:table-cell>
          <table:table-cell office:value-type="float" office:value="4.810277" calcext:value-type="float">
            <text:p>4.810277</text:p>
          </table:table-cell>
          <table:table-cell office:value-type="float" office:value="4.95" calcext:value-type="float">
            <text:p>4.95</text:p>
          </table:table-cell>
          <table:table-cell office:value-type="float" office:value="2.775346" calcext:value-type="float">
            <text:p>2.775346</text:p>
          </table:table-cell>
          <table:table-cell office:value-type="float" office:value="5.553495" calcext:value-type="float">
            <text:p>5.55349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4 19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 11 0</text:p>
          </table:table-cell>
          <table:table-cell office:value-type="float" office:value="506" calcext:value-type="float">
            <text:p>506</text:p>
          </table:table-cell>
          <table:table-cell office:value-type="float" office:value="1235.351563" calcext:value-type="float">
            <text:p>1235.351563</text:p>
          </table:table-cell>
          <table:table-cell office:value-type="float" office:value="0.59504" calcext:value-type="float">
            <text:p>0.59504</text:p>
          </table:table-cell>
          <table:table-cell office:value-type="float" office:value="3.426968" calcext:value-type="float">
            <text:p>3.426968</text:p>
          </table:table-cell>
          <table:table-cell office:value-type="float" office:value="0.104626" calcext:value-type="float">
            <text:p>0.104626</text:p>
          </table:table-cell>
          <table:table-cell office:value-type="float" office:value="3.428136" calcext:value-type="float">
            <text:p>3.428136</text:p>
          </table:table-cell>
          <table:table-cell office:value-type="float" office:value="4.967347" calcext:value-type="float">
            <text:p>4.967347</text:p>
          </table:table-cell>
          <table:table-cell office:value-type="float" office:value="0.104626" calcext:value-type="float">
            <text:p>0.104626</text:p>
          </table:table-cell>
          <table:table-cell office:value-type="float" office:value="7.702548" calcext:value-type="float">
            <text:p>7.702548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Sodium &gt;&gt; Beat_irt_Sodium &gt;&gt; [14] 1793 ms</text:p>
          </table:table-cell>
          <table:table-cell office:value-type="float" office:value="4.837945" calcext:value-type="float">
            <text:p>4.837945</text:p>
          </table:table-cell>
          <table:table-cell office:value-type="float" office:value="3.995" calcext:value-type="float">
            <text:p>3.995</text:p>
          </table:table-cell>
          <table:table-cell office:value-type="float" office:value="2.720917" calcext:value-type="float">
            <text:p>2.720917</text:p>
          </table:table-cell>
          <table:table-cell office:value-type="float" office:value="5.550594" calcext:value-type="float">
            <text:p>5.55059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3 12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 7 0</text:p>
          </table:table-cell>
          <table:table-cell office:value-type="float" office:value="506" calcext:value-type="float">
            <text:p>506</text:p>
          </table:table-cell>
          <table:table-cell office:value-type="float" office:value="1235.351563" calcext:value-type="float">
            <text:p>1235.351563</text:p>
          </table:table-cell>
          <table:table-cell office:value-type="float" office:value="0.492173" calcext:value-type="float">
            <text:p>0.492173</text:p>
          </table:table-cell>
          <table:table-cell office:value-type="float" office:value="3.167515" calcext:value-type="float">
            <text:p>3.167515</text:p>
          </table:table-cell>
          <table:table-cell office:value-type="float" office:value="0.106712" calcext:value-type="float">
            <text:p>0.106712</text:p>
          </table:table-cell>
          <table:table-cell office:value-type="float" office:value="3.405455" calcext:value-type="float">
            <text:p>3.405455</text:p>
          </table:table-cell>
          <table:table-cell office:value-type="float" office:value="4.985743" calcext:value-type="float">
            <text:p>4.985743</text:p>
          </table:table-cell>
          <table:table-cell office:value-type="float" office:value="0.106712" calcext:value-type="float">
            <text:p>0.106712</text:p>
          </table:table-cell>
          <table:table-cell office:value-type="float" office:value="7.403389" calcext:value-type="float">
            <text:p>7.403389</text:p>
          </table:table-cell>
          <table:table-cell/>
        </table:table-row>
        <table:table-row table:style-name="ro1">
          <table:table-cell office:value-type="string" calcext:value-type="string">
            <text:p>Sequence Region^Siemens Sequences / BEAT_IRT_Sodium &gt;&gt; Beat_irt_Sodium &gt;&gt; [15] 1923 ms</text:p>
          </table:table-cell>
          <table:table-cell office:value-type="float" office:value="4.66996" calcext:value-type="float">
            <text:p>4.66996</text:p>
          </table:table-cell>
          <table:table-cell office:value-type="float" office:value="4.97" calcext:value-type="float">
            <text:p>4.97</text:p>
          </table:table-cell>
          <table:table-cell office:value-type="float" office:value="2.544605" calcext:value-type="float">
            <text:p>2.544605</text:p>
          </table:table-cell>
          <table:table-cell office:value-type="float" office:value="5.318228" calcext:value-type="float">
            <text:p>5.3182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9 23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 7 0</text:p>
          </table:table-cell>
          <table:table-cell office:value-type="float" office:value="506" calcext:value-type="float">
            <text:p>506</text:p>
          </table:table-cell>
          <table:table-cell office:value-type="float" office:value="1235.351563" calcext:value-type="float">
            <text:p>1235.351563</text:p>
          </table:table-cell>
          <table:table-cell office:value-type="float" office:value="0.457484" calcext:value-type="float">
            <text:p>0.457484</text:p>
          </table:table-cell>
          <table:table-cell office:value-type="float" office:value="3.233502" calcext:value-type="float">
            <text:p>3.233502</text:p>
          </table:table-cell>
          <table:table-cell office:value-type="float" office:value="0.113726" calcext:value-type="float">
            <text:p>0.113726</text:p>
          </table:table-cell>
          <table:table-cell office:value-type="float" office:value="3.329528" calcext:value-type="float">
            <text:p>3.329528</text:p>
          </table:table-cell>
          <table:table-cell office:value-type="float" office:value="4.832311" calcext:value-type="float">
            <text:p>4.832311</text:p>
          </table:table-cell>
          <table:table-cell office:value-type="float" office:value="0.113726" calcext:value-type="float">
            <text:p>0.113726</text:p>
          </table:table-cell>
          <table:table-cell office:value-type="float" office:value="6.475017" calcext:value-type="float">
            <text:p>6.475017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90:.B205])" office:value-type="float" office:value="4.7277669375" calcext:value-type="float">
            <text:p>4.7277669375</text:p>
          </table:table-cell>
          <table:table-cell table:formula="of:=AVERAGE([.C190:.C205])" office:value-type="float" office:value="4.3703125" calcext:value-type="float">
            <text:p>4.3703125</text:p>
          </table:table-cell>
          <table:table-cell table:formula="of:=AVERAGE([.D190:.D205])" office:value-type="float" office:value="2.69050075" calcext:value-type="float">
            <text:p>2.69050075</text:p>
          </table:table-cell>
          <table:table-cell table:formula="of:=AVERAGE([.E190:.E205])" office:value-type="float" office:value="5.4405735" calcext:value-type="float">
            <text:p>5.4405735</text:p>
          </table:table-cell>
          <table:table-cell table:formula="of:=AVERAGE([.F190:.F205])" office:value-type="float" office:value="14.9375" calcext:value-type="float">
            <text:p>14.9375</text:p>
          </table:table-cell>
          <table:table-cell table:formula="of:=AVERAGE([.G190:.G205])" office:value-type="string" office:string-value="" calcext:value-type="error">
            <text:p>#DIV/0!</text:p>
          </table:table-cell>
          <table:table-cell table:formula="of:=AVERAGE([.H190:.H205])" office:value-type="float" office:value="0" calcext:value-type="float">
            <text:p>0</text:p>
          </table:table-cell>
          <table:table-cell table:formula="of:=AVERAGE([.I190:.I205])" office:value-type="string" office:string-value="" calcext:value-type="error">
            <text:p>#DIV/0!</text:p>
          </table:table-cell>
          <table:table-cell table:formula="of:=AVERAGE([.J190:.J205])" office:value-type="float" office:value="506" calcext:value-type="float">
            <text:p>506</text:p>
          </table:table-cell>
          <table:table-cell table:formula="of:=AVERAGE([.K190:.K205])" office:value-type="float" office:value="1235.351563" calcext:value-type="float">
            <text:p>1235.351563</text:p>
          </table:table-cell>
          <table:table-cell table:formula="of:=AVERAGE([.L190:.L205])" office:value-type="float" office:value="0.5595583125" calcext:value-type="float">
            <text:p>0.5595583125</text:p>
          </table:table-cell>
          <table:table-cell table:formula="of:=AVERAGE([.M190:.M205])" office:value-type="float" office:value="3.2182126875" calcext:value-type="float">
            <text:p>3.2182126875</text:p>
          </table:table-cell>
          <table:table-cell table:formula="of:=AVERAGE([.N190:.N205])" office:value-type="float" office:value="0.10825475" calcext:value-type="float">
            <text:p>0.10825475</text:p>
          </table:table-cell>
          <table:table-cell table:formula="of:=AVERAGE([.O190:.O205])" office:value-type="float" office:value="3.389680375" calcext:value-type="float">
            <text:p>3.389680375</text:p>
          </table:table-cell>
          <table:table-cell table:formula="of:=AVERAGE([.P190:.P205])" office:value-type="float" office:value="4.8788363125" calcext:value-type="float">
            <text:p>4.8788363125</text:p>
          </table:table-cell>
          <table:table-cell table:formula="of:=AVERAGE([.Q190:.Q205])" office:value-type="float" office:value="0.10825475" calcext:value-type="float">
            <text:p>0.10825475</text:p>
          </table:table-cell>
          <table:table-cell table:formula="of:=AVERAGE([.R190:.R205])" office:value-type="float" office:value="7.247882875" calcext:value-type="float">
            <text:p>7.2478828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9:09:14.695961596</meta:creation-date>
    <dc:date>2023-12-12T14:56:53.564506389</dc:date>
    <meta:editing-duration>PT12M35S</meta:editing-duration>
    <meta:editing-cycles>3</meta:editing-cycles>
    <meta:generator>LibreOffice/7.3.7.2$Linux_X86_64 LibreOffice_project/30$Build-2</meta:generator>
    <meta:document-statistic meta:table-count="1" meta:cell-count="2966" meta:object-count="0"/>
  </office:meta>
</office:document-meta>
</file>